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Type:</text:p>
          </table:table-cell>
          <table:table-cell table:style-name="Default" office:value-type="string">
            <text:p>WAVELENGH DATA FILE</text:p>
          </table:table-cell>
          <table:table-cell table:number-columns-repeated="3"/>
        </table:table-row>
        <table:table-row table:style-name="ro1">
          <table:table-cell office:value-type="string">
            <text:p>Exposure Time:</text:p>
          </table:table-cell>
          <table:table-cell table:style-name="Default" office:value-type="string">
            <text:p>10m.Sec</text:p>
          </table:table-cell>
          <table:table-cell table:number-columns-repeated="3"/>
        </table:table-row>
        <table:table-row table:style-name="ro1">
          <table:table-cell office:value-type="string">
            <text:p>Gain:</text:p>
          </table:table-cell>
          <table:table-cell table:style-name="Default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Offset:</text:p>
          </table:table-cell>
          <table:table-cell table:style-name="Default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Line Count:</text:p>
          </table:table-cell>
          <table:table-cell table:style-name="Default"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Pixel No</text:p>
          </table:table-cell>
          <table:table-cell table:style-name="Default" office:value-type="string">
            <text:p>WaveLength(nm)</text:p>
          </table:table-cell>
          <table:table-cell office:value-type="string">
            <text:p>Average</text:p>
          </table:table-cell>
          <table:table-cell office:value-type="string">
            <text:p>L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7.390451310812">
            <text:p>137.390451310812</text:p>
          </table:table-cell>
          <table:table-cell table:number-columns-repeated="2" office:value-type="float" office:value="0">
            <text:p>0</text:p>
          </table:table-cell>
          <table:table-cell office:value-type="float" office:value="-933.136">
            <text:p>-933.1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7.873899059277">
            <text:p>137.873899059277</text:p>
          </table:table-cell>
          <table:table-cell table:number-columns-repeated="2" office:value-type="float" office:value="0">
            <text:p>0</text:p>
          </table:table-cell>
          <table:table-cell office:value-type="float" office:value="-931.862">
            <text:p>-931.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8.357297003661">
            <text:p>138.357297003661</text:p>
          </table:table-cell>
          <table:table-cell table:number-columns-repeated="2" office:value-type="float" office:value="0">
            <text:p>0</text:p>
          </table:table-cell>
          <table:table-cell office:value-type="float" office:value="-930.589">
            <text:p>-930.5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8.840645143964">
            <text:p>138.840645143964</text:p>
          </table:table-cell>
          <table:table-cell table:number-columns-repeated="2" office:value-type="float" office:value="18">
            <text:p>18</text:p>
          </table:table-cell>
          <table:table-cell office:value-type="float" office:value="-929.316">
            <text:p>-929.3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9.323943480186">
            <text:p>139.323943480186</text:p>
          </table:table-cell>
          <table:table-cell table:number-columns-repeated="2" office:value-type="float" office:value="332">
            <text:p>332</text:p>
          </table:table-cell>
          <table:table-cell office:value-type="float" office:value="-928.043">
            <text:p>-928.0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9.807192012327">
            <text:p>139.807192012327</text:p>
          </table:table-cell>
          <table:table-cell table:number-columns-repeated="2" office:value-type="float" office:value="418">
            <text:p>418</text:p>
          </table:table-cell>
          <table:table-cell office:value-type="float" office:value="-926.77">
            <text:p>-926.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0.290390740387">
            <text:p>140.290390740387</text:p>
          </table:table-cell>
          <table:table-cell table:number-columns-repeated="2" office:value-type="float" office:value="456">
            <text:p>456</text:p>
          </table:table-cell>
          <table:table-cell office:value-type="float" office:value="-925.498">
            <text:p>-925.4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40.773539664366">
            <text:p>140.773539664366</text:p>
          </table:table-cell>
          <table:table-cell table:number-columns-repeated="2" office:value-type="float" office:value="469">
            <text:p>469</text:p>
          </table:table-cell>
          <table:table-cell office:value-type="float" office:value="-924.226">
            <text:p>-924.2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1.256638784263">
            <text:p>141.256638784263</text:p>
          </table:table-cell>
          <table:table-cell table:number-columns-repeated="2" office:value-type="float" office:value="474">
            <text:p>474</text:p>
          </table:table-cell>
          <table:table-cell office:value-type="float" office:value="-922.954">
            <text:p>-922.9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1.73968810008">
            <text:p>141.73968810008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-921.682">
            <text:p>-921.6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.222687611815">
            <text:p>142.222687611815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920.411">
            <text:p>-920.41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2.70563731947">
            <text:p>142.705637319470</text:p>
          </table:table-cell>
          <table:table-cell table:number-columns-repeated="2" office:value-type="float" office:value="482">
            <text:p>482</text:p>
          </table:table-cell>
          <table:table-cell office:value-type="float" office:value="-919.14">
            <text:p>-919.1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3.188537223043">
            <text:p>143.188537223043</text:p>
          </table:table-cell>
          <table:table-cell table:number-columns-repeated="2" office:value-type="float" office:value="487">
            <text:p>487</text:p>
          </table:table-cell>
          <table:table-cell office:value-type="float" office:value="-917.87">
            <text:p>-917.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3.671387322535">
            <text:p>143.671387322535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916.599">
            <text:p>-916.59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4.154187617947">
            <text:p>144.154187617947</text:p>
          </table:table-cell>
          <table:table-cell table:number-columns-repeated="2" office:value-type="float" office:value="479">
            <text:p>479</text:p>
          </table:table-cell>
          <table:table-cell office:value-type="float" office:value="-915.329">
            <text:p>-915.3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4.636938109277">
            <text:p>144.636938109277</text:p>
          </table:table-cell>
          <table:table-cell table:number-columns-repeated="2" office:value-type="float" office:value="466">
            <text:p>466</text:p>
          </table:table-cell>
          <table:table-cell office:value-type="float" office:value="-914.06">
            <text:p>-914.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5.119638796526">
            <text:p>145.11963879652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912.79">
            <text:p>-912.7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5.602289679693">
            <text:p>145.602289679693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911.521">
            <text:p>-911.5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6.08489075878">
            <text:p>146.08489075878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-910.252">
            <text:p>-910.25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6.567442033786">
            <text:p>146.567442033786</text:p>
          </table:table-cell>
          <table:table-cell table:number-columns-repeated="2" office:value-type="float" office:value="482">
            <text:p>482</text:p>
          </table:table-cell>
          <table:table-cell office:value-type="float" office:value="-908.983">
            <text:p>-908.9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7.049943504711">
            <text:p>147.049943504711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907.715">
            <text:p>-907.71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7.532395171554">
            <text:p>147.532395171554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906.447">
            <text:p>-906.44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8.014797034317">
            <text:p>148.014797034317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905.179">
            <text:p>-905.17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8.497149092998">
            <text:p>148.497149092998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903.912">
            <text:p>-903.91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8.979451347598">
            <text:p>148.97945134759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902.645">
            <text:p>-902.64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9.461703798117">
            <text:p>149.461703798117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901.378">
            <text:p>-901.37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9.943906444556">
            <text:p>149.943906444556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900.111">
            <text:p>-900.11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0.426059286913">
            <text:p>150.426059286913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898.845">
            <text:p>-898.84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0.908162325189">
            <text:p>150.908162325189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897.579">
            <text:p>-897.57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1.390215559383">
            <text:p>151.39021555938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896.313">
            <text:p>-896.31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1.872218989497">
            <text:p>151.87221898949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895.048">
            <text:p>-895.0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2.35417261553">
            <text:p>152.35417261553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893.783">
            <text:p>-893.78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2.836076437482">
            <text:p>152.83607643748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892.518">
            <text:p>-892.51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3.317930455352">
            <text:p>153.317930455352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891.253">
            <text:p>-891.25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3.799734669142">
            <text:p>153.79973466914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889.989">
            <text:p>-889.989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4.28148907885">
            <text:p>154.28148907885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888.725">
            <text:p>-888.72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4.763193684477">
            <text:p>154.763193684477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887.461">
            <text:p>-887.46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5.244848486023">
            <text:p>155.24484848602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886.198">
            <text:p>-886.19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5.726453483489">
            <text:p>155.726453483489</text:p>
          </table:table-cell>
          <table:table-cell table:number-columns-repeated="2" office:value-type="float" office:value="524">
            <text:p>524</text:p>
          </table:table-cell>
          <table:table-cell office:value-type="float" office:value="-884.935">
            <text:p>-884.93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6.208008676873">
            <text:p>156.208008676873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883.672">
            <text:p>-883.6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6.689514066176">
            <text:p>156.689514066176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882.41">
            <text:p>-882.4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7.170969651397">
            <text:p>157.170969651397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881.147">
            <text:p>-881.14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7.652375432538">
            <text:p>157.65237543253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879.885">
            <text:p>-879.88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8.133731409598">
            <text:p>158.13373140959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878.624">
            <text:p>-878.62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8.615037582577">
            <text:p>158.615037582577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877.362">
            <text:p>-877.36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9.096293951474">
            <text:p>159.096293951474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876.101">
            <text:p>-876.10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9.57750051629">
            <text:p>159.57750051629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874.841">
            <text:p>-874.84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0.058657277026">
            <text:p>160.05865727702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873.58">
            <text:p>-873.5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0.53976423368">
            <text:p>160.53976423368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872.32">
            <text:p>-872.3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1.020821386253">
            <text:p>161.02082138625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871.06">
            <text:p>-871.0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1.501828734745">
            <text:p>161.50182873474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869.8">
            <text:p>-869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1.982786279156">
            <text:p>161.98278627915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868.541">
            <text:p>-868.54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2.463694019486">
            <text:p>162.463694019486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867.282">
            <text:p>-867.28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2.944551955735">
            <text:p>162.944551955735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866.023">
            <text:p>-866.02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3.425360087903">
            <text:p>163.425360087903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864.765">
            <text:p>-864.76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3.90611841599">
            <text:p>163.90611841599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863.507">
            <text:p>-863.50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4.386826939995">
            <text:p>164.38682693999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862.249">
            <text:p>-862.24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4.86748565992">
            <text:p>164.867485659920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860.991">
            <text:p>-860.99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5.348094575763">
            <text:p>165.34809457576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859.734">
            <text:p>-859.73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5.828653687526">
            <text:p>165.82865368752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858.477">
            <text:p>-858.47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6.309162995207">
            <text:p>166.309162995207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857.22">
            <text:p>-857.2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6.789622498807">
            <text:p>166.789622498807</text:p>
          </table:table-cell>
          <table:table-cell table:number-columns-repeated="2" office:value-type="float" office:value="543">
            <text:p>543</text:p>
          </table:table-cell>
          <table:table-cell office:value-type="float" office:value="-855.963">
            <text:p>-855.96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7.270032198326">
            <text:p>167.27003219832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854.707">
            <text:p>-854.70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67.750392093764">
            <text:p>167.75039209376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853.451">
            <text:p>-853.45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68.230702185121">
            <text:p>168.230702185121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852.196">
            <text:p>-852.19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68.710962472397">
            <text:p>168.710962472397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850.941">
            <text:p>-850.94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9.191172955592">
            <text:p>169.19117295559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849.686">
            <text:p>-849.6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69.671333634706">
            <text:p>169.67133363470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848.431">
            <text:p>-848.43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0.151444509738">
            <text:p>170.151444509738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847.176">
            <text:p>-847.17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70.63150558069">
            <text:p>170.63150558069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845.922">
            <text:p>-845.92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71.11151684756">
            <text:p>171.111516847560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844.668">
            <text:p>-844.66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1.59147831035">
            <text:p>171.591478310350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843.415">
            <text:p>-843.41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72.071389969058">
            <text:p>172.071389969058</text:p>
          </table:table-cell>
          <table:table-cell table:number-columns-repeated="2" office:value-type="float" office:value="480">
            <text:p>480</text:p>
          </table:table-cell>
          <table:table-cell office:value-type="float" office:value="-842.162">
            <text:p>-842.16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72.551251823685">
            <text:p>172.551251823685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840.909">
            <text:p>-840.90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3.031063874231">
            <text:p>173.031063874231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839.656">
            <text:p>-839.65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3.510826120696">
            <text:p>173.51082612069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838.404">
            <text:p>-838.40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3.99053856308">
            <text:p>173.990538563080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837.151">
            <text:p>-837.1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74.470201201383">
            <text:p>174.47020120138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835.9">
            <text:p>-835.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74.949814035605">
            <text:p>174.949814035605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834.648">
            <text:p>-834.64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75.429377065745">
            <text:p>175.429377065745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833.397">
            <text:p>-833.39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5.908890291805">
            <text:p>175.908890291805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832.146">
            <text:p>-832.14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6.388353713783">
            <text:p>176.388353713783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830.895">
            <text:p>-830.8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6.867767331681">
            <text:p>176.86776733168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829.645">
            <text:p>-829.64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77.347131145497">
            <text:p>177.347131145497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828.395">
            <text:p>-828.39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77.826445155233">
            <text:p>177.82644515523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827.145">
            <text:p>-827.14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8.305709360887">
            <text:p>178.305709360887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825.895">
            <text:p>-825.8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8.78492376246">
            <text:p>178.78492376246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824.646">
            <text:p>-824.64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9.264088359952">
            <text:p>179.26408835995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823.397">
            <text:p>-823.39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.743203153363">
            <text:p>179.743203153363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822.149">
            <text:p>-822.14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80.222268142693">
            <text:p>180.222268142693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820.9">
            <text:p>-820.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0.701283327941">
            <text:p>180.701283327941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819.652">
            <text:p>-819.65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1.180248709109">
            <text:p>181.18024870910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818.404">
            <text:p>-818.40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1.659164286196">
            <text:p>181.65916428619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817.157">
            <text:p>-817.15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82.138030059201">
            <text:p>182.13803005920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815.91">
            <text:p>-815.9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82.616846028126">
            <text:p>182.616846028126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814.663">
            <text:p>-814.66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83.095612192969">
            <text:p>183.095612192969</text:p>
          </table:table-cell>
          <table:table-cell table:number-columns-repeated="2" office:value-type="float" office:value="479">
            <text:p>479</text:p>
          </table:table-cell>
          <table:table-cell office:value-type="float" office:value="-813.416">
            <text:p>-813.41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83.574328553731">
            <text:p>183.57432855373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812.17">
            <text:p>-812.1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4.052995110412">
            <text:p>184.05299511041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810.924">
            <text:p>-810.92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84.531611863012">
            <text:p>184.531611863012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809.678">
            <text:p>-809.67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85.010178811531">
            <text:p>185.01017881153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808.433">
            <text:p>-808.4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5.488695955969">
            <text:p>185.488695955969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807.188">
            <text:p>-807.1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85.967163296326">
            <text:p>185.967163296326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805.943">
            <text:p>-805.94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86.445580832602">
            <text:p>186.44558083260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804.698">
            <text:p>-804.69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86.923948564797">
            <text:p>186.92394856479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803.454">
            <text:p>-803.454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87.40226649291">
            <text:p>187.40226649291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802.21">
            <text:p>-802.2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87.880534616943">
            <text:p>187.88053461694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800.966">
            <text:p>-800.96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88.358752936894">
            <text:p>188.35875293689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799.723">
            <text:p>-799.72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8.836921452765">
            <text:p>188.83692145276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798.479">
            <text:p>-798.47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89.315040164554">
            <text:p>189.31504016455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97.237">
            <text:p>-797.23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89.793109072262">
            <text:p>189.79310907226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95.994">
            <text:p>-795.99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90.271128175889">
            <text:p>190.271128175889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794.752">
            <text:p>-794.75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0.749097475435">
            <text:p>190.749097475435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793.51">
            <text:p>-793.5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1.2270169709">
            <text:p>191.22701697090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792.268">
            <text:p>-792.26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1.704886662284">
            <text:p>191.70488666228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791.027">
            <text:p>-791.02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2.182706549587">
            <text:p>192.182706549587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789.785">
            <text:p>-789.78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2.660476632808">
            <text:p>192.660476632808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788.545">
            <text:p>-788.545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3.138196911949">
            <text:p>193.13819691194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787.304">
            <text:p>-787.304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3.615867387008">
            <text:p>193.615867387008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786.064">
            <text:p>-786.06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94.093488057987">
            <text:p>194.09348805798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784.824">
            <text:p>-784.82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94.571058924884">
            <text:p>194.57105892488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83.584">
            <text:p>-783.58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95.0485799877">
            <text:p>195.048579987700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782.345">
            <text:p>-782.34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95.526051246435">
            <text:p>195.52605124643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781.106">
            <text:p>-781.10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96.00347270109">
            <text:p>196.003472701090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779.867">
            <text:p>-779.86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6.480844351663">
            <text:p>196.480844351663</text:p>
          </table:table-cell>
          <table:table-cell table:number-columns-repeated="2" office:value-type="float" office:value="524">
            <text:p>524</text:p>
          </table:table-cell>
          <table:table-cell office:value-type="float" office:value="-778.628">
            <text:p>-778.62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96.958166198154">
            <text:p>196.95816619815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777.39">
            <text:p>-777.39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97.435438240565">
            <text:p>197.43543824056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76.152">
            <text:p>-776.15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7.912660478895">
            <text:p>197.91266047889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774.915">
            <text:p>-774.91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8.389832913144">
            <text:p>198.389832913144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773.677">
            <text:p>-773.6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8.866955543311">
            <text:p>198.86695554331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772.44">
            <text:p>-772.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9.344028369398">
            <text:p>199.34402836939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71.203">
            <text:p>-771.20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9.821051391403">
            <text:p>199.821051391403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769.967">
            <text:p>-769.96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00.298024609327">
            <text:p>200.29802460932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768.731">
            <text:p>-768.73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00.774948023171">
            <text:p>200.77494802317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767.495">
            <text:p>-767.49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01.251821632933">
            <text:p>201.25182163293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766.259">
            <text:p>-766.25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01.728645438614">
            <text:p>201.728645438614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765.024">
            <text:p>-765.02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02.205419440214">
            <text:p>202.20541944021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763.789">
            <text:p>-763.78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02.682143637733">
            <text:p>202.682143637733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762.554">
            <text:p>-762.55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03.158818031171">
            <text:p>203.15881803117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761.319">
            <text:p>-761.31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03.635442620527">
            <text:p>203.635442620527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760.085">
            <text:p>-760.08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04.112017405803">
            <text:p>204.11201740580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758.851">
            <text:p>-758.85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4.588542386998">
            <text:p>204.588542386998</text:p>
          </table:table-cell>
          <table:table-cell table:number-columns-repeated="2" office:value-type="float" office:value="528">
            <text:p>528</text:p>
          </table:table-cell>
          <table:table-cell office:value-type="float" office:value="-757.618">
            <text:p>-757.61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05.065017564111">
            <text:p>205.065017564111</text:p>
          </table:table-cell>
          <table:table-cell table:number-columns-repeated="2" office:value-type="float" office:value="485">
            <text:p>485</text:p>
          </table:table-cell>
          <table:table-cell office:value-type="float" office:value="-756.384">
            <text:p>-756.38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05.541442937144">
            <text:p>205.54144293714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755.151">
            <text:p>-755.15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06.017818506095">
            <text:p>206.017818506095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753.919">
            <text:p>-753.91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06.494144270965">
            <text:p>206.49414427096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752.686">
            <text:p>-752.68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06.970420231754">
            <text:p>206.97042023175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51.454">
            <text:p>-751.45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07.446646388462">
            <text:p>207.446646388462</text:p>
          </table:table-cell>
          <table:table-cell table:number-columns-repeated="2" office:value-type="float" office:value="519">
            <text:p>519</text:p>
          </table:table-cell>
          <table:table-cell office:value-type="float" office:value="-750.222">
            <text:p>-750.22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07.922822741089">
            <text:p>207.922822741089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748.991">
            <text:p>-748.99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08.398949289635">
            <text:p>208.398949289635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747.759">
            <text:p>-747.75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08.8750260341">
            <text:p>208.875026034100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746.528">
            <text:p>-746.52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9.351052974484">
            <text:p>209.35105297448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745.298">
            <text:p>-745.29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09.827030110786">
            <text:p>209.82703011078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744.067">
            <text:p>-744.06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10.302957443008">
            <text:p>210.30295744300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742.837">
            <text:p>-742.83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10.778834971148">
            <text:p>210.778834971148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741.607">
            <text:p>-741.6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11.254662695208">
            <text:p>211.254662695208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740.378">
            <text:p>-740.37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11.730440615186">
            <text:p>211.73044061518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739.148">
            <text:p>-739.14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12.206168731083">
            <text:p>212.206168731083</text:p>
          </table:table-cell>
          <table:table-cell table:number-columns-repeated="2" office:value-type="float" office:value="485">
            <text:p>485</text:p>
          </table:table-cell>
          <table:table-cell office:value-type="float" office:value="-737.919">
            <text:p>-737.91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12.6818470429">
            <text:p>212.681847042900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736.691">
            <text:p>-736.691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13.157475550635">
            <text:p>213.15747555063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35.462">
            <text:p>-735.46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13.633054254289">
            <text:p>213.633054254289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734.234">
            <text:p>-734.23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14.108583153862">
            <text:p>214.108583153862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733.006">
            <text:p>-733.00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14.584062249353">
            <text:p>214.58406224935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731.779">
            <text:p>-731.77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15.059491540764">
            <text:p>215.05949154076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730.552">
            <text:p>-730.55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15.534871028094">
            <text:p>215.53487102809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729.325">
            <text:p>-729.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16.010200711342">
            <text:p>216.01020071134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728.098">
            <text:p>-728.09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16.48548059051">
            <text:p>216.485480590510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26.872">
            <text:p>-726.872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16.960710665596">
            <text:p>216.96071066559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725.646">
            <text:p>-725.64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17.435890936601">
            <text:p>217.43589093660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724.42">
            <text:p>-724.4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17.911021403526">
            <text:p>217.91102140352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723.194">
            <text:p>-723.19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18.386102066369">
            <text:p>218.38610206636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21.969">
            <text:p>-721.969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18.861132925131">
            <text:p>218.861132925131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720.744">
            <text:p>-720.7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9.336113979812">
            <text:p>219.33611397981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19.52">
            <text:p>-719.5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9.811045230412">
            <text:p>219.81104523041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718.295">
            <text:p>-718.29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20.285926676931">
            <text:p>220.285926676931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717.071">
            <text:p>-717.07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.760758319368">
            <text:p>220.760758319368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715.847">
            <text:p>-715.84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1.235540157725">
            <text:p>221.23554015772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714.624">
            <text:p>-714.62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21.710272192">
            <text:p>221.71027219200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13.401">
            <text:p>-713.40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22.184954422195">
            <text:p>222.184954422195</text:p>
          </table:table-cell>
          <table:table-cell table:number-columns-repeated="2" office:value-type="float" office:value="482">
            <text:p>482</text:p>
          </table:table-cell>
          <table:table-cell office:value-type="float" office:value="-712.178">
            <text:p>-712.178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22.659586848308">
            <text:p>222.659586848308</text:p>
          </table:table-cell>
          <table:table-cell table:number-columns-repeated="2" office:value-type="float" office:value="487">
            <text:p>487</text:p>
          </table:table-cell>
          <table:table-cell office:value-type="float" office:value="-710.955">
            <text:p>-710.95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23.134169470341">
            <text:p>223.13416947034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709.733">
            <text:p>-709.733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3.608702288292">
            <text:p>223.608702288292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708.511">
            <text:p>-708.51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24.083185302162">
            <text:p>224.08318530216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707.289">
            <text:p>-707.28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24.557618511951">
            <text:p>224.557618511951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706.068">
            <text:p>-706.06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25.032001917659">
            <text:p>225.03200191765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04.846">
            <text:p>-704.84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25.506335519286">
            <text:p>225.506335519286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703.626">
            <text:p>-703.62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25.980619316832">
            <text:p>225.98061931683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702.405">
            <text:p>-702.40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26.454853310296">
            <text:p>226.4548533102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01.185">
            <text:p>-701.18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26.92903749968">
            <text:p>226.92903749968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699.965">
            <text:p>-699.96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27.403171884983">
            <text:p>227.403171884983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698.745">
            <text:p>-698.74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27.877256466204">
            <text:p>227.87725646620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97.526">
            <text:p>-697.52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28.351291243344">
            <text:p>228.35129124334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696.306">
            <text:p>-696.30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28.825276216404">
            <text:p>228.82527621640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95.088">
            <text:p>-695.08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29.299211385382">
            <text:p>229.299211385382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93.869">
            <text:p>-693.86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29.773096750279">
            <text:p>229.773096750279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692.651">
            <text:p>-692.65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30.246932311095">
            <text:p>230.246932311095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691.433">
            <text:p>-691.43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30.72071806783">
            <text:p>230.72071806783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90.215">
            <text:p>-690.21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1.194454020484">
            <text:p>231.194454020484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688.998">
            <text:p>-688.99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31.668140169057">
            <text:p>231.668140169057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87.78">
            <text:p>-687.7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32.141776513548">
            <text:p>232.14177651354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86.564">
            <text:p>-686.56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32.615363053959">
            <text:p>232.61536305395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685.347">
            <text:p>-685.34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33.088899790289">
            <text:p>233.088899790289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684.131">
            <text:p>-684.13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33.562386722537">
            <text:p>233.562386722537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82.915">
            <text:p>-682.91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34.035823850704">
            <text:p>234.035823850704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681.699">
            <text:p>-681.69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4.509211174791">
            <text:p>234.509211174791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680.484">
            <text:p>-680.48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4.982548694796">
            <text:p>234.98254869479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679.269">
            <text:p>-679.26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35.45583641072">
            <text:p>235.4558364107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678.054">
            <text:p>-678.05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5.929074322563">
            <text:p>235.929074322563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676.839">
            <text:p>-676.83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36.402262430325">
            <text:p>236.40226243032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675.625">
            <text:p>-675.62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36.875400734006">
            <text:p>236.875400734006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74.411">
            <text:p>-674.41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7.348489233606">
            <text:p>237.34848923360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673.198">
            <text:p>-673.19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37.821527929125">
            <text:p>237.821527929125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671.984">
            <text:p>-671.98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38.294516820562">
            <text:p>238.29451682056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670.771">
            <text:p>-670.77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38.767455907919">
            <text:p>238.76745590791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669.558">
            <text:p>-669.55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39.240345191194">
            <text:p>239.24034519119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668.346">
            <text:p>-668.34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9.713184670388">
            <text:p>239.713184670388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667.134">
            <text:p>-667.13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40.185974345502">
            <text:p>240.18597434550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665.922">
            <text:p>-665.922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40.658714216534">
            <text:p>240.658714216534</text:p>
          </table:table-cell>
          <table:table-cell table:number-columns-repeated="2" office:value-type="float" office:value="525">
            <text:p>525</text:p>
          </table:table-cell>
          <table:table-cell office:value-type="float" office:value="-664.71">
            <text:p>-664.7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1.131404283485">
            <text:p>241.131404283485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663.499">
            <text:p>-663.49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41.604044546355">
            <text:p>241.604044546355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62.288">
            <text:p>-662.28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42.076635005144">
            <text:p>242.07663500514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61.077">
            <text:p>-661.07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2.549175659852">
            <text:p>242.54917565985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59.867">
            <text:p>-659.86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3.021666510479">
            <text:p>243.02166651047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658.656">
            <text:p>-658.656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43.494107557024">
            <text:p>243.49410755702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57.446">
            <text:p>-657.446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3.966498799489">
            <text:p>243.966498799489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56.237">
            <text:p>-656.23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44.438840237873">
            <text:p>244.438840237873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655.028">
            <text:p>-655.028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44.911131872175">
            <text:p>244.911131872175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53.819">
            <text:p>-653.81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45.383373702396">
            <text:p>245.383373702396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652.61">
            <text:p>-652.6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5.855565728537">
            <text:p>245.855565728537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51.401">
            <text:p>-651.40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46.327707950596">
            <text:p>246.327707950596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650.193">
            <text:p>-650.19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6.799800368574">
            <text:p>246.799800368574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48.985">
            <text:p>-648.98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47.271842982471">
            <text:p>247.271842982471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647.778">
            <text:p>-647.77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7.743835792287">
            <text:p>247.74383579228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646.57">
            <text:p>-646.5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48.215778798022">
            <text:p>248.21577879802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645.363">
            <text:p>-645.363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8.687671999676">
            <text:p>248.687671999676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644.157">
            <text:p>-644.15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49.159515397248">
            <text:p>249.15951539724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642.95">
            <text:p>-642.9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9.63130899074">
            <text:p>249.63130899074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641.744">
            <text:p>-641.74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50.10305278015">
            <text:p>250.10305278015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640.538">
            <text:p>-640.538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0.57474676548">
            <text:p>250.57474676548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639.333">
            <text:p>-639.33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1.046390946728">
            <text:p>251.04639094672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38.128">
            <text:p>-638.1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51.517985323896">
            <text:p>251.5179853238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636.923">
            <text:p>-636.92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1.989529896982">
            <text:p>251.989529896982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635.718">
            <text:p>-635.71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2.461024665987">
            <text:p>252.461024665987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634.514">
            <text:p>-634.51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52.932469630911">
            <text:p>252.932469630911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633.309">
            <text:p>-633.30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3.403864791754">
            <text:p>253.403864791754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632.106">
            <text:p>-632.1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3.875210148516">
            <text:p>253.875210148516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30.902">
            <text:p>-630.90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4.346505701196">
            <text:p>254.34650570119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29.699">
            <text:p>-629.69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4.817751449796">
            <text:p>254.817751449796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628.496">
            <text:p>-628.49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5.288947394315">
            <text:p>255.28894739431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627.293">
            <text:p>-627.29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5.760093534752">
            <text:p>255.76009353475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626.091">
            <text:p>-626.09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6.231189871109">
            <text:p>256.23118987110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24.889">
            <text:p>-624.88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6.702236403384">
            <text:p>256.70223640338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623.687">
            <text:p>-623.68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7.173233131578">
            <text:p>257.17323313157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622.485">
            <text:p>-622.48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7.644180055691">
            <text:p>257.644180055691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621.284">
            <text:p>-621.284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8.115077175724">
            <text:p>258.11507717572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620.083">
            <text:p>-620.08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58.585924491675">
            <text:p>258.585924491675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618.883">
            <text:p>-618.8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9.056722003544">
            <text:p>259.056722003544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617.682">
            <text:p>-617.68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9.527469711333">
            <text:p>259.52746971133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616.482">
            <text:p>-616.48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9.998167615041">
            <text:p>259.99816761504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615.283">
            <text:p>-615.283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0.468815714668">
            <text:p>260.468815714668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614.083">
            <text:p>-614.08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0.939414010213">
            <text:p>260.939414010213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612.884">
            <text:p>-612.884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1.409962501678">
            <text:p>261.40996250167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611.685">
            <text:p>-611.685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1.880461189061">
            <text:p>261.88046118906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610.486">
            <text:p>-610.48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2.350910072364">
            <text:p>262.350910072364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09.288">
            <text:p>-609.28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2.821309151585">
            <text:p>262.821309151585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08.09">
            <text:p>-608.0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3.291658426725">
            <text:p>263.291658426725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606.892">
            <text:p>-606.89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3.761957897784">
            <text:p>263.761957897784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05.695">
            <text:p>-605.69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4.232207564762">
            <text:p>264.232207564762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604.498">
            <text:p>-604.498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4.702407427659">
            <text:p>264.702407427659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03.301">
            <text:p>-603.30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5.172557486475">
            <text:p>265.17255748647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02.104">
            <text:p>-602.104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5.64265774121">
            <text:p>265.642657741210</text:p>
          </table:table-cell>
          <table:table-cell table:number-columns-repeated="2" office:value-type="float" office:value="482">
            <text:p>482</text:p>
          </table:table-cell>
          <table:table-cell office:value-type="float" office:value="-600.908">
            <text:p>-600.90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6.112708191863">
            <text:p>266.11270819186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99.712">
            <text:p>-599.71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6.582708838436">
            <text:p>266.582708838436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598.516">
            <text:p>-598.51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7.052659680928">
            <text:p>267.052659680928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597.321">
            <text:p>-597.32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67.522560719338">
            <text:p>267.52256071933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596.126">
            <text:p>-596.12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7.992411953667">
            <text:p>267.992411953667</text:p>
          </table:table-cell>
          <table:table-cell table:number-columns-repeated="2" office:value-type="float" office:value="541">
            <text:p>541</text:p>
          </table:table-cell>
          <table:table-cell office:value-type="float" office:value="-594.931">
            <text:p>-594.93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68.462213383916">
            <text:p>268.46221338391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593.736">
            <text:p>-593.73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8.931965010083">
            <text:p>268.93196501008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592.542">
            <text:p>-592.54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9.401666832169">
            <text:p>269.401666832169</text:p>
          </table:table-cell>
          <table:table-cell table:number-columns-repeated="2" office:value-type="float" office:value="483">
            <text:p>483</text:p>
          </table:table-cell>
          <table:table-cell office:value-type="float" office:value="-591.348">
            <text:p>-591.34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69.871318850174">
            <text:p>269.871318850174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590.154">
            <text:p>-590.154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70.340921064098">
            <text:p>270.340921064098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588.961">
            <text:p>-588.96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0.810473473941">
            <text:p>270.81047347394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587.768">
            <text:p>-587.76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71.279976079702">
            <text:p>271.279976079702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586.575">
            <text:p>-586.57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1.749428881383">
            <text:p>271.74942888138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585.382">
            <text:p>-585.38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72.218831878983">
            <text:p>272.218831878983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584.19">
            <text:p>-584.1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72.688185072501">
            <text:p>272.688185072501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582.998">
            <text:p>-582.99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73.157488461939">
            <text:p>273.15748846193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81.806">
            <text:p>-581.80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3.626742047295">
            <text:p>273.62674204729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580.615">
            <text:p>-580.615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4.09594582857">
            <text:p>274.095945828570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579.424">
            <text:p>-579.42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4.565099805764">
            <text:p>274.56509980576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578.233">
            <text:p>-578.23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75.034203978877">
            <text:p>275.034203978877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77.043">
            <text:p>-577.04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5.503258347909">
            <text:p>275.503258347909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575.852">
            <text:p>-575.85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5.97226291286">
            <text:p>275.97226291286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74.663">
            <text:p>-574.66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76.44121767373">
            <text:p>276.441217673730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573.473">
            <text:p>-573.473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6.910122630519">
            <text:p>276.91012263051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72.284">
            <text:p>-572.28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7.378977783227">
            <text:p>277.378977783227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571.094">
            <text:p>-571.09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77.847783131853">
            <text:p>277.847783131853</text:p>
          </table:table-cell>
          <table:table-cell table:number-columns-repeated="2" office:value-type="float" office:value="531">
            <text:p>531</text:p>
          </table:table-cell>
          <table:table-cell office:value-type="float" office:value="-569.906">
            <text:p>-569.90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78.316538676399">
            <text:p>278.31653867639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568.717">
            <text:p>-568.71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78.785244416863">
            <text:p>278.78524441686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567.529">
            <text:p>-567.52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9.253900353246">
            <text:p>279.25390035324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566.341">
            <text:p>-566.341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79.722506485549">
            <text:p>279.722506485549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65.153">
            <text:p>-565.15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80.19106281377">
            <text:p>280.191062813770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563.966">
            <text:p>-563.966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80.65956933791">
            <text:p>280.65956933791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62.779">
            <text:p>-562.77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1.128026057969">
            <text:p>281.128026057969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61.592">
            <text:p>-561.59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1.596432973947">
            <text:p>281.596432973947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560.406">
            <text:p>-560.4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82.064790085844">
            <text:p>282.064790085844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559.22">
            <text:p>-559.2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82.533097393659">
            <text:p>282.533097393659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558.034">
            <text:p>-558.03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83.001354897394">
            <text:p>283.001354897394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556.848">
            <text:p>-556.84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83.469562597048">
            <text:p>283.469562597048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555.663">
            <text:p>-555.66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83.93772049262">
            <text:p>283.937720492620</text:p>
          </table:table-cell>
          <table:table-cell table:number-columns-repeated="2" office:value-type="float" office:value="485">
            <text:p>485</text:p>
          </table:table-cell>
          <table:table-cell office:value-type="float" office:value="-554.478">
            <text:p>-554.478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84.405828584112">
            <text:p>284.40582858411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53.293">
            <text:p>-553.29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4.873886871522">
            <text:p>284.873886871522</text:p>
          </table:table-cell>
          <table:table-cell table:number-columns-repeated="2" office:value-type="float" office:value="484">
            <text:p>484</text:p>
          </table:table-cell>
          <table:table-cell office:value-type="float" office:value="-552.109">
            <text:p>-552.10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285.341895354851">
            <text:p>285.34189535485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550.925">
            <text:p>-550.92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85.809854034099">
            <text:p>285.809854034099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49.741">
            <text:p>-549.74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86.277762909266">
            <text:p>286.27776290926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548.557">
            <text:p>-548.557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86.745621980352">
            <text:p>286.74562198035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547.374">
            <text:p>-547.37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87.213431247357">
            <text:p>287.213431247357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546.191">
            <text:p>-546.19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87.681190710281">
            <text:p>287.68119071028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545.008">
            <text:p>-545.00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88.148900369124">
            <text:p>288.14890036912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43.826">
            <text:p>-543.826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88.616560223885">
            <text:p>288.61656022388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542.644">
            <text:p>-542.64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89.084170274566">
            <text:p>289.084170274566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541.462">
            <text:p>-541.46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89.551730521165">
            <text:p>289.551730521165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540.28">
            <text:p>-540.2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90.019240963684">
            <text:p>290.01924096368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539.099">
            <text:p>-539.09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90.486701602121">
            <text:p>290.486701602121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537.918">
            <text:p>-537.91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90.954112436477">
            <text:p>290.954112436477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536.737">
            <text:p>-536.737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1.421473466753">
            <text:p>291.421473466753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35.557">
            <text:p>-535.55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91.888784692947">
            <text:p>291.888784692947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534.377">
            <text:p>-534.37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92.35604611506">
            <text:p>292.356046115060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533.197">
            <text:p>-533.19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92.823257733092">
            <text:p>292.823257733092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32.017">
            <text:p>-532.01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93.290419547042">
            <text:p>293.29041954704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530.838">
            <text:p>-530.838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3.757531556912">
            <text:p>293.757531556912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529.659">
            <text:p>-529.659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94.224593762701">
            <text:p>294.22459376270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28.481">
            <text:p>-528.48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94.691606164408">
            <text:p>294.691606164408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527.302">
            <text:p>-527.30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95.158568762035">
            <text:p>295.158568762035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526.124">
            <text:p>-526.12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95.62548155558">
            <text:p>295.625481555580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524.946">
            <text:p>-524.94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96.092344545045">
            <text:p>296.09234454504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523.769">
            <text:p>-523.76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96.559157730428">
            <text:p>296.55915773042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22.592">
            <text:p>-522.59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97.02592111173">
            <text:p>297.02592111173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521.415">
            <text:p>-521.41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97.492634688951">
            <text:p>297.492634688951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520.238">
            <text:p>-520.23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97.959298462091">
            <text:p>297.959298462091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519.062">
            <text:p>-519.06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98.42591243115">
            <text:p>298.42591243115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517.886">
            <text:p>-517.88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98.892476596128">
            <text:p>298.892476596128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516.71">
            <text:p>-516.71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99.358990957024">
            <text:p>299.358990957024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515.535">
            <text:p>-515.535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99.82545551384">
            <text:p>299.82545551384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514.359">
            <text:p>-514.359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00.291870266575">
            <text:p>300.29187026657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513.184">
            <text:p>-513.18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00.758235215228">
            <text:p>300.758235215228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512.01">
            <text:p>-512.0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01.2245503598">
            <text:p>301.224550359800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510.836">
            <text:p>-510.83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301.690815700292">
            <text:p>301.69081570029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509.661">
            <text:p>-509.66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02.157031236702">
            <text:p>302.15703123670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508.488">
            <text:p>-508.48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02.623196969031">
            <text:p>302.623196969031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507.314">
            <text:p>-507.31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03.089312897279">
            <text:p>303.089312897279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506.141">
            <text:p>-506.14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3.555379021446">
            <text:p>303.55537902144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504.968">
            <text:p>-504.96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04.021395341532">
            <text:p>304.02139534153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503.796">
            <text:p>-503.79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04.487361857537">
            <text:p>304.487361857537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502.623">
            <text:p>-502.62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04.953278569461">
            <text:p>304.953278569461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501.451">
            <text:p>-501.45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05.419145477303">
            <text:p>305.419145477303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500.28">
            <text:p>-500.2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305.884962581065">
            <text:p>305.88496258106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499.108">
            <text:p>-499.108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06.350729880745">
            <text:p>306.35072988074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497.937">
            <text:p>-497.93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06.816447376345">
            <text:p>306.81644737634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496.766">
            <text:p>-496.76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07.282115067863">
            <text:p>307.28211506786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495.596">
            <text:p>-495.59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07.7477329553">
            <text:p>307.747732955300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494.425">
            <text:p>-494.42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8.213301038656">
            <text:p>308.21330103865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493.255">
            <text:p>-493.25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08.678819317931">
            <text:p>308.678819317931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492.086">
            <text:p>-492.08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309.144287793125">
            <text:p>309.144287793125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490.916">
            <text:p>-490.91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309.609706464238">
            <text:p>309.60970646423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489.747">
            <text:p>-489.74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10.07507533127">
            <text:p>310.07507533127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88.578">
            <text:p>-488.57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310.540394394221">
            <text:p>310.54039439422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487.41">
            <text:p>-487.4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11.00566365309">
            <text:p>311.00566365309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86.242">
            <text:p>-486.24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11.470883107879">
            <text:p>311.47088310787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485.074">
            <text:p>-485.074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11.936052758586">
            <text:p>311.93605275858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483.906">
            <text:p>-483.9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12.401172605213">
            <text:p>312.401172605213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482.739">
            <text:p>-482.73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12.866242647758">
            <text:p>312.866242647758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481.572">
            <text:p>-481.57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13.331262886222">
            <text:p>313.331262886222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480.405">
            <text:p>-480.40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13.796233320605">
            <text:p>313.79623332060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479.238">
            <text:p>-479.23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14.261153950907">
            <text:p>314.261153950907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478.072">
            <text:p>-478.07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14.726024777128">
            <text:p>314.726024777128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476.906">
            <text:p>-476.90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15.190845799268">
            <text:p>315.190845799268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475.74">
            <text:p>-475.74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15.655617017327">
            <text:p>315.655617017327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474.575">
            <text:p>-474.57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16.120338431305">
            <text:p>316.12033843130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473.41">
            <text:p>-473.4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16.585010041201">
            <text:p>316.585010041201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472.245">
            <text:p>-472.24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317.049631847017">
            <text:p>317.049631847017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471.081">
            <text:p>-471.08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17.514203848751">
            <text:p>317.514203848751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469.917">
            <text:p>-469.91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17.978726046405">
            <text:p>317.97872604640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468.753">
            <text:p>-468.753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18.443198439977">
            <text:p>318.443198439977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467.589">
            <text:p>-467.58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318.907621029468">
            <text:p>318.90762102946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466.426">
            <text:p>-466.426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19.371993814878">
            <text:p>319.371993814878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465.263">
            <text:p>-465.263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19.836316796207">
            <text:p>319.83631679620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464.1">
            <text:p>-464.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20.300589973455">
            <text:p>320.30058997345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462.937">
            <text:p>-462.937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320.764813346622">
            <text:p>320.764813346622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461.775">
            <text:p>-461.77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321.228986915708">
            <text:p>321.22898691570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60.613">
            <text:p>-460.61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321.693110680713">
            <text:p>321.69311068071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459.452">
            <text:p>-459.45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22.157184641636">
            <text:p>322.1571846416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458.291">
            <text:p>-458.29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22.621208798479">
            <text:p>322.621208798479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457.13">
            <text:p>-457.1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23.08518315124">
            <text:p>323.085183151240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455.969">
            <text:p>-455.969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23.549107699921">
            <text:p>323.54910769992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454.808">
            <text:p>-454.80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24.01298244452">
            <text:p>324.012982444520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453.648">
            <text:p>-453.64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24.476807385038">
            <text:p>324.476807385038</text:p>
          </table:table-cell>
          <table:table-cell table:number-columns-repeated="2" office:value-type="float" office:value="482">
            <text:p>482</text:p>
          </table:table-cell>
          <table:table-cell office:value-type="float" office:value="-452.488">
            <text:p>-452.48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24.940582521475">
            <text:p>324.940582521475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451.329">
            <text:p>-451.329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325.404307853831">
            <text:p>325.404307853831</text:p>
          </table:table-cell>
          <table:table-cell table:number-columns-repeated="2" office:value-type="float" office:value="474">
            <text:p>474</text:p>
          </table:table-cell>
          <table:table-cell office:value-type="float" office:value="-450.17">
            <text:p>-450.1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25.867983382106">
            <text:p>325.86798338210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449.011">
            <text:p>-449.01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326.3316091063">
            <text:p>326.33160910630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447.852">
            <text:p>-447.85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6.795185026413">
            <text:p>326.79518502641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46.693">
            <text:p>-446.69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327.258711142445">
            <text:p>327.25871114244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445.535">
            <text:p>-445.535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327.722187454395">
            <text:p>327.72218745439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444.377">
            <text:p>-444.37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328.185613962265">
            <text:p>328.185613962265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443.22">
            <text:p>-443.2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328.648990666053">
            <text:p>328.64899066605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442.063">
            <text:p>-442.06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329.112317565761">
            <text:p>329.112317565761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440.906">
            <text:p>-440.90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29.575594661387">
            <text:p>329.575594661387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439.749">
            <text:p>-439.74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330.038821952932">
            <text:p>330.03882195293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438.593">
            <text:p>-438.5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330.501999440396">
            <text:p>330.50199944039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437.437">
            <text:p>-437.43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330.965127123779">
            <text:p>330.965127123779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436.281">
            <text:p>-436.28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31.428205003081">
            <text:p>331.428205003081</text:p>
          </table:table-cell>
          <table:table-cell table:number-columns-repeated="2" office:value-type="float" office:value="487">
            <text:p>487</text:p>
          </table:table-cell>
          <table:table-cell office:value-type="float" office:value="-435.125">
            <text:p>-435.12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331.891233078302">
            <text:p>331.891233078302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433.97">
            <text:p>-433.9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32.354211349442">
            <text:p>332.35421134944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432.815">
            <text:p>-432.815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32.8171398165">
            <text:p>332.81713981650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-431.66">
            <text:p>-431.6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33.280018479478">
            <text:p>333.28001847947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430.506">
            <text:p>-430.50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333.742847338375">
            <text:p>333.742847338375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429.352">
            <text:p>-429.35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334.20562639319">
            <text:p>334.205626393190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428.198">
            <text:p>-428.19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334.668355643924">
            <text:p>334.66835564392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427.045">
            <text:p>-427.045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35.131035090578">
            <text:p>335.13103509057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425.891">
            <text:p>-425.89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35.59366473315">
            <text:p>335.59366473315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424.739">
            <text:p>-424.739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36.056244571641">
            <text:p>336.056244571641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423.586">
            <text:p>-423.58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336.518774606051">
            <text:p>336.518774606051</text:p>
          </table:table-cell>
          <table:table-cell table:number-columns-repeated="2" office:value-type="float" office:value="490">
            <text:p>490</text:p>
          </table:table-cell>
          <table:table-cell office:value-type="float" office:value="-422.434">
            <text:p>-422.434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36.98125483638">
            <text:p>336.98125483638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421.281">
            <text:p>-421.28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337.443685262628">
            <text:p>337.443685262628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420.13">
            <text:p>-420.1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337.906065884795">
            <text:p>337.90606588479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418.978">
            <text:p>-418.97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338.36839670288">
            <text:p>338.368396702880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417.827">
            <text:p>-417.82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38.830677716885">
            <text:p>338.83067771688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416.676">
            <text:p>-416.67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339.292908926808">
            <text:p>339.29290892680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15.526">
            <text:p>-415.52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39.755090332651">
            <text:p>339.755090332651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414.375">
            <text:p>-414.375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40.217221934412">
            <text:p>340.21722193441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413.225">
            <text:p>-413.22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40.679303732092">
            <text:p>340.679303732092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412.076">
            <text:p>-412.076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341.141335725692">
            <text:p>341.14133572569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410.926">
            <text:p>-410.92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341.60331791521">
            <text:p>341.603317915210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409.777">
            <text:p>-409.77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42.065250300647">
            <text:p>342.065250300647</text:p>
          </table:table-cell>
          <table:table-cell table:number-columns-repeated="2" office:value-type="float" office:value="486">
            <text:p>486</text:p>
          </table:table-cell>
          <table:table-cell office:value-type="float" office:value="-408.628">
            <text:p>-408.62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42.527132882003">
            <text:p>342.52713288200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407.479">
            <text:p>-407.479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42.988965659277">
            <text:p>342.988965659277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06.331">
            <text:p>-406.33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43.450748632471">
            <text:p>343.45074863247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405.183">
            <text:p>-405.18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43.912481801584">
            <text:p>343.91248180158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404.035">
            <text:p>-404.035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44.374165166616">
            <text:p>344.374165166616</text:p>
          </table:table-cell>
          <table:table-cell table:number-columns-repeated="2" office:value-type="float" office:value="493">
            <text:p>493</text:p>
          </table:table-cell>
          <table:table-cell office:value-type="float" office:value="-402.888">
            <text:p>-402.88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44.835798727566">
            <text:p>344.83579872756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401.741">
            <text:p>-401.74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45.297382484435">
            <text:p>345.29738248443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400.594">
            <text:p>-400.594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45.758916437224">
            <text:p>345.75891643722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399.448">
            <text:p>-399.448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46.220400585931">
            <text:p>346.220400585931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398.301">
            <text:p>-398.30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346.681834930557">
            <text:p>346.681834930557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397.155">
            <text:p>-397.15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47.143219471102">
            <text:p>347.14321947110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396.01">
            <text:p>-396.0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347.604554207566">
            <text:p>347.60455420756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94.864">
            <text:p>-394.864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48.065839139949">
            <text:p>348.065839139949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393.719">
            <text:p>-393.71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48.527074268251">
            <text:p>348.52707426825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392.574">
            <text:p>-392.57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48.988259592472">
            <text:p>348.988259592472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391.43">
            <text:p>-391.43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49.449395112612">
            <text:p>349.449395112612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390.285">
            <text:p>-390.28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49.91048082867">
            <text:p>349.910480828670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389.142">
            <text:p>-389.142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50.371516740648">
            <text:p>350.37151674064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387.998">
            <text:p>-387.998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350.832502848544">
            <text:p>350.83250284854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386.854">
            <text:p>-386.85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51.293439152359">
            <text:p>351.293439152359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385.711">
            <text:p>-385.71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51.754325652094">
            <text:p>351.754325652094</text:p>
          </table:table-cell>
          <table:table-cell table:number-columns-repeated="2" office:value-type="float" office:value="484">
            <text:p>484</text:p>
          </table:table-cell>
          <table:table-cell office:value-type="float" office:value="-384.569">
            <text:p>-384.56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352.215162347747">
            <text:p>352.215162347747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383.426">
            <text:p>-383.426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352.675949239319">
            <text:p>352.67594923931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382.284">
            <text:p>-382.28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353.13668632681">
            <text:p>353.13668632681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381.142">
            <text:p>-381.14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353.59737361022">
            <text:p>353.59737361022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380">
            <text:p>-38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354.058011089549">
            <text:p>354.05801108954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378.859">
            <text:p>-378.85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54.518598764796">
            <text:p>354.51859876479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377.718">
            <text:p>-377.718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54.979136635963">
            <text:p>354.97913663596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376.577">
            <text:p>-376.57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55.439624703049">
            <text:p>355.43962470304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375.437">
            <text:p>-375.43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55.900062966053">
            <text:p>355.900062966053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374.296">
            <text:p>-374.29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56.360451424977">
            <text:p>356.360451424977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373.157">
            <text:p>-373.15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356.820790079819">
            <text:p>356.820790079819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372.017">
            <text:p>-372.017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57.28107893058">
            <text:p>357.281078930580</text:p>
          </table:table-cell>
          <table:table-cell table:number-columns-repeated="2" office:value-type="float" office:value="489">
            <text:p>489</text:p>
          </table:table-cell>
          <table:table-cell office:value-type="float" office:value="-370.878">
            <text:p>-370.878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357.74131797726">
            <text:p>357.741317977260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369.739">
            <text:p>-369.73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58.20150721986">
            <text:p>358.20150721986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368.6">
            <text:p>-368.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358.661646658378">
            <text:p>358.661646658378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367.461">
            <text:p>-367.46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59.121736292814">
            <text:p>359.12173629281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66.323">
            <text:p>-366.32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359.58177612317">
            <text:p>359.58177612317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365.185">
            <text:p>-365.18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360.041766149445">
            <text:p>360.04176614944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364.048">
            <text:p>-364.04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360.501706371639">
            <text:p>360.50170637163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362.91">
            <text:p>-362.9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360.961596789751">
            <text:p>360.961596789751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361.773">
            <text:p>-361.773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361.421437403783">
            <text:p>361.421437403783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360.637">
            <text:p>-360.63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361.881228213733">
            <text:p>361.88122821373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359.5">
            <text:p>-359.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362.340969219603">
            <text:p>362.34096921960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358.364">
            <text:p>-358.36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62.800660421391">
            <text:p>362.800660421391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357.228">
            <text:p>-357.22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63.260301819098">
            <text:p>363.260301819098</text:p>
          </table:table-cell>
          <table:table-cell table:number-columns-repeated="2" office:value-type="float" office:value="487">
            <text:p>487</text:p>
          </table:table-cell>
          <table:table-cell office:value-type="float" office:value="-356.093">
            <text:p>-356.09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63.719893412724">
            <text:p>363.71989341272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54.957">
            <text:p>-354.957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64.179435202269">
            <text:p>364.17943520226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353.822">
            <text:p>-353.822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64.638927187733">
            <text:p>364.63892718773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352.688">
            <text:p>-352.688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65.098369369116">
            <text:p>365.09836936911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351.553">
            <text:p>-351.55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65.557761746417">
            <text:p>365.557761746417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350.419">
            <text:p>-350.419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366.017104319638">
            <text:p>366.01710431963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49.285">
            <text:p>-349.28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66.476397088778">
            <text:p>366.476397088778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348.152">
            <text:p>-348.15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66.935640053836">
            <text:p>366.93564005383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-347.019">
            <text:p>-347.01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367.394833214814">
            <text:p>367.394833214814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345.886">
            <text:p>-345.88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367.85397657171">
            <text:p>367.85397657171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344.753">
            <text:p>-344.75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68.313070124525">
            <text:p>368.313070124525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343.621">
            <text:p>-343.62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68.772113873259">
            <text:p>368.77211387325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342.488">
            <text:p>-342.488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69.231107817912">
            <text:p>369.23110781791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41.357">
            <text:p>-341.357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69.690051958484">
            <text:p>369.69005195848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340.225">
            <text:p>-340.22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70.148946294975">
            <text:p>370.14894629497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339.094">
            <text:p>-339.094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70.607790827385">
            <text:p>370.60779082738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37.963">
            <text:p>-337.96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71.066585555714">
            <text:p>371.066585555714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336.832">
            <text:p>-336.83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71.525330479962">
            <text:p>371.52533047996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335.702">
            <text:p>-335.70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71.984025600128">
            <text:p>371.98402560012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34.572">
            <text:p>-334.572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72.442670916214">
            <text:p>372.44267091621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33.442">
            <text:p>-333.44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72.901266428218">
            <text:p>372.90126642821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332.313">
            <text:p>-332.31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73.359812136141">
            <text:p>373.359812136141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331.183">
            <text:p>-331.183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73.818308039984">
            <text:p>373.81830803998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330.055">
            <text:p>-330.05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74.276754139745">
            <text:p>374.27675413974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328.926">
            <text:p>-328.926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74.735150435425">
            <text:p>374.735150435425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27.798">
            <text:p>-327.798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75.193496927024">
            <text:p>375.19349692702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26.67">
            <text:p>-326.6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75.651793614542">
            <text:p>375.651793614542</text:p>
          </table:table-cell>
          <table:table-cell table:number-columns-repeated="2" office:value-type="float" office:value="527">
            <text:p>527</text:p>
          </table:table-cell>
          <table:table-cell office:value-type="float" office:value="-325.542">
            <text:p>-325.542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76.110040497978">
            <text:p>376.110040497978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324.414">
            <text:p>-324.41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76.568237577334">
            <text:p>376.568237577334</text:p>
          </table:table-cell>
          <table:table-cell table:number-columns-repeated="2" office:value-type="float" office:value="530">
            <text:p>530</text:p>
          </table:table-cell>
          <table:table-cell office:value-type="float" office:value="-323.287">
            <text:p>-323.287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77.026384852609">
            <text:p>377.02638485260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322.16">
            <text:p>-322.16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77.484482323802">
            <text:p>377.48448232380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321.034">
            <text:p>-321.03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77.942529990915">
            <text:p>377.94252999091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319.907">
            <text:p>-319.90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78.400527853946">
            <text:p>378.400527853946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318.781">
            <text:p>-318.78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378.858475912897">
            <text:p>378.858475912897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317.656">
            <text:p>-317.65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79.316374167766">
            <text:p>379.316374167766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316.53">
            <text:p>-316.5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79.774222618554">
            <text:p>379.77422261855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315.405">
            <text:p>-315.40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80.232021265261">
            <text:p>380.23202126526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-314.28">
            <text:p>-314.2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380.689770107887">
            <text:p>380.689770107887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13.156">
            <text:p>-313.156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81.147469146432">
            <text:p>381.14746914643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312.031">
            <text:p>-312.03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81.605118380896">
            <text:p>381.605118380896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310.907">
            <text:p>-310.90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82.062717811278">
            <text:p>382.06271781127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309.784">
            <text:p>-309.784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82.52026743758">
            <text:p>382.52026743758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308.66">
            <text:p>-308.6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82.977767259801">
            <text:p>382.97776725980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07.537">
            <text:p>-307.537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383.43521727794">
            <text:p>383.43521727794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306.414">
            <text:p>-306.41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83.892617491998">
            <text:p>383.892617491998</text:p>
          </table:table-cell>
          <table:table-cell table:number-columns-repeated="2" office:value-type="float" office:value="492">
            <text:p>492</text:p>
          </table:table-cell>
          <table:table-cell office:value-type="float" office:value="-305.292">
            <text:p>-305.29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84.349967901976">
            <text:p>384.349967901976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304.169">
            <text:p>-304.16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84.807268507872">
            <text:p>384.80726850787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303.047">
            <text:p>-303.047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385.264519309687">
            <text:p>385.264519309687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301.926">
            <text:p>-301.92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85.721720307421">
            <text:p>385.721720307421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300.804">
            <text:p>-300.804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386.178871501074">
            <text:p>386.178871501074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299.683">
            <text:p>-299.68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86.635972890646">
            <text:p>386.63597289064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-298.562">
            <text:p>-298.56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87.093024476137">
            <text:p>387.09302447613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297.442">
            <text:p>-297.44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87.550026257546">
            <text:p>387.55002625754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296.322">
            <text:p>-296.32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88.006978234875">
            <text:p>388.00697823487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295.202">
            <text:p>-295.20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88.463880408123">
            <text:p>388.46388040812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294.082">
            <text:p>-294.08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88.920732777289">
            <text:p>388.92073277728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292.963">
            <text:p>-292.963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89.377535342375">
            <text:p>389.37753534237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91.844">
            <text:p>-291.84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89.834288103379">
            <text:p>389.834288103379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290.725">
            <text:p>-290.725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90.290991060302">
            <text:p>390.29099106030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-289.606">
            <text:p>-289.60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90.747644213144">
            <text:p>390.747644213144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288.488">
            <text:p>-288.48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91.204247561905">
            <text:p>391.20424756190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287.37">
            <text:p>-287.37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91.660801106585">
            <text:p>391.66080110658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286.252">
            <text:p>-286.25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92.117304847184">
            <text:p>392.11730484718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285.135">
            <text:p>-285.13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92.573758783702">
            <text:p>392.573758783702</text:p>
          </table:table-cell>
          <table:table-cell table:number-columns-repeated="2" office:value-type="float" office:value="528">
            <text:p>528</text:p>
          </table:table-cell>
          <table:table-cell office:value-type="float" office:value="-284.018">
            <text:p>-284.018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93.030162916139">
            <text:p>393.030162916139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82.901">
            <text:p>-282.90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93.486517244494">
            <text:p>393.48651724449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281.785">
            <text:p>-281.785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93.942821768769">
            <text:p>393.94282176876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280.669">
            <text:p>-280.669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94.399076488962">
            <text:p>394.39907648896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279.553">
            <text:p>-279.553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94.855281405075">
            <text:p>394.855281405075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278.437">
            <text:p>-278.43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395.311436517106">
            <text:p>395.31143651710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277.322">
            <text:p>-277.32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95.767541825056">
            <text:p>395.76754182505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-276.207">
            <text:p>-276.207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96.223597328925">
            <text:p>396.22359732892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275.092">
            <text:p>-275.09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396.679603028713">
            <text:p>396.679603028713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273.978">
            <text:p>-273.97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397.13555892442">
            <text:p>397.135558924420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272.863">
            <text:p>-272.863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397.591465016046">
            <text:p>397.59146501604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271.749">
            <text:p>-271.749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398.047321303591">
            <text:p>398.04732130359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70.636">
            <text:p>-270.636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98.503127787055">
            <text:p>398.50312778705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-269.523">
            <text:p>-269.523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398.958884466437">
            <text:p>398.95888446643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268.41">
            <text:p>-268.4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399.414591341739">
            <text:p>399.414591341739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267.297">
            <text:p>-267.297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399.870248412959">
            <text:p>399.87024841295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266.184">
            <text:p>-266.184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00.325855680099">
            <text:p>400.32585568009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265.072">
            <text:p>-265.072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400.781413143157">
            <text:p>400.781413143157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263.96">
            <text:p>-263.9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01.236920802134">
            <text:p>401.23692080213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262.849">
            <text:p>-262.849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401.69237865703">
            <text:p>401.69237865703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261.738">
            <text:p>-261.738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02.147786707845">
            <text:p>402.14778670784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260.627">
            <text:p>-260.62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02.603144954579">
            <text:p>402.60314495457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259.516">
            <text:p>-259.516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03.058453397232">
            <text:p>403.05845339723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258.406">
            <text:p>-258.406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403.513712035804">
            <text:p>403.51371203580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57.295">
            <text:p>-257.29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403.968920870295">
            <text:p>403.96892087029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256.186">
            <text:p>-256.18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404.424079900704">
            <text:p>404.42407990070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255.076">
            <text:p>-255.076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04.879189127033">
            <text:p>404.879189127033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53.967">
            <text:p>-253.967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05.33424854928">
            <text:p>405.33424854928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252.858">
            <text:p>-252.85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405.789258167447">
            <text:p>405.789258167447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251.749">
            <text:p>-251.749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406.244217981532">
            <text:p>406.24421798153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250.641">
            <text:p>-250.64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406.699127991536">
            <text:p>406.69912799153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249.533">
            <text:p>-249.53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07.153988197459">
            <text:p>407.15398819745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248.425">
            <text:p>-248.42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07.608798599301">
            <text:p>407.608798599301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247.317">
            <text:p>-247.317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408.063559197062">
            <text:p>408.063559197062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246.21">
            <text:p>-246.2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408.518269990742">
            <text:p>408.518269990742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245.103">
            <text:p>-245.103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08.972930980341">
            <text:p>408.972930980341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243.997">
            <text:p>-243.997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409.427542165859">
            <text:p>409.42754216585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242.89">
            <text:p>-242.89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409.882103547295">
            <text:p>409.882103547295</text:p>
          </table:table-cell>
          <table:table-cell table:number-columns-repeated="2" office:value-type="float" office:value="535">
            <text:p>535</text:p>
          </table:table-cell>
          <table:table-cell office:value-type="float" office:value="-241.784">
            <text:p>-241.784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410.336615124651">
            <text:p>410.336615124651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240.678">
            <text:p>-240.678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410.791076897925">
            <text:p>410.79107689792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239.573">
            <text:p>-239.57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411.245488867119">
            <text:p>411.24548886711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238.468">
            <text:p>-238.468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11.699851032231">
            <text:p>411.69985103223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237.363">
            <text:p>-237.36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12.154163393262">
            <text:p>412.154163393262</text:p>
          </table:table-cell>
          <table:table-cell table:number-columns-repeated="2" office:value-type="float" office:value="530">
            <text:p>530</text:p>
          </table:table-cell>
          <table:table-cell office:value-type="float" office:value="-236.258">
            <text:p>-236.258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412.608425950212">
            <text:p>412.608425950212</text:p>
          </table:table-cell>
          <table:table-cell table:number-columns-repeated="2" office:value-type="float" office:value="538">
            <text:p>538</text:p>
          </table:table-cell>
          <table:table-cell office:value-type="float" office:value="-235.154">
            <text:p>-235.154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413.062638703081">
            <text:p>413.062638703081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234.05">
            <text:p>-234.0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13.516801651869">
            <text:p>413.516801651869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232.946">
            <text:p>-232.94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413.970914796576">
            <text:p>413.97091479657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-231.843">
            <text:p>-231.84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14.424978137202">
            <text:p>414.424978137202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230.739">
            <text:p>-230.73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414.878991673746">
            <text:p>414.878991673746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229.637">
            <text:p>-229.63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415.33295540621">
            <text:p>415.332955406210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228.534">
            <text:p>-228.534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415.786869334593">
            <text:p>415.78686933459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227.432">
            <text:p>-227.43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16.240733458894">
            <text:p>416.24073345889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226.33">
            <text:p>-226.3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16.694547779114">
            <text:p>416.69454777911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225.228">
            <text:p>-225.22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417.148312295254">
            <text:p>417.148312295254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224.126">
            <text:p>-224.126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17.602027007312">
            <text:p>417.60202700731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-223.025">
            <text:p>-223.02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418.055691915289">
            <text:p>418.055691915289</text:p>
          </table:table-cell>
          <table:table-cell table:number-columns-repeated="2" office:value-type="float" office:value="529">
            <text:p>529</text:p>
          </table:table-cell>
          <table:table-cell office:value-type="float" office:value="-221.924">
            <text:p>-221.92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18.509307019185">
            <text:p>418.509307019185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220.824">
            <text:p>-220.824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18.962872319">
            <text:p>418.962872319000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219.724">
            <text:p>-219.724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419.416387814734">
            <text:p>419.41638781473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218.624">
            <text:p>-218.62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419.869853506386">
            <text:p>419.86985350638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217.524">
            <text:p>-217.52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20.323269393958">
            <text:p>420.323269393958</text:p>
          </table:table-cell>
          <table:table-cell table:number-columns-repeated="2" office:value-type="float" office:value="527">
            <text:p>527</text:p>
          </table:table-cell>
          <table:table-cell office:value-type="float" office:value="-216.424">
            <text:p>-216.42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420.776635477449">
            <text:p>420.776635477449</text:p>
          </table:table-cell>
          <table:table-cell table:number-columns-repeated="2" office:value-type="float" office:value="529">
            <text:p>529</text:p>
          </table:table-cell>
          <table:table-cell office:value-type="float" office:value="-215.325">
            <text:p>-215.32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21.229951756858">
            <text:p>421.229951756858</text:p>
          </table:table-cell>
          <table:table-cell table:number-columns-repeated="2" office:value-type="float" office:value="522">
            <text:p>522</text:p>
          </table:table-cell>
          <table:table-cell office:value-type="float" office:value="-214.226">
            <text:p>-214.226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21.683218232187">
            <text:p>421.68321823218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213.128">
            <text:p>-213.128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22.136434903434">
            <text:p>422.13643490343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212.03">
            <text:p>-212.03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22.5896017706">
            <text:p>422.589601770600</text:p>
          </table:table-cell>
          <table:table-cell table:number-columns-repeated="2" office:value-type="float" office:value="538">
            <text:p>538</text:p>
          </table:table-cell>
          <table:table-cell office:value-type="float" office:value="-210.932">
            <text:p>-210.932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23.042718833686">
            <text:p>423.042718833686</text:p>
          </table:table-cell>
          <table:table-cell table:number-columns-repeated="2" office:value-type="float" office:value="524">
            <text:p>524</text:p>
          </table:table-cell>
          <table:table-cell office:value-type="float" office:value="-209.834">
            <text:p>-209.83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23.49578609269">
            <text:p>423.495786092690</text:p>
          </table:table-cell>
          <table:table-cell table:number-columns-repeated="2" office:value-type="float" office:value="533">
            <text:p>533</text:p>
          </table:table-cell>
          <table:table-cell office:value-type="float" office:value="-208.737">
            <text:p>-208.737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23.948803547613">
            <text:p>423.948803547613</text:p>
          </table:table-cell>
          <table:table-cell table:number-columns-repeated="2" office:value-type="float" office:value="528">
            <text:p>528</text:p>
          </table:table-cell>
          <table:table-cell office:value-type="float" office:value="-207.64">
            <text:p>-207.6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424.401771198455">
            <text:p>424.401771198455</text:p>
          </table:table-cell>
          <table:table-cell table:number-columns-repeated="2" office:value-type="float" office:value="527">
            <text:p>527</text:p>
          </table:table-cell>
          <table:table-cell office:value-type="float" office:value="-206.543">
            <text:p>-206.54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24.854689045215">
            <text:p>424.854689045215</text:p>
          </table:table-cell>
          <table:table-cell table:number-columns-repeated="2" office:value-type="float" office:value="543">
            <text:p>543</text:p>
          </table:table-cell>
          <table:table-cell office:value-type="float" office:value="-205.446">
            <text:p>-205.44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425.307557087895">
            <text:p>425.307557087895</text:p>
          </table:table-cell>
          <table:table-cell table:number-columns-repeated="2" office:value-type="float" office:value="532">
            <text:p>532</text:p>
          </table:table-cell>
          <table:table-cell office:value-type="float" office:value="-204.35">
            <text:p>-204.3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425.760375326494">
            <text:p>425.760375326494</text:p>
          </table:table-cell>
          <table:table-cell table:number-columns-repeated="2" office:value-type="float" office:value="526">
            <text:p>526</text:p>
          </table:table-cell>
          <table:table-cell office:value-type="float" office:value="-203.254">
            <text:p>-203.25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26.213143761011">
            <text:p>426.213143761011</text:p>
          </table:table-cell>
          <table:table-cell table:number-columns-repeated="2" office:value-type="float" office:value="546">
            <text:p>546</text:p>
          </table:table-cell>
          <table:table-cell office:value-type="float" office:value="-202.158">
            <text:p>-202.158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426.665862391448">
            <text:p>426.665862391448</text:p>
          </table:table-cell>
          <table:table-cell table:number-columns-repeated="2" office:value-type="float" office:value="558">
            <text:p>558</text:p>
          </table:table-cell>
          <table:table-cell office:value-type="float" office:value="-201.063">
            <text:p>-201.063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27.118531217803">
            <text:p>427.11853121780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-199.968">
            <text:p>-199.96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27.571150240078">
            <text:p>427.571150240078</text:p>
          </table:table-cell>
          <table:table-cell table:number-columns-repeated="2" office:value-type="float" office:value="554">
            <text:p>554</text:p>
          </table:table-cell>
          <table:table-cell office:value-type="float" office:value="-198.873">
            <text:p>-198.873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428.023719458271">
            <text:p>428.023719458271</text:p>
          </table:table-cell>
          <table:table-cell table:number-columns-repeated="2" office:value-type="float" office:value="560">
            <text:p>560</text:p>
          </table:table-cell>
          <table:table-cell office:value-type="float" office:value="-197.779">
            <text:p>-197.779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428.476238872383">
            <text:p>428.47623887238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-196.684">
            <text:p>-196.684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428.928708482414">
            <text:p>428.928708482414</text:p>
          </table:table-cell>
          <table:table-cell table:number-columns-repeated="2" office:value-type="float" office:value="561">
            <text:p>561</text:p>
          </table:table-cell>
          <table:table-cell office:value-type="float" office:value="-195.59">
            <text:p>-195.5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429.381128288364">
            <text:p>429.381128288364</text:p>
          </table:table-cell>
          <table:table-cell table:number-columns-repeated="2" office:value-type="float" office:value="562">
            <text:p>562</text:p>
          </table:table-cell>
          <table:table-cell office:value-type="float" office:value="-194.497">
            <text:p>-194.49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429.833498290233">
            <text:p>429.833498290233</text:p>
          </table:table-cell>
          <table:table-cell table:number-columns-repeated="2" office:value-type="float" office:value="566">
            <text:p>566</text:p>
          </table:table-cell>
          <table:table-cell office:value-type="float" office:value="-193.404">
            <text:p>-193.404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430.285818488021">
            <text:p>430.285818488021</text:p>
          </table:table-cell>
          <table:table-cell table:number-columns-repeated="2" office:value-type="float" office:value="560">
            <text:p>560</text:p>
          </table:table-cell>
          <table:table-cell office:value-type="float" office:value="-192.31">
            <text:p>-192.31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430.738088881728">
            <text:p>430.738088881728</text:p>
          </table:table-cell>
          <table:table-cell table:number-columns-repeated="2" office:value-type="float" office:value="566">
            <text:p>566</text:p>
          </table:table-cell>
          <table:table-cell office:value-type="float" office:value="-191.218">
            <text:p>-191.218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431.190309471354">
            <text:p>431.190309471354</text:p>
          </table:table-cell>
          <table:table-cell table:number-columns-repeated="2" office:value-type="float" office:value="572">
            <text:p>572</text:p>
          </table:table-cell>
          <table:table-cell office:value-type="float" office:value="-190.125">
            <text:p>-190.12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431.642480256898">
            <text:p>431.642480256898</text:p>
          </table:table-cell>
          <table:table-cell table:number-columns-repeated="2" office:value-type="float" office:value="584">
            <text:p>584</text:p>
          </table:table-cell>
          <table:table-cell office:value-type="float" office:value="-189.033">
            <text:p>-189.03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32.094601238362">
            <text:p>432.094601238362</text:p>
          </table:table-cell>
          <table:table-cell table:number-columns-repeated="2" office:value-type="float" office:value="588">
            <text:p>588</text:p>
          </table:table-cell>
          <table:table-cell office:value-type="float" office:value="-187.941">
            <text:p>-187.94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32.546672415744">
            <text:p>432.546672415744</text:p>
          </table:table-cell>
          <table:table-cell table:number-columns-repeated="2" office:value-type="float" office:value="584">
            <text:p>584</text:p>
          </table:table-cell>
          <table:table-cell office:value-type="float" office:value="-186.85">
            <text:p>-186.8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432.998693789045">
            <text:p>432.998693789045</text:p>
          </table:table-cell>
          <table:table-cell table:number-columns-repeated="2" office:value-type="float" office:value="610">
            <text:p>610</text:p>
          </table:table-cell>
          <table:table-cell office:value-type="float" office:value="-185.758">
            <text:p>-185.758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33.450665358266">
            <text:p>433.450665358266</text:p>
          </table:table-cell>
          <table:table-cell table:number-columns-repeated="2" office:value-type="float" office:value="601">
            <text:p>601</text:p>
          </table:table-cell>
          <table:table-cell office:value-type="float" office:value="-184.667">
            <text:p>-184.667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33.902587123405">
            <text:p>433.902587123405</text:p>
          </table:table-cell>
          <table:table-cell table:number-columns-repeated="2" office:value-type="float" office:value="604">
            <text:p>604</text:p>
          </table:table-cell>
          <table:table-cell office:value-type="float" office:value="-183.576">
            <text:p>-183.576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34.354459084463">
            <text:p>434.354459084463</text:p>
          </table:table-cell>
          <table:table-cell table:number-columns-repeated="2" office:value-type="float" office:value="603">
            <text:p>603</text:p>
          </table:table-cell>
          <table:table-cell office:value-type="float" office:value="-182.486">
            <text:p>-182.486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434.80628124144">
            <text:p>434.806281241440</text:p>
          </table:table-cell>
          <table:table-cell table:number-columns-repeated="2" office:value-type="float" office:value="623">
            <text:p>623</text:p>
          </table:table-cell>
          <table:table-cell office:value-type="float" office:value="-181.396">
            <text:p>-181.39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435.258053594336">
            <text:p>435.258053594336</text:p>
          </table:table-cell>
          <table:table-cell table:number-columns-repeated="2" office:value-type="float" office:value="636">
            <text:p>636</text:p>
          </table:table-cell>
          <table:table-cell office:value-type="float" office:value="-180.306">
            <text:p>-180.306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35.709776143151">
            <text:p>435.709776143151</text:p>
          </table:table-cell>
          <table:table-cell table:number-columns-repeated="2" office:value-type="float" office:value="631">
            <text:p>631</text:p>
          </table:table-cell>
          <table:table-cell office:value-type="float" office:value="-179.216">
            <text:p>-179.216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36.161448887884">
            <text:p>436.161448887884</text:p>
          </table:table-cell>
          <table:table-cell table:number-columns-repeated="2" office:value-type="float" office:value="645">
            <text:p>645</text:p>
          </table:table-cell>
          <table:table-cell office:value-type="float" office:value="-178.127">
            <text:p>-178.12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36.613071828537">
            <text:p>436.613071828537</text:p>
          </table:table-cell>
          <table:table-cell table:number-columns-repeated="2" office:value-type="float" office:value="650">
            <text:p>650</text:p>
          </table:table-cell>
          <table:table-cell office:value-type="float" office:value="-177.038">
            <text:p>-177.03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37.064644965109">
            <text:p>437.064644965109</text:p>
          </table:table-cell>
          <table:table-cell table:number-columns-repeated="2" office:value-type="float" office:value="673">
            <text:p>673</text:p>
          </table:table-cell>
          <table:table-cell office:value-type="float" office:value="-175.949">
            <text:p>-175.94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37.516168297599">
            <text:p>437.516168297599</text:p>
          </table:table-cell>
          <table:table-cell table:number-columns-repeated="2" office:value-type="float" office:value="672">
            <text:p>672</text:p>
          </table:table-cell>
          <table:table-cell office:value-type="float" office:value="-174.861">
            <text:p>-174.861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437.967641826009">
            <text:p>437.967641826009</text:p>
          </table:table-cell>
          <table:table-cell table:number-columns-repeated="2" office:value-type="float" office:value="687">
            <text:p>687</text:p>
          </table:table-cell>
          <table:table-cell office:value-type="float" office:value="-173.773">
            <text:p>-173.773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38.419065550337">
            <text:p>438.419065550337</text:p>
          </table:table-cell>
          <table:table-cell table:number-columns-repeated="2" office:value-type="float" office:value="707">
            <text:p>707</text:p>
          </table:table-cell>
          <table:table-cell office:value-type="float" office:value="-172.685">
            <text:p>-172.68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438.870439470584">
            <text:p>438.870439470584</text:p>
          </table:table-cell>
          <table:table-cell table:number-columns-repeated="2" office:value-type="float" office:value="726">
            <text:p>726</text:p>
          </table:table-cell>
          <table:table-cell office:value-type="float" office:value="-171.597">
            <text:p>-171.59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439.32176358675">
            <text:p>439.321763586750</text:p>
          </table:table-cell>
          <table:table-cell table:number-columns-repeated="2" office:value-type="float" office:value="761">
            <text:p>761</text:p>
          </table:table-cell>
          <table:table-cell office:value-type="float" office:value="-170.51">
            <text:p>-170.5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39.773037898835">
            <text:p>439.773037898835</text:p>
          </table:table-cell>
          <table:table-cell table:number-columns-repeated="2" office:value-type="float" office:value="781">
            <text:p>781</text:p>
          </table:table-cell>
          <table:table-cell office:value-type="float" office:value="-169.423">
            <text:p>-169.423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40.224262406839">
            <text:p>440.224262406839</text:p>
          </table:table-cell>
          <table:table-cell table:number-columns-repeated="2" office:value-type="float" office:value="804">
            <text:p>804</text:p>
          </table:table-cell>
          <table:table-cell office:value-type="float" office:value="-168.336">
            <text:p>-168.336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440.675437110762">
            <text:p>440.675437110762</text:p>
          </table:table-cell>
          <table:table-cell table:number-columns-repeated="2" office:value-type="float" office:value="863">
            <text:p>863</text:p>
          </table:table-cell>
          <table:table-cell office:value-type="float" office:value="-167.25">
            <text:p>-167.2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41.126562010604">
            <text:p>441.126562010604</text:p>
          </table:table-cell>
          <table:table-cell table:number-columns-repeated="2" office:value-type="float" office:value="904">
            <text:p>904</text:p>
          </table:table-cell>
          <table:table-cell office:value-type="float" office:value="-166.164">
            <text:p>-166.16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441.577637106365">
            <text:p>441.577637106365</text:p>
          </table:table-cell>
          <table:table-cell office:value-type="float" office:value="953">
            <text:p>953</text:p>
          </table:table-cell>
          <table:table-cell office:value-type="float" office:value="953">
            <text:p>953</text:p>
            <draw:frame table:end-cell-address="Sheet1.K680" table:end-x="0.1154in" table:end-y="0.0264in" draw:z-index="0" draw:style-name="gr1" draw:text-style-name="P1" svg:width="6.2988in" svg:height="3.5429in" svg:x="0.0398in" svg:y="0.0394in">
              <draw:object draw:notify-on-update-of-ranges="Sheet1.B660:Sheet1.B678 Sheet1.C660:Sheet1.C67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-165.078">
            <text:p>-165.078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42.028662398044">
            <text:p>442.028662398044</text:p>
          </table:table-cell>
          <table:table-cell table:number-columns-repeated="2" office:value-type="float" office:value="1090">
            <text:p>1090</text:p>
          </table:table-cell>
          <table:table-cell office:value-type="float" office:value="-163.993">
            <text:p>-163.99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442.479637885643">
            <text:p>442.479637885643</text:p>
          </table:table-cell>
          <table:table-cell table:number-columns-repeated="2" office:value-type="float" office:value="1210">
            <text:p>1210</text:p>
          </table:table-cell>
          <table:table-cell office:value-type="float" office:value="-162.907">
            <text:p>-162.90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42.930563569161">
            <text:p>442.930563569161</text:p>
          </table:table-cell>
          <table:table-cell table:number-columns-repeated="2" office:value-type="float" office:value="1397">
            <text:p>1397</text:p>
          </table:table-cell>
          <table:table-cell office:value-type="float" office:value="-161.822">
            <text:p>-161.822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43.381439448597">
            <text:p>443.381439448597</text:p>
          </table:table-cell>
          <table:table-cell table:number-columns-repeated="2" office:value-type="float" office:value="1636">
            <text:p>1636</text:p>
          </table:table-cell>
          <table:table-cell office:value-type="float" office:value="-160.738">
            <text:p>-160.73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43.832265523952">
            <text:p>443.832265523952</text:p>
          </table:table-cell>
          <table:table-cell table:number-columns-repeated="2" office:value-type="float" office:value="1864">
            <text:p>1864</text:p>
          </table:table-cell>
          <table:table-cell office:value-type="float" office:value="-159.653">
            <text:p>-159.653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444.283041795227">
            <text:p>444.283041795227</text:p>
          </table:table-cell>
          <table:table-cell table:number-columns-repeated="2" office:value-type="float" office:value="2148">
            <text:p>2148</text:p>
          </table:table-cell>
          <table:table-cell office:value-type="float" office:value="-158.569">
            <text:p>-158.569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44.73376826242">
            <text:p>444.733768262420</text:p>
          </table:table-cell>
          <table:table-cell table:number-columns-repeated="2" office:value-type="float" office:value="2389">
            <text:p>2389</text:p>
          </table:table-cell>
          <table:table-cell office:value-type="float" office:value="-157.485">
            <text:p>-157.485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45.184444925532">
            <text:p>445.184444925532</text:p>
          </table:table-cell>
          <table:table-cell table:number-columns-repeated="2" office:value-type="float" office:value="2534">
            <text:p>2534</text:p>
          </table:table-cell>
          <table:table-cell office:value-type="float" office:value="-156.402">
            <text:p>-156.402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45.635071784563">
            <text:p>445.635071784563</text:p>
          </table:table-cell>
          <table:table-cell table:number-columns-repeated="2" office:value-type="float" office:value="2621">
            <text:p>2621</text:p>
          </table:table-cell>
          <table:table-cell office:value-type="float" office:value="-155.319">
            <text:p>-155.319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446.085648839513">
            <text:p>446.085648839513</text:p>
          </table:table-cell>
          <table:table-cell table:number-columns-repeated="2" office:value-type="float" office:value="2641">
            <text:p>2641</text:p>
          </table:table-cell>
          <table:table-cell office:value-type="float" office:value="-154.236">
            <text:p>-154.236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46.536176090382">
            <text:p>446.536176090382</text:p>
          </table:table-cell>
          <table:table-cell table:number-columns-repeated="2" office:value-type="float" office:value="2572">
            <text:p>2572</text:p>
          </table:table-cell>
          <table:table-cell office:value-type="float" office:value="-153.153">
            <text:p>-153.153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46.986653537169">
            <text:p>446.986653537169</text:p>
          </table:table-cell>
          <table:table-cell table:number-columns-repeated="2" office:value-type="float" office:value="2417">
            <text:p>2417</text:p>
          </table:table-cell>
          <table:table-cell office:value-type="float" office:value="-152.071">
            <text:p>-152.07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447.437081179876">
            <text:p>447.437081179876</text:p>
          </table:table-cell>
          <table:table-cell table:number-columns-repeated="2" office:value-type="float" office:value="2214">
            <text:p>2214</text:p>
          </table:table-cell>
          <table:table-cell office:value-type="float" office:value="-150.989">
            <text:p>-150.98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47.887459018501">
            <text:p>447.887459018501</text:p>
          </table:table-cell>
          <table:table-cell table:number-columns-repeated="2" office:value-type="float" office:value="1971">
            <text:p>1971</text:p>
          </table:table-cell>
          <table:table-cell office:value-type="float" office:value="-149.907">
            <text:p>-149.907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448.337787053046">
            <text:p>448.337787053046</text:p>
          </table:table-cell>
          <table:table-cell table:number-columns-repeated="2" office:value-type="float" office:value="1689">
            <text:p>1689</text:p>
          </table:table-cell>
          <table:table-cell office:value-type="float" office:value="-148.825">
            <text:p>-148.82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48.788065283509">
            <text:p>448.788065283509</text:p>
          </table:table-cell>
          <table:table-cell table:number-columns-repeated="2" office:value-type="float" office:value="1413">
            <text:p>1413</text:p>
          </table:table-cell>
          <table:table-cell office:value-type="float" office:value="-147.744">
            <text:p>-147.74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49.238293709892">
            <text:p>449.238293709892</text:p>
          </table:table-cell>
          <table:table-cell table:number-columns-repeated="2" office:value-type="float" office:value="1171">
            <text:p>1171</text:p>
          </table:table-cell>
          <table:table-cell office:value-type="float" office:value="-146.663">
            <text:p>-146.663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49.688472332193">
            <text:p>449.688472332193</text:p>
          </table:table-cell>
          <table:table-cell table:number-columns-repeated="2" office:value-type="float" office:value="984">
            <text:p>984</text:p>
          </table:table-cell>
          <table:table-cell office:value-type="float" office:value="-145.583">
            <text:p>-145.583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50.138601150413">
            <text:p>450.138601150413</text:p>
          </table:table-cell>
          <table:table-cell table:number-columns-repeated="2" office:value-type="float" office:value="877">
            <text:p>877</text:p>
          </table:table-cell>
          <table:table-cell office:value-type="float" office:value="-144.502">
            <text:p>-144.50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50.588680164552">
            <text:p>450.588680164552</text:p>
          </table:table-cell>
          <table:table-cell table:number-columns-repeated="2" office:value-type="float" office:value="802">
            <text:p>802</text:p>
          </table:table-cell>
          <table:table-cell office:value-type="float" office:value="-143.422">
            <text:p>-143.42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51.03870937461">
            <text:p>451.038709374610</text:p>
          </table:table-cell>
          <table:table-cell table:number-columns-repeated="2" office:value-type="float" office:value="739">
            <text:p>739</text:p>
          </table:table-cell>
          <table:table-cell office:value-type="float" office:value="-142.343">
            <text:p>-142.34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51.488688780587">
            <text:p>451.488688780587</text:p>
          </table:table-cell>
          <table:table-cell table:number-columns-repeated="2" office:value-type="float" office:value="726">
            <text:p>726</text:p>
          </table:table-cell>
          <table:table-cell office:value-type="float" office:value="-141.263">
            <text:p>-141.263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51.938618382483">
            <text:p>451.938618382483</text:p>
          </table:table-cell>
          <table:table-cell table:number-columns-repeated="2" office:value-type="float" office:value="684">
            <text:p>684</text:p>
          </table:table-cell>
          <table:table-cell office:value-type="float" office:value="-140.184">
            <text:p>-140.18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452.388498180298">
            <text:p>452.388498180298</text:p>
          </table:table-cell>
          <table:table-cell table:number-columns-repeated="2" office:value-type="float" office:value="670">
            <text:p>670</text:p>
          </table:table-cell>
          <table:table-cell office:value-type="float" office:value="-139.105">
            <text:p>-139.10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52.838328174031">
            <text:p>452.838328174031</text:p>
          </table:table-cell>
          <table:table-cell table:number-columns-repeated="2" office:value-type="float" office:value="663">
            <text:p>663</text:p>
          </table:table-cell>
          <table:table-cell office:value-type="float" office:value="-138.026">
            <text:p>-138.026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453.288108363684">
            <text:p>453.288108363684</text:p>
          </table:table-cell>
          <table:table-cell table:number-columns-repeated="2" office:value-type="float" office:value="664">
            <text:p>664</text:p>
          </table:table-cell>
          <table:table-cell office:value-type="float" office:value="-136.948">
            <text:p>-136.948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453.737838749255">
            <text:p>453.737838749255</text:p>
          </table:table-cell>
          <table:table-cell table:number-columns-repeated="2" office:value-type="float" office:value="648">
            <text:p>648</text:p>
          </table:table-cell>
          <table:table-cell office:value-type="float" office:value="-135.87">
            <text:p>-135.87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454.187519330746">
            <text:p>454.187519330746</text:p>
          </table:table-cell>
          <table:table-cell table:number-columns-repeated="2" office:value-type="float" office:value="626">
            <text:p>626</text:p>
          </table:table-cell>
          <table:table-cell office:value-type="float" office:value="-134.792">
            <text:p>-134.79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54.637150108155">
            <text:p>454.637150108155</text:p>
          </table:table-cell>
          <table:table-cell table:number-columns-repeated="2" office:value-type="float" office:value="603">
            <text:p>603</text:p>
          </table:table-cell>
          <table:table-cell office:value-type="float" office:value="-133.715">
            <text:p>-133.71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455.086731081483">
            <text:p>455.086731081483</text:p>
          </table:table-cell>
          <table:table-cell table:number-columns-repeated="2" office:value-type="float" office:value="591">
            <text:p>591</text:p>
          </table:table-cell>
          <table:table-cell office:value-type="float" office:value="-132.638">
            <text:p>-132.63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455.53626225073">
            <text:p>455.536262250730</text:p>
          </table:table-cell>
          <table:table-cell table:number-columns-repeated="2" office:value-type="float" office:value="587">
            <text:p>587</text:p>
          </table:table-cell>
          <table:table-cell office:value-type="float" office:value="-131.561">
            <text:p>-131.561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55.985743615897">
            <text:p>455.985743615897</text:p>
          </table:table-cell>
          <table:table-cell table:number-columns-repeated="2" office:value-type="float" office:value="582">
            <text:p>582</text:p>
          </table:table-cell>
          <table:table-cell office:value-type="float" office:value="-130.484">
            <text:p>-130.48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456.435175176981">
            <text:p>456.435175176981</text:p>
          </table:table-cell>
          <table:table-cell table:number-columns-repeated="2" office:value-type="float" office:value="586">
            <text:p>586</text:p>
          </table:table-cell>
          <table:table-cell office:value-type="float" office:value="-129.408">
            <text:p>-129.408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56.884556933985">
            <text:p>456.884556933985</text:p>
          </table:table-cell>
          <table:table-cell table:number-columns-repeated="2" office:value-type="float" office:value="564">
            <text:p>564</text:p>
          </table:table-cell>
          <table:table-cell office:value-type="float" office:value="-128.332">
            <text:p>-128.33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57.333888886908">
            <text:p>457.333888886908</text:p>
          </table:table-cell>
          <table:table-cell table:number-columns-repeated="2" office:value-type="float" office:value="575">
            <text:p>575</text:p>
          </table:table-cell>
          <table:table-cell office:value-type="float" office:value="-127.256">
            <text:p>-127.25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57.78317103575">
            <text:p>457.783171035750</text:p>
          </table:table-cell>
          <table:table-cell table:number-columns-repeated="2" office:value-type="float" office:value="567">
            <text:p>567</text:p>
          </table:table-cell>
          <table:table-cell office:value-type="float" office:value="-126.181">
            <text:p>-126.181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458.232403380511">
            <text:p>458.232403380511</text:p>
          </table:table-cell>
          <table:table-cell table:number-columns-repeated="2" office:value-type="float" office:value="574">
            <text:p>574</text:p>
          </table:table-cell>
          <table:table-cell office:value-type="float" office:value="-125.106">
            <text:p>-125.10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458.68158592119">
            <text:p>458.681585921190</text:p>
          </table:table-cell>
          <table:table-cell table:number-columns-repeated="2" office:value-type="float" office:value="559">
            <text:p>559</text:p>
          </table:table-cell>
          <table:table-cell office:value-type="float" office:value="-124.031">
            <text:p>-124.03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59.130718657789">
            <text:p>459.130718657789</text:p>
          </table:table-cell>
          <table:table-cell table:number-columns-repeated="2" office:value-type="float" office:value="560">
            <text:p>560</text:p>
          </table:table-cell>
          <table:table-cell office:value-type="float" office:value="-122.957">
            <text:p>-122.95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59.579801590306">
            <text:p>459.579801590306</text:p>
          </table:table-cell>
          <table:table-cell table:number-columns-repeated="2" office:value-type="float" office:value="561">
            <text:p>561</text:p>
          </table:table-cell>
          <table:table-cell office:value-type="float" office:value="-121.882">
            <text:p>-121.88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60.028834718742">
            <text:p>460.028834718742</text:p>
          </table:table-cell>
          <table:table-cell table:number-columns-repeated="2" office:value-type="float" office:value="548">
            <text:p>548</text:p>
          </table:table-cell>
          <table:table-cell office:value-type="float" office:value="-120.808">
            <text:p>-120.808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60.477818043097">
            <text:p>460.477818043097</text:p>
          </table:table-cell>
          <table:table-cell table:number-columns-repeated="2" office:value-type="float" office:value="531">
            <text:p>531</text:p>
          </table:table-cell>
          <table:table-cell office:value-type="float" office:value="-119.735">
            <text:p>-119.735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460.926751563372">
            <text:p>460.926751563372</text:p>
          </table:table-cell>
          <table:table-cell table:number-columns-repeated="2" office:value-type="float" office:value="531">
            <text:p>531</text:p>
          </table:table-cell>
          <table:table-cell office:value-type="float" office:value="-118.661">
            <text:p>-118.661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61.375635279565">
            <text:p>461.375635279565</text:p>
          </table:table-cell>
          <table:table-cell table:number-columns-repeated="2" office:value-type="float" office:value="534">
            <text:p>534</text:p>
          </table:table-cell>
          <table:table-cell office:value-type="float" office:value="-117.588">
            <text:p>-117.58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61.824469191677">
            <text:p>461.824469191677</text:p>
          </table:table-cell>
          <table:table-cell table:number-columns-repeated="2" office:value-type="float" office:value="537">
            <text:p>537</text:p>
          </table:table-cell>
          <table:table-cell office:value-type="float" office:value="-116.515">
            <text:p>-116.51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462.273253299708">
            <text:p>462.273253299708</text:p>
          </table:table-cell>
          <table:table-cell table:number-columns-repeated="2" office:value-type="float" office:value="531">
            <text:p>531</text:p>
          </table:table-cell>
          <table:table-cell office:value-type="float" office:value="-115.443">
            <text:p>-115.443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62.721987603657">
            <text:p>462.721987603657</text:p>
          </table:table-cell>
          <table:table-cell table:number-columns-repeated="2" office:value-type="float" office:value="539">
            <text:p>539</text:p>
          </table:table-cell>
          <table:table-cell office:value-type="float" office:value="-114.371">
            <text:p>-114.371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463.170672103526">
            <text:p>463.170672103526</text:p>
          </table:table-cell>
          <table:table-cell table:number-columns-repeated="2" office:value-type="float" office:value="538">
            <text:p>538</text:p>
          </table:table-cell>
          <table:table-cell office:value-type="float" office:value="-113.299">
            <text:p>-113.29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63.619306799314">
            <text:p>463.619306799314</text:p>
          </table:table-cell>
          <table:table-cell table:number-columns-repeated="2" office:value-type="float" office:value="534">
            <text:p>534</text:p>
          </table:table-cell>
          <table:table-cell office:value-type="float" office:value="-112.227">
            <text:p>-112.227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464.06789169102">
            <text:p>464.067891691020</text:p>
          </table:table-cell>
          <table:table-cell table:number-columns-repeated="2" office:value-type="float" office:value="523">
            <text:p>523</text:p>
          </table:table-cell>
          <table:table-cell office:value-type="float" office:value="-111.156">
            <text:p>-111.156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64.516426778646">
            <text:p>464.51642677864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-110.085">
            <text:p>-110.08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464.96491206219">
            <text:p>464.964912062190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109.014">
            <text:p>-109.01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465.413347541653">
            <text:p>465.413347541653</text:p>
          </table:table-cell>
          <table:table-cell table:number-columns-repeated="2" office:value-type="float" office:value="524">
            <text:p>524</text:p>
          </table:table-cell>
          <table:table-cell office:value-type="float" office:value="-107.943">
            <text:p>-107.943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465.861733217036">
            <text:p>465.861733217036</text:p>
          </table:table-cell>
          <table:table-cell table:number-columns-repeated="2" office:value-type="float" office:value="551">
            <text:p>551</text:p>
          </table:table-cell>
          <table:table-cell office:value-type="float" office:value="-106.873">
            <text:p>-106.87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66.310069088337">
            <text:p>466.310069088337</text:p>
          </table:table-cell>
          <table:table-cell table:number-columns-repeated="2" office:value-type="float" office:value="531">
            <text:p>531</text:p>
          </table:table-cell>
          <table:table-cell office:value-type="float" office:value="-105.803">
            <text:p>-105.803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66.758355155557">
            <text:p>466.758355155557</text:p>
          </table:table-cell>
          <table:table-cell table:number-columns-repeated="2" office:value-type="float" office:value="527">
            <text:p>527</text:p>
          </table:table-cell>
          <table:table-cell office:value-type="float" office:value="-104.734">
            <text:p>-104.734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67.206591418696">
            <text:p>467.206591418696</text:p>
          </table:table-cell>
          <table:table-cell table:number-columns-repeated="2" office:value-type="float" office:value="526">
            <text:p>526</text:p>
          </table:table-cell>
          <table:table-cell office:value-type="float" office:value="-103.664">
            <text:p>-103.66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67.654777877754">
            <text:p>467.654777877754</text:p>
          </table:table-cell>
          <table:table-cell table:number-columns-repeated="2" office:value-type="float" office:value="523">
            <text:p>523</text:p>
          </table:table-cell>
          <table:table-cell office:value-type="float" office:value="-102.595">
            <text:p>-102.59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68.102914532731">
            <text:p>468.10291453273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101.526">
            <text:p>-101.526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68.551001383626">
            <text:p>468.551001383626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100.458">
            <text:p>-100.45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68.999038430441">
            <text:p>468.999038430441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99.39">
            <text:p>-99.39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469.447025673174">
            <text:p>469.44702567317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98.322">
            <text:p>-98.322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69.894963111827">
            <text:p>469.894963111827</text:p>
          </table:table-cell>
          <table:table-cell table:number-columns-repeated="2" office:value-type="float" office:value="531">
            <text:p>531</text:p>
          </table:table-cell>
          <table:table-cell office:value-type="float" office:value="-97.254">
            <text:p>-97.254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70.342850746398">
            <text:p>470.342850746398</text:p>
          </table:table-cell>
          <table:table-cell table:number-columns-repeated="2" office:value-type="float" office:value="523">
            <text:p>523</text:p>
          </table:table-cell>
          <table:table-cell office:value-type="float" office:value="-96.187">
            <text:p>-96.187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70.790688576889">
            <text:p>470.790688576889</text:p>
          </table:table-cell>
          <table:table-cell table:number-columns-repeated="2" office:value-type="float" office:value="525">
            <text:p>525</text:p>
          </table:table-cell>
          <table:table-cell office:value-type="float" office:value="-95.12">
            <text:p>-95.12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71.238476603298">
            <text:p>471.23847660329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94.053">
            <text:p>-94.05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71.686214825626">
            <text:p>471.686214825626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92.987">
            <text:p>-92.98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472.133903243873">
            <text:p>472.133903243873</text:p>
          </table:table-cell>
          <table:table-cell table:number-columns-repeated="2" office:value-type="float" office:value="524">
            <text:p>524</text:p>
          </table:table-cell>
          <table:table-cell office:value-type="float" office:value="-91.921">
            <text:p>-91.92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72.581541858039">
            <text:p>472.58154185803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90.855">
            <text:p>-90.85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473.029130668124">
            <text:p>473.029130668124</text:p>
          </table:table-cell>
          <table:table-cell table:number-columns-repeated="2" office:value-type="float" office:value="528">
            <text:p>528</text:p>
          </table:table-cell>
          <table:table-cell office:value-type="float" office:value="-89.789">
            <text:p>-89.789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473.476669674128">
            <text:p>473.47666967412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88.724">
            <text:p>-88.724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473.92415887605">
            <text:p>473.924158876050</text:p>
          </table:table-cell>
          <table:table-cell table:number-columns-repeated="2" office:value-type="float" office:value="524">
            <text:p>524</text:p>
          </table:table-cell>
          <table:table-cell office:value-type="float" office:value="-87.659">
            <text:p>-87.659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74.371598273892">
            <text:p>474.371598273892</text:p>
          </table:table-cell>
          <table:table-cell table:number-columns-repeated="2" office:value-type="float" office:value="537">
            <text:p>537</text:p>
          </table:table-cell>
          <table:table-cell office:value-type="float" office:value="-86.594">
            <text:p>-86.594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474.818987867652">
            <text:p>474.81898786765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85.53">
            <text:p>-85.53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75.266327657332">
            <text:p>475.26632765733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84.466">
            <text:p>-84.46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475.71361764293">
            <text:p>475.71361764293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83.402">
            <text:p>-83.40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76.160857824448">
            <text:p>476.160857824448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82.338">
            <text:p>-82.338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476.608048201884">
            <text:p>476.608048201884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81.275">
            <text:p>-81.27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77.055188775239">
            <text:p>477.055188775239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80.212">
            <text:p>-80.21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77.502279544513">
            <text:p>477.502279544513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79.149">
            <text:p>-79.149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477.949320509706">
            <text:p>477.949320509706</text:p>
          </table:table-cell>
          <table:table-cell table:number-columns-repeated="2" office:value-type="float" office:value="528">
            <text:p>528</text:p>
          </table:table-cell>
          <table:table-cell office:value-type="float" office:value="-78.087">
            <text:p>-78.08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78.396311670818">
            <text:p>478.396311670818</text:p>
          </table:table-cell>
          <table:table-cell table:number-columns-repeated="2" office:value-type="float" office:value="517">
            <text:p>517</text:p>
          </table:table-cell>
          <table:table-cell office:value-type="float" office:value="-77.025">
            <text:p>-77.02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478.843253027849">
            <text:p>478.843253027849</text:p>
          </table:table-cell>
          <table:table-cell table:number-columns-repeated="2" office:value-type="float" office:value="525">
            <text:p>525</text:p>
          </table:table-cell>
          <table:table-cell office:value-type="float" office:value="-75.963">
            <text:p>-75.96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79.290144580798">
            <text:p>479.290144580798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74.901">
            <text:p>-74.901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479.736986329667">
            <text:p>479.736986329667</text:p>
          </table:table-cell>
          <table:table-cell table:number-columns-repeated="2" office:value-type="float" office:value="525">
            <text:p>525</text:p>
          </table:table-cell>
          <table:table-cell office:value-type="float" office:value="-73.84">
            <text:p>-73.84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480.183778274454">
            <text:p>480.18377827445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72.779">
            <text:p>-72.779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80.630520415161">
            <text:p>480.630520415161</text:p>
          </table:table-cell>
          <table:table-cell table:number-columns-repeated="2" office:value-type="float" office:value="518">
            <text:p>518</text:p>
          </table:table-cell>
          <table:table-cell office:value-type="float" office:value="-71.718">
            <text:p>-71.71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481.077212751786">
            <text:p>481.07721275178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0.658">
            <text:p>-70.658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81.523855284331">
            <text:p>481.52385528433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69.598">
            <text:p>-69.598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481.970448012794">
            <text:p>481.97044801279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68.538">
            <text:p>-68.538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82.416990937176">
            <text:p>482.416990937176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67.479">
            <text:p>-67.479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482.863484057477">
            <text:p>482.86348405747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-66.42">
            <text:p>-66.42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483.309927373697">
            <text:p>483.309927373697</text:p>
          </table:table-cell>
          <table:table-cell table:number-columns-repeated="2" office:value-type="float" office:value="520">
            <text:p>520</text:p>
          </table:table-cell>
          <table:table-cell office:value-type="float" office:value="-65.361">
            <text:p>-65.36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483.756320885836">
            <text:p>483.756320885836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64.302">
            <text:p>-64.302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484.202664593894">
            <text:p>484.20266459389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63.244">
            <text:p>-63.244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84.64895849787">
            <text:p>484.64895849787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62.186">
            <text:p>-62.18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85.095202597766">
            <text:p>485.09520259776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61.128">
            <text:p>-61.128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85.54139689358">
            <text:p>485.541396893580</text:p>
          </table:table-cell>
          <table:table-cell table:number-columns-repeated="2" office:value-type="float" office:value="495">
            <text:p>495</text:p>
          </table:table-cell>
          <table:table-cell office:value-type="float" office:value="-60.07">
            <text:p>-60.0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85.987541385314">
            <text:p>485.98754138531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59.013">
            <text:p>-59.01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486.433636072966">
            <text:p>486.43363607296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-57.956">
            <text:p>-57.95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86.879680956538">
            <text:p>486.879680956538</text:p>
          </table:table-cell>
          <table:table-cell table:number-columns-repeated="2" office:value-type="float" office:value="491">
            <text:p>491</text:p>
          </table:table-cell>
          <table:table-cell office:value-type="float" office:value="-56.9">
            <text:p>-56.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87.325676036028">
            <text:p>487.32567603602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5.843">
            <text:p>-55.84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487.771621311437">
            <text:p>487.771621311437</text:p>
          </table:table-cell>
          <table:table-cell table:number-columns-repeated="2" office:value-type="float" office:value="527">
            <text:p>527</text:p>
          </table:table-cell>
          <table:table-cell office:value-type="float" office:value="-54.787">
            <text:p>-54.787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488.217516782765">
            <text:p>488.217516782765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53.731">
            <text:p>-53.73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88.663362450012">
            <text:p>488.66336245001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52.676">
            <text:p>-52.676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489.109158313178">
            <text:p>489.10915831317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51.621">
            <text:p>-51.62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489.554904372262">
            <text:p>489.55490437226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50.566">
            <text:p>-50.566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490.000600627266">
            <text:p>490.000600627266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49.511">
            <text:p>-49.51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90.446247078189">
            <text:p>490.446247078189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48.457">
            <text:p>-48.457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490.89184372503">
            <text:p>490.891843725030</text:p>
          </table:table-cell>
          <table:table-cell table:number-columns-repeated="2" office:value-type="float" office:value="498">
            <text:p>498</text:p>
          </table:table-cell>
          <table:table-cell office:value-type="float" office:value="-47.403">
            <text:p>-47.40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491.337390567791">
            <text:p>491.337390567791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46.349">
            <text:p>-46.349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491.78288760647">
            <text:p>491.78288760647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-45.296">
            <text:p>-45.296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92.228334841068">
            <text:p>492.228334841068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44.243">
            <text:p>-44.24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492.673732271586">
            <text:p>492.67373227158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43.19">
            <text:p>-43.19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493.119079898022">
            <text:p>493.11907989802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42.137">
            <text:p>-42.137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493.564377720377">
            <text:p>493.564377720377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41.085">
            <text:p>-41.08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94.009625738651">
            <text:p>494.00962573865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40.033">
            <text:p>-40.033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494.454823952843">
            <text:p>494.454823952843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38.981">
            <text:p>-38.98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94.899972362955">
            <text:p>494.89997236295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37.93">
            <text:p>-37.93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95.345070968986">
            <text:p>495.345070968986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6.879">
            <text:p>-36.87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95.790119770936">
            <text:p>495.79011977093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-35.828">
            <text:p>-35.828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96.235118768804">
            <text:p>496.235118768804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34.777">
            <text:p>-34.777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496.680067962592">
            <text:p>496.68006796259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3.727">
            <text:p>-33.727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497.124967352298">
            <text:p>497.12496735229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-32.677">
            <text:p>-32.677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497.569816937923">
            <text:p>497.56981693792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31.628">
            <text:p>-31.628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498.014616719467">
            <text:p>498.01461671946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-30.578">
            <text:p>-30.578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498.45936669693">
            <text:p>498.459366696930</text:p>
          </table:table-cell>
          <table:table-cell table:number-columns-repeated="2" office:value-type="float" office:value="494">
            <text:p>494</text:p>
          </table:table-cell>
          <table:table-cell office:value-type="float" office:value="-29.529">
            <text:p>-29.529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498.904066870312">
            <text:p>498.90406687031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28.48">
            <text:p>-28.4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99.348717239613">
            <text:p>499.348717239613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27.432">
            <text:p>-27.432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499.793317804833">
            <text:p>499.793317804833</text:p>
          </table:table-cell>
          <table:table-cell table:number-columns-repeated="2" office:value-type="float" office:value="488">
            <text:p>488</text:p>
          </table:table-cell>
          <table:table-cell office:value-type="float" office:value="-26.384">
            <text:p>-26.38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500.237868565972">
            <text:p>500.23786856597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25.336">
            <text:p>-25.33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500.68236952303">
            <text:p>500.68236952303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24.288">
            <text:p>-24.288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01.126820676006">
            <text:p>501.126820676006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23.241">
            <text:p>-23.24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501.571222024902">
            <text:p>501.57122202490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-22.194">
            <text:p>-22.194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502.015573569716">
            <text:p>502.015573569716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1.147">
            <text:p>-21.147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502.45987531045">
            <text:p>502.45987531045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-20.1">
            <text:p>-20.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502.904127247102">
            <text:p>502.90412724710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19.054">
            <text:p>-19.05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503.348329379673">
            <text:p>503.34832937967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-18.008">
            <text:p>-18.008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503.792481708163">
            <text:p>503.79248170816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16.962">
            <text:p>-16.96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504.236584232572">
            <text:p>504.23658423257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15.917">
            <text:p>-15.917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504.6806369529">
            <text:p>504.680636952900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14.872">
            <text:p>-14.872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505.124639869147">
            <text:p>505.124639869147</text:p>
          </table:table-cell>
          <table:table-cell table:number-columns-repeated="2" office:value-type="float" office:value="505">
            <text:p>505</text:p>
          </table:table-cell>
          <table:table-cell office:value-type="float" office:value="-13.827">
            <text:p>-13.827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505.568592981313">
            <text:p>505.56859298131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-12.783">
            <text:p>-12.783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506.012496289397">
            <text:p>506.012496289397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11.739">
            <text:p>-11.739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506.456349793401">
            <text:p>506.45634979340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-10.695">
            <text:p>-10.69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506.900153493324">
            <text:p>506.90015349332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9.651">
            <text:p>-9.65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507.343907389165">
            <text:p>507.343907389165</text:p>
          </table:table-cell>
          <table:table-cell table:number-columns-repeated="2" office:value-type="float" office:value="487">
            <text:p>487</text:p>
          </table:table-cell>
          <table:table-cell office:value-type="float" office:value="-8.608">
            <text:p>-8.608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507.787611480925">
            <text:p>507.78761148092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-7.565">
            <text:p>-7.56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08.231265768605">
            <text:p>508.23126576860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-6.522">
            <text:p>-6.52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508.674870252203">
            <text:p>508.67487025220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5.48">
            <text:p>-5.48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509.11842493172">
            <text:p>509.11842493172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-4.438">
            <text:p>-4.438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509.561929807156">
            <text:p>509.561929807156</text:p>
          </table:table-cell>
          <table:table-cell table:number-columns-repeated="2" office:value-type="float" office:value="510">
            <text:p>510</text:p>
          </table:table-cell>
          <table:table-cell office:value-type="float" office:value="-3.396">
            <text:p>-3.396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510.005384878511">
            <text:p>510.00538487851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-2.354">
            <text:p>-2.354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510.448790145785">
            <text:p>510.44879014578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-1.313">
            <text:p>-1.313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510.892145608977">
            <text:p>510.892145608977</text:p>
          </table:table-cell>
          <table:table-cell table:number-columns-repeated="2" office:value-type="float" office:value="507">
            <text:p>507</text:p>
          </table:table-cell>
          <table:table-cell office:value-type="float" office:value="-0.272">
            <text:p>-0.272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511.335451268089">
            <text:p>511.335451268089</text:p>
          </table:table-cell>
          <table:table-cell table:number-columns-repeated="2" office:value-type="float" office:value="514">
            <text:p>514</text:p>
          </table:table-cell>
          <table:table-cell office:value-type="float" office:value="0.769">
            <text:p>0.769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511.77870712312">
            <text:p>511.77870712312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.809">
            <text:p>1.809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512.221913174069">
            <text:p>512.22191317406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2.849">
            <text:p>2.849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512.665069420938">
            <text:p>512.665069420938</text:p>
          </table:table-cell>
          <table:table-cell table:number-columns-repeated="2" office:value-type="float" office:value="530">
            <text:p>530</text:p>
          </table:table-cell>
          <table:table-cell office:value-type="float" office:value="3.889">
            <text:p>3.889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513.108175863725">
            <text:p>513.108175863725</text:p>
          </table:table-cell>
          <table:table-cell table:number-columns-repeated="2" office:value-type="float" office:value="502">
            <text:p>502</text:p>
          </table:table-cell>
          <table:table-cell office:value-type="float" office:value="4.929">
            <text:p>4.929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513.551232502431">
            <text:p>513.551232502431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.968">
            <text:p>5.96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513.994239337056">
            <text:p>513.994239337056</text:p>
          </table:table-cell>
          <table:table-cell table:number-columns-repeated="2" office:value-type="float" office:value="489">
            <text:p>489</text:p>
          </table:table-cell>
          <table:table-cell office:value-type="float" office:value="7.007">
            <text:p>7.007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514.4371963676">
            <text:p>514.43719636760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8.046">
            <text:p>8.046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514.880103594063">
            <text:p>514.880103594063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.084">
            <text:p>9.084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15.322961016445">
            <text:p>515.322961016445</text:p>
          </table:table-cell>
          <table:table-cell table:number-columns-repeated="2" office:value-type="float" office:value="528">
            <text:p>528</text:p>
          </table:table-cell>
          <table:table-cell office:value-type="float" office:value="10.122">
            <text:p>10.122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515.765768634746">
            <text:p>515.76576863474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1.16">
            <text:p>11.16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516.208526448966">
            <text:p>516.208526448966</text:p>
          </table:table-cell>
          <table:table-cell table:number-columns-repeated="2" office:value-type="float" office:value="492">
            <text:p>492</text:p>
          </table:table-cell>
          <table:table-cell office:value-type="float" office:value="12.198">
            <text:p>12.198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516.651234459104">
            <text:p>516.651234459104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3.235">
            <text:p>13.23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17.093892665162">
            <text:p>517.09389266516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14.272">
            <text:p>14.272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517.536501067139">
            <text:p>517.536501067139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5.308">
            <text:p>15.308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517.979059665034">
            <text:p>517.979059665034</text:p>
          </table:table-cell>
          <table:table-cell table:number-columns-repeated="2" office:value-type="float" office:value="497">
            <text:p>497</text:p>
          </table:table-cell>
          <table:table-cell office:value-type="float" office:value="16.345">
            <text:p>16.34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518.421568458848">
            <text:p>518.421568458848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7.381">
            <text:p>17.381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518.864027448582">
            <text:p>518.86402744858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8.417">
            <text:p>18.417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519.306436634234">
            <text:p>519.30643663423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19.452">
            <text:p>19.452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519.748796015805">
            <text:p>519.74879601580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20.487">
            <text:p>20.487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520.191105593295">
            <text:p>520.191105593295</text:p>
          </table:table-cell>
          <table:table-cell table:number-columns-repeated="2" office:value-type="float" office:value="488">
            <text:p>488</text:p>
          </table:table-cell>
          <table:table-cell office:value-type="float" office:value="21.522">
            <text:p>21.522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520.633365366704">
            <text:p>520.633365366704</text:p>
          </table:table-cell>
          <table:table-cell table:number-columns-repeated="2" office:value-type="float" office:value="501">
            <text:p>501</text:p>
          </table:table-cell>
          <table:table-cell office:value-type="float" office:value="22.557">
            <text:p>22.557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521.075575336032">
            <text:p>521.07557533603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23.591">
            <text:p>23.59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521.517735501278">
            <text:p>521.517735501278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4.625">
            <text:p>24.62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521.959845862444">
            <text:p>521.95984586244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25.659">
            <text:p>25.659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522.401906419529">
            <text:p>522.401906419529</text:p>
          </table:table-cell>
          <table:table-cell table:number-columns-repeated="2" office:value-type="float" office:value="516">
            <text:p>516</text:p>
          </table:table-cell>
          <table:table-cell office:value-type="float" office:value="26.693">
            <text:p>26.693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522.843917172532">
            <text:p>522.84391717253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7.726">
            <text:p>27.72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523.285878121455">
            <text:p>523.28587812145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28.759">
            <text:p>28.759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523.727789266296">
            <text:p>523.72778926629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29.791">
            <text:p>29.79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524.169650607056">
            <text:p>524.16965060705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30.824">
            <text:p>30.82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524.611462143735">
            <text:p>524.611462143735</text:p>
          </table:table-cell>
          <table:table-cell table:number-columns-repeated="2" office:value-type="float" office:value="518">
            <text:p>518</text:p>
          </table:table-cell>
          <table:table-cell office:value-type="float" office:value="31.856">
            <text:p>31.856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525.053223876333">
            <text:p>525.05322387633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2.887">
            <text:p>32.887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525.49493580485">
            <text:p>525.494935804850</text:p>
          </table:table-cell>
          <table:table-cell table:number-columns-repeated="2" office:value-type="float" office:value="524">
            <text:p>524</text:p>
          </table:table-cell>
          <table:table-cell office:value-type="float" office:value="33.919">
            <text:p>33.919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25.936597929286">
            <text:p>525.936597929286</text:p>
          </table:table-cell>
          <table:table-cell table:number-columns-repeated="2" office:value-type="float" office:value="502">
            <text:p>502</text:p>
          </table:table-cell>
          <table:table-cell office:value-type="float" office:value="34.95">
            <text:p>34.9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526.378210249641">
            <text:p>526.37821024964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35.981">
            <text:p>35.98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526.819772765915">
            <text:p>526.819772765915</text:p>
          </table:table-cell>
          <table:table-cell table:number-columns-repeated="2" office:value-type="float" office:value="516">
            <text:p>516</text:p>
          </table:table-cell>
          <table:table-cell office:value-type="float" office:value="37.012">
            <text:p>37.012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527.261285478107">
            <text:p>527.261285478107</text:p>
          </table:table-cell>
          <table:table-cell table:number-columns-repeated="2" office:value-type="float" office:value="504">
            <text:p>504</text:p>
          </table:table-cell>
          <table:table-cell office:value-type="float" office:value="38.042">
            <text:p>38.042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527.702748386219">
            <text:p>527.702748386219</text:p>
          </table:table-cell>
          <table:table-cell table:number-columns-repeated="2" office:value-type="float" office:value="511">
            <text:p>511</text:p>
          </table:table-cell>
          <table:table-cell office:value-type="float" office:value="39.072">
            <text:p>39.072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528.144161490249">
            <text:p>528.144161490249</text:p>
          </table:table-cell>
          <table:table-cell table:number-columns-repeated="2" office:value-type="float" office:value="498">
            <text:p>498</text:p>
          </table:table-cell>
          <table:table-cell office:value-type="float" office:value="40.102">
            <text:p>40.102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528.585524790199">
            <text:p>528.585524790199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1.131">
            <text:p>41.131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529.026838286067">
            <text:p>529.026838286067</text:p>
          </table:table-cell>
          <table:table-cell table:number-columns-repeated="2" office:value-type="float" office:value="505">
            <text:p>505</text:p>
          </table:table-cell>
          <table:table-cell office:value-type="float" office:value="42.16">
            <text:p>42.16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529.468101977854">
            <text:p>529.468101977854</text:p>
          </table:table-cell>
          <table:table-cell table:number-columns-repeated="2" office:value-type="float" office:value="492">
            <text:p>492</text:p>
          </table:table-cell>
          <table:table-cell office:value-type="float" office:value="43.189">
            <text:p>43.189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529.909315865561">
            <text:p>529.90931586556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4.218">
            <text:p>44.21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30.350479949186">
            <text:p>530.35047994918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5.246">
            <text:p>45.246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530.79159422873">
            <text:p>530.791594228730</text:p>
          </table:table-cell>
          <table:table-cell table:number-columns-repeated="2" office:value-type="float" office:value="502">
            <text:p>502</text:p>
          </table:table-cell>
          <table:table-cell office:value-type="float" office:value="46.274">
            <text:p>46.274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531.232658704193">
            <text:p>531.232658704193</text:p>
          </table:table-cell>
          <table:table-cell table:number-columns-repeated="2" office:value-type="float" office:value="511">
            <text:p>511</text:p>
          </table:table-cell>
          <table:table-cell office:value-type="float" office:value="47.301">
            <text:p>47.30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531.673673375574">
            <text:p>531.67367337557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48.329">
            <text:p>48.329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532.114638242875">
            <text:p>532.114638242875</text:p>
          </table:table-cell>
          <table:table-cell table:number-columns-repeated="2" office:value-type="float" office:value="490">
            <text:p>490</text:p>
          </table:table-cell>
          <table:table-cell office:value-type="float" office:value="49.356">
            <text:p>49.356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532.555553306095">
            <text:p>532.555553306095</text:p>
          </table:table-cell>
          <table:table-cell table:number-columns-repeated="2" office:value-type="float" office:value="505">
            <text:p>505</text:p>
          </table:table-cell>
          <table:table-cell office:value-type="float" office:value="50.383">
            <text:p>50.383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532.996418565233">
            <text:p>532.99641856523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51.409">
            <text:p>51.409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533.437234020291">
            <text:p>533.437234020291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2.436">
            <text:p>52.436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533.877999671267">
            <text:p>533.877999671267</text:p>
          </table:table-cell>
          <table:table-cell table:number-columns-repeated="2" office:value-type="float" office:value="502">
            <text:p>502</text:p>
          </table:table-cell>
          <table:table-cell office:value-type="float" office:value="53.462">
            <text:p>53.462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534.318715518162">
            <text:p>534.318715518162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4.487">
            <text:p>54.487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34.759381560977">
            <text:p>534.759381560977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5.513">
            <text:p>55.513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535.19999779971">
            <text:p>535.19999779971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6.538">
            <text:p>56.538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535.640564234362">
            <text:p>535.64056423436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7.563">
            <text:p>57.563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536.081080864933">
            <text:p>536.08108086493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58.587">
            <text:p>58.587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536.521547691423">
            <text:p>536.521547691423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9.611">
            <text:p>59.611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536.961964713832">
            <text:p>536.961964713832</text:p>
          </table:table-cell>
          <table:table-cell table:number-columns-repeated="2" office:value-type="float" office:value="499">
            <text:p>499</text:p>
          </table:table-cell>
          <table:table-cell office:value-type="float" office:value="60.635">
            <text:p>60.63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537.402331932159">
            <text:p>537.40233193215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61.659">
            <text:p>61.659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537.842649346406">
            <text:p>537.842649346406</text:p>
          </table:table-cell>
          <table:table-cell table:number-columns-repeated="2" office:value-type="float" office:value="494">
            <text:p>494</text:p>
          </table:table-cell>
          <table:table-cell office:value-type="float" office:value="62.682">
            <text:p>62.682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538.282916956572">
            <text:p>538.28291695657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63.705">
            <text:p>63.70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538.723134762656">
            <text:p>538.72313476265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4.728">
            <text:p>64.728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539.163302764659">
            <text:p>539.163302764659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5.751">
            <text:p>65.751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539.603420962582">
            <text:p>539.60342096258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66.773">
            <text:p>66.773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540.043489356423">
            <text:p>540.04348935642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67.795">
            <text:p>67.79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540.483507946183">
            <text:p>540.483507946183</text:p>
          </table:table-cell>
          <table:table-cell table:number-columns-repeated="2" office:value-type="float" office:value="492">
            <text:p>492</text:p>
          </table:table-cell>
          <table:table-cell office:value-type="float" office:value="68.816">
            <text:p>68.816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540.923476731862">
            <text:p>540.923476731862</text:p>
          </table:table-cell>
          <table:table-cell table:number-columns-repeated="2" office:value-type="float" office:value="496">
            <text:p>496</text:p>
          </table:table-cell>
          <table:table-cell office:value-type="float" office:value="69.838">
            <text:p>69.838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541.36339571346">
            <text:p>541.36339571346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70.859">
            <text:p>70.859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541.803264890977">
            <text:p>541.803264890977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1.879">
            <text:p>71.879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542.243084264413">
            <text:p>542.243084264413</text:p>
          </table:table-cell>
          <table:table-cell table:number-columns-repeated="2" office:value-type="float" office:value="514">
            <text:p>514</text:p>
          </table:table-cell>
          <table:table-cell office:value-type="float" office:value="72.9">
            <text:p>72.9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542.682853833767">
            <text:p>542.68285383376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73.92">
            <text:p>73.92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543.122573599041">
            <text:p>543.122573599041</text:p>
          </table:table-cell>
          <table:table-cell table:number-columns-repeated="2" office:value-type="float" office:value="514">
            <text:p>514</text:p>
          </table:table-cell>
          <table:table-cell office:value-type="float" office:value="74.94">
            <text:p>74.9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543.562243560234">
            <text:p>543.56224356023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75.96">
            <text:p>75.96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544.001863717345">
            <text:p>544.00186371734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76.979">
            <text:p>76.979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544.441434070376">
            <text:p>544.441434070376</text:p>
          </table:table-cell>
          <table:table-cell table:number-columns-repeated="2" office:value-type="float" office:value="529">
            <text:p>529</text:p>
          </table:table-cell>
          <table:table-cell office:value-type="float" office:value="77.998">
            <text:p>77.99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544.880954619325">
            <text:p>544.88095461932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79.017">
            <text:p>79.01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545.320425364193">
            <text:p>545.320425364193</text:p>
          </table:table-cell>
          <table:table-cell table:number-columns-repeated="2" office:value-type="float" office:value="512">
            <text:p>512</text:p>
          </table:table-cell>
          <table:table-cell office:value-type="float" office:value="80.035">
            <text:p>80.035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545.75984630498">
            <text:p>545.759846304980</text:p>
          </table:table-cell>
          <table:table-cell table:number-columns-repeated="2" office:value-type="float" office:value="505">
            <text:p>505</text:p>
          </table:table-cell>
          <table:table-cell office:value-type="float" office:value="81.053">
            <text:p>81.053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546.199217441686">
            <text:p>546.19921744168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82.071">
            <text:p>82.071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546.638538774311">
            <text:p>546.638538774311</text:p>
          </table:table-cell>
          <table:table-cell table:number-columns-repeated="2" office:value-type="float" office:value="511">
            <text:p>511</text:p>
          </table:table-cell>
          <table:table-cell office:value-type="float" office:value="83.089">
            <text:p>83.089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547.077810302855">
            <text:p>547.07781030285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84.106">
            <text:p>84.10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547.517032027318">
            <text:p>547.517032027318</text:p>
          </table:table-cell>
          <table:table-cell table:number-columns-repeated="2" office:value-type="float" office:value="519">
            <text:p>519</text:p>
          </table:table-cell>
          <table:table-cell office:value-type="float" office:value="85.123">
            <text:p>85.123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547.9562039477">
            <text:p>547.956203947700</text:p>
          </table:table-cell>
          <table:table-cell table:number-columns-repeated="2" office:value-type="float" office:value="499">
            <text:p>499</text:p>
          </table:table-cell>
          <table:table-cell office:value-type="float" office:value="86.14">
            <text:p>86.14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548.395326064">
            <text:p>548.395326064000</text:p>
          </table:table-cell>
          <table:table-cell table:number-columns-repeated="2" office:value-type="float" office:value="502">
            <text:p>502</text:p>
          </table:table-cell>
          <table:table-cell office:value-type="float" office:value="87.156">
            <text:p>87.156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548.83439837622">
            <text:p>548.834398376220</text:p>
          </table:table-cell>
          <table:table-cell table:number-columns-repeated="2" office:value-type="float" office:value="509">
            <text:p>509</text:p>
          </table:table-cell>
          <table:table-cell office:value-type="float" office:value="88.172">
            <text:p>88.172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549.273420884358">
            <text:p>549.27342088435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89.188">
            <text:p>89.18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549.712393588416">
            <text:p>549.71239358841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90.204">
            <text:p>90.20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550.151316488392">
            <text:p>550.15131648839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91.219">
            <text:p>91.219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550.590189584287">
            <text:p>550.590189584287</text:p>
          </table:table-cell>
          <table:table-cell table:number-columns-repeated="2" office:value-type="float" office:value="501">
            <text:p>501</text:p>
          </table:table-cell>
          <table:table-cell office:value-type="float" office:value="92.234">
            <text:p>92.234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551.029012876101">
            <text:p>551.029012876101</text:p>
          </table:table-cell>
          <table:table-cell table:number-columns-repeated="2" office:value-type="float" office:value="498">
            <text:p>498</text:p>
          </table:table-cell>
          <table:table-cell office:value-type="float" office:value="93.248">
            <text:p>93.24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551.467786363834">
            <text:p>551.46778636383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94.263">
            <text:p>94.263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551.906510047486">
            <text:p>551.90651004748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95.277">
            <text:p>95.277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52.345183927057">
            <text:p>552.345183927057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6.291">
            <text:p>96.291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552.783808002547">
            <text:p>552.783808002547</text:p>
          </table:table-cell>
          <table:table-cell table:number-columns-repeated="2" office:value-type="float" office:value="512">
            <text:p>512</text:p>
          </table:table-cell>
          <table:table-cell office:value-type="float" office:value="97.304">
            <text:p>97.304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553.222382273956">
            <text:p>553.22238227395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98.318">
            <text:p>98.318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553.660906741283">
            <text:p>553.660906741283</text:p>
          </table:table-cell>
          <table:table-cell table:number-columns-repeated="2" office:value-type="float" office:value="512">
            <text:p>512</text:p>
          </table:table-cell>
          <table:table-cell office:value-type="float" office:value="99.33">
            <text:p>99.33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554.09938140453">
            <text:p>554.099381404530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00.343">
            <text:p>100.34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554.537806263695">
            <text:p>554.537806263695</text:p>
          </table:table-cell>
          <table:table-cell table:number-columns-repeated="2" office:value-type="float" office:value="512">
            <text:p>512</text:p>
          </table:table-cell>
          <table:table-cell office:value-type="float" office:value="101.355">
            <text:p>101.35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554.97618131878">
            <text:p>554.97618131878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02.368">
            <text:p>102.368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555.414506569783">
            <text:p>555.414506569783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03.379">
            <text:p>103.379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555.852782016705">
            <text:p>555.852782016705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4.391">
            <text:p>104.391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556.291007659546">
            <text:p>556.29100765954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05.402">
            <text:p>105.402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56.729183498306">
            <text:p>556.72918349830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106.413">
            <text:p>106.413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557.167309532985">
            <text:p>557.16730953298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107.424">
            <text:p>107.424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557.605385763583">
            <text:p>557.605385763583</text:p>
          </table:table-cell>
          <table:table-cell table:number-columns-repeated="2" office:value-type="float" office:value="489">
            <text:p>489</text:p>
          </table:table-cell>
          <table:table-cell office:value-type="float" office:value="108.434">
            <text:p>108.434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558.0434121901">
            <text:p>558.043412190100</text:p>
          </table:table-cell>
          <table:table-cell table:number-columns-repeated="2" office:value-type="float" office:value="497">
            <text:p>497</text:p>
          </table:table-cell>
          <table:table-cell office:value-type="float" office:value="109.444">
            <text:p>109.444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558.481388812536">
            <text:p>558.481388812536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10.454">
            <text:p>110.454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558.91931563089">
            <text:p>558.91931563089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11.463">
            <text:p>111.463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559.357192645164">
            <text:p>559.35719264516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112.472">
            <text:p>112.472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559.795019855356">
            <text:p>559.795019855356</text:p>
          </table:table-cell>
          <table:table-cell table:number-columns-repeated="2" office:value-type="float" office:value="509">
            <text:p>509</text:p>
          </table:table-cell>
          <table:table-cell office:value-type="float" office:value="113.481">
            <text:p>113.481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560.232797261468">
            <text:p>560.232797261468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14.49">
            <text:p>114.49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560.670524863498">
            <text:p>560.670524863498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15.498">
            <text:p>115.498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61.108202661447">
            <text:p>561.108202661447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16.506">
            <text:p>116.506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561.545830655315">
            <text:p>561.545830655315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17.514">
            <text:p>117.51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561.983408845102">
            <text:p>561.983408845102</text:p>
          </table:table-cell>
          <table:table-cell table:number-columns-repeated="2" office:value-type="float" office:value="499">
            <text:p>499</text:p>
          </table:table-cell>
          <table:table-cell office:value-type="float" office:value="118.521">
            <text:p>118.521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562.420937230808">
            <text:p>562.420937230808</text:p>
          </table:table-cell>
          <table:table-cell table:number-columns-repeated="2" office:value-type="float" office:value="506">
            <text:p>506</text:p>
          </table:table-cell>
          <table:table-cell office:value-type="float" office:value="119.529">
            <text:p>119.529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562.858415812433">
            <text:p>562.858415812433</text:p>
          </table:table-cell>
          <table:table-cell table:number-columns-repeated="2" office:value-type="float" office:value="496">
            <text:p>496</text:p>
          </table:table-cell>
          <table:table-cell office:value-type="float" office:value="120.536">
            <text:p>120.536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563.295844589977">
            <text:p>563.295844589977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21.542">
            <text:p>121.542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563.73322356344">
            <text:p>563.73322356344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122.548">
            <text:p>122.548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564.170552732821">
            <text:p>564.17055273282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23.554">
            <text:p>123.554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564.607832098122">
            <text:p>564.607832098122</text:p>
          </table:table-cell>
          <table:table-cell table:number-columns-repeated="2" office:value-type="float" office:value="497">
            <text:p>497</text:p>
          </table:table-cell>
          <table:table-cell office:value-type="float" office:value="124.56">
            <text:p>124.5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565.045061659341">
            <text:p>565.045061659341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25.566">
            <text:p>125.566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565.48224141648">
            <text:p>565.482241416480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26.571">
            <text:p>126.571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565.919371369537">
            <text:p>565.919371369537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27.576">
            <text:p>127.576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566.356451518513">
            <text:p>566.356451518513</text:p>
          </table:table-cell>
          <table:table-cell table:number-columns-repeated="2" office:value-type="float" office:value="488">
            <text:p>488</text:p>
          </table:table-cell>
          <table:table-cell office:value-type="float" office:value="128.58">
            <text:p>128.58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566.793481863408">
            <text:p>566.793481863408</text:p>
          </table:table-cell>
          <table:table-cell table:number-columns-repeated="2" office:value-type="float" office:value="499">
            <text:p>499</text:p>
          </table:table-cell>
          <table:table-cell office:value-type="float" office:value="129.584">
            <text:p>129.584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567.230462404222">
            <text:p>567.23046240422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30.588">
            <text:p>130.588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567.667393140955">
            <text:p>567.667393140955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1.592">
            <text:p>131.592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568.104274073607">
            <text:p>568.104274073607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32.595">
            <text:p>132.595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568.541105202178">
            <text:p>568.54110520217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33.599">
            <text:p>133.59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568.977886526668">
            <text:p>568.977886526668</text:p>
          </table:table-cell>
          <table:table-cell table:number-columns-repeated="2" office:value-type="float" office:value="498">
            <text:p>498</text:p>
          </table:table-cell>
          <table:table-cell office:value-type="float" office:value="134.601">
            <text:p>134.60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569.414618047076">
            <text:p>569.41461804707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35.604">
            <text:p>135.604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569.851299763404">
            <text:p>569.851299763404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36.606">
            <text:p>136.606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570.28793167565">
            <text:p>570.287931675650</text:p>
          </table:table-cell>
          <table:table-cell table:number-columns-repeated="2" office:value-type="float" office:value="523">
            <text:p>523</text:p>
          </table:table-cell>
          <table:table-cell office:value-type="float" office:value="137.608">
            <text:p>137.608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570.724513783815">
            <text:p>570.72451378381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38.61">
            <text:p>138.61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571.1610460879">
            <text:p>571.16104608790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39.611">
            <text:p>139.611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571.597528587903">
            <text:p>571.59752858790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40.612">
            <text:p>140.612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572.033961283825">
            <text:p>572.033961283825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41.613">
            <text:p>141.613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572.470344175666">
            <text:p>572.47034417566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42.614">
            <text:p>142.614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572.906677263426">
            <text:p>572.906677263426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43.614">
            <text:p>143.61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573.342960547105">
            <text:p>573.342960547105</text:p>
          </table:table-cell>
          <table:table-cell table:number-columns-repeated="2" office:value-type="float" office:value="504">
            <text:p>504</text:p>
          </table:table-cell>
          <table:table-cell office:value-type="float" office:value="144.614">
            <text:p>144.614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573.779194026703">
            <text:p>573.77919402670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145.613">
            <text:p>145.613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574.215377702219">
            <text:p>574.215377702219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46.613">
            <text:p>146.613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574.651511573655">
            <text:p>574.651511573655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47.612">
            <text:p>147.612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575.087595641009">
            <text:p>575.08759564100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148.611">
            <text:p>148.611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575.523629904283">
            <text:p>575.523629904283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49.609">
            <text:p>149.60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575.959614363475">
            <text:p>575.95961436347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50.607">
            <text:p>150.60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576.395549018586">
            <text:p>576.395549018586</text:p>
          </table:table-cell>
          <table:table-cell table:number-columns-repeated="2" office:value-type="float" office:value="506">
            <text:p>506</text:p>
          </table:table-cell>
          <table:table-cell office:value-type="float" office:value="151.605">
            <text:p>151.60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576.831433869617">
            <text:p>576.83143386961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52.603">
            <text:p>152.603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577.267268916566">
            <text:p>577.267268916566</text:p>
          </table:table-cell>
          <table:table-cell table:number-columns-repeated="2" office:value-type="float" office:value="497">
            <text:p>497</text:p>
          </table:table-cell>
          <table:table-cell office:value-type="float" office:value="153.6">
            <text:p>153.6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577.703054159434">
            <text:p>577.703054159434</text:p>
          </table:table-cell>
          <table:table-cell table:number-columns-repeated="2" office:value-type="float" office:value="498">
            <text:p>498</text:p>
          </table:table-cell>
          <table:table-cell office:value-type="float" office:value="154.597">
            <text:p>154.597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578.138789598221">
            <text:p>578.13878959822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55.594">
            <text:p>155.594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578.574475232927">
            <text:p>578.574475232927</text:p>
          </table:table-cell>
          <table:table-cell table:number-columns-repeated="2" office:value-type="float" office:value="506">
            <text:p>506</text:p>
          </table:table-cell>
          <table:table-cell office:value-type="float" office:value="156.59">
            <text:p>156.59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579.010111063551">
            <text:p>579.010111063551</text:p>
          </table:table-cell>
          <table:table-cell table:number-columns-repeated="2" office:value-type="float" office:value="505">
            <text:p>505</text:p>
          </table:table-cell>
          <table:table-cell office:value-type="float" office:value="157.587">
            <text:p>157.587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579.445697090095">
            <text:p>579.44569709009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158.582">
            <text:p>158.582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579.881233312558">
            <text:p>579.881233312558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59.578">
            <text:p>159.578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580.316719730939">
            <text:p>580.316719730939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60.573">
            <text:p>160.57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580.752156345239">
            <text:p>580.75215634523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61.568">
            <text:p>161.568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581.187543155459">
            <text:p>581.187543155459</text:p>
          </table:table-cell>
          <table:table-cell table:number-columns-repeated="2" office:value-type="float" office:value="517">
            <text:p>517</text:p>
          </table:table-cell>
          <table:table-cell office:value-type="float" office:value="162.563">
            <text:p>162.563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581.622880161597">
            <text:p>581.622880161597</text:p>
          </table:table-cell>
          <table:table-cell table:number-columns-repeated="2" office:value-type="float" office:value="505">
            <text:p>505</text:p>
          </table:table-cell>
          <table:table-cell office:value-type="float" office:value="163.557">
            <text:p>163.557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582.058167363654">
            <text:p>582.058167363654</text:p>
          </table:table-cell>
          <table:table-cell table:number-columns-repeated="2" office:value-type="float" office:value="522">
            <text:p>522</text:p>
          </table:table-cell>
          <table:table-cell office:value-type="float" office:value="164.552">
            <text:p>164.55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582.49340476163">
            <text:p>582.493404761630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65.545">
            <text:p>165.54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582.928592355525">
            <text:p>582.92859235552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66.539">
            <text:p>166.53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583.363730145339">
            <text:p>583.363730145339</text:p>
          </table:table-cell>
          <table:table-cell table:number-columns-repeated="2" office:value-type="float" office:value="535">
            <text:p>535</text:p>
          </table:table-cell>
          <table:table-cell office:value-type="float" office:value="167.532">
            <text:p>167.532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583.798818131072">
            <text:p>583.798818131072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68.525">
            <text:p>168.525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584.233856312724">
            <text:p>584.23385631272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69.518">
            <text:p>169.51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584.668844690295">
            <text:p>584.66884469029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170.51">
            <text:p>170.5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585.103783263784">
            <text:p>585.10378326378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171.503">
            <text:p>171.503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585.538672033193">
            <text:p>585.538672033193</text:p>
          </table:table-cell>
          <table:table-cell table:number-columns-repeated="2" office:value-type="float" office:value="505">
            <text:p>505</text:p>
          </table:table-cell>
          <table:table-cell office:value-type="float" office:value="172.494">
            <text:p>172.49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585.97351099852">
            <text:p>585.97351099852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73.486">
            <text:p>173.48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586.408300159766">
            <text:p>586.40830015976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74.477">
            <text:p>174.477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586.843039516932">
            <text:p>586.84303951693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75.468">
            <text:p>175.46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587.277729070016">
            <text:p>587.27772907001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76.459">
            <text:p>176.459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587.712368819019">
            <text:p>587.712368819019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77.449">
            <text:p>177.44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588.146958763941">
            <text:p>588.146958763941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78.439">
            <text:p>178.439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588.581498904782">
            <text:p>588.581498904782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79.429">
            <text:p>179.429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589.015989241542">
            <text:p>589.015989241542</text:p>
          </table:table-cell>
          <table:table-cell table:number-columns-repeated="2" office:value-type="float" office:value="529">
            <text:p>529</text:p>
          </table:table-cell>
          <table:table-cell office:value-type="float" office:value="180.419">
            <text:p>180.41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589.450429774221">
            <text:p>589.450429774221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81.408">
            <text:p>181.408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589.884820502818">
            <text:p>589.884820502818</text:p>
          </table:table-cell>
          <table:table-cell table:number-columns-repeated="2" office:value-type="float" office:value="514">
            <text:p>514</text:p>
          </table:table-cell>
          <table:table-cell office:value-type="float" office:value="182.397">
            <text:p>182.397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590.319161427335">
            <text:p>590.319161427335</text:p>
          </table:table-cell>
          <table:table-cell table:number-columns-repeated="2" office:value-type="float" office:value="519">
            <text:p>519</text:p>
          </table:table-cell>
          <table:table-cell office:value-type="float" office:value="183.385">
            <text:p>183.385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590.75345254777">
            <text:p>590.753452547770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84.374">
            <text:p>184.374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591.187693864125">
            <text:p>591.187693864125</text:p>
          </table:table-cell>
          <table:table-cell table:number-columns-repeated="2" office:value-type="float" office:value="500">
            <text:p>500</text:p>
          </table:table-cell>
          <table:table-cell office:value-type="float" office:value="185.362">
            <text:p>185.36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591.621885376398">
            <text:p>591.621885376398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86.35">
            <text:p>186.3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592.05602708459">
            <text:p>592.056027084590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87.337">
            <text:p>187.337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592.490118988701">
            <text:p>592.49011898870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88.324">
            <text:p>188.324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592.924161088732">
            <text:p>592.924161088732</text:p>
          </table:table-cell>
          <table:table-cell table:number-columns-repeated="2" office:value-type="float" office:value="511">
            <text:p>511</text:p>
          </table:table-cell>
          <table:table-cell office:value-type="float" office:value="189.311">
            <text:p>189.311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593.35815338468">
            <text:p>593.358153384680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90.298">
            <text:p>190.29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593.792095876549">
            <text:p>593.792095876549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91.284">
            <text:p>191.284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594.225988564335">
            <text:p>594.22598856433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192.27">
            <text:p>192.27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594.659831448041">
            <text:p>594.659831448041</text:p>
          </table:table-cell>
          <table:table-cell table:number-columns-repeated="2" office:value-type="float" office:value="522">
            <text:p>522</text:p>
          </table:table-cell>
          <table:table-cell office:value-type="float" office:value="193.256">
            <text:p>193.256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595.093624527666">
            <text:p>595.09362452766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194.242">
            <text:p>194.24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595.527367803209">
            <text:p>595.527367803209</text:p>
          </table:table-cell>
          <table:table-cell table:number-columns-repeated="2" office:value-type="float" office:value="506">
            <text:p>506</text:p>
          </table:table-cell>
          <table:table-cell office:value-type="float" office:value="195.227">
            <text:p>195.22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95.961061274672">
            <text:p>595.96106127467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96.212">
            <text:p>196.212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596.394704942053">
            <text:p>596.39470494205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97.196">
            <text:p>197.196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596.828298805353">
            <text:p>596.82829880535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98.181">
            <text:p>198.181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597.261842864573">
            <text:p>597.26184286457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99.165">
            <text:p>199.165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597.695337119711">
            <text:p>597.695337119711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00.148">
            <text:p>200.148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598.128781570768">
            <text:p>598.128781570768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01.132">
            <text:p>201.13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598.562176217744">
            <text:p>598.56217621774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202.115">
            <text:p>202.11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598.995521060639">
            <text:p>598.995521060639</text:p>
          </table:table-cell>
          <table:table-cell table:number-columns-repeated="2" office:value-type="float" office:value="523">
            <text:p>523</text:p>
          </table:table-cell>
          <table:table-cell office:value-type="float" office:value="203.098">
            <text:p>203.098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599.428816099453">
            <text:p>599.42881609945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04.08">
            <text:p>204.08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599.862061334185">
            <text:p>599.86206133418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205.063">
            <text:p>205.063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600.295256764837">
            <text:p>600.295256764837</text:p>
          </table:table-cell>
          <table:table-cell table:number-columns-repeated="2" office:value-type="float" office:value="505">
            <text:p>505</text:p>
          </table:table-cell>
          <table:table-cell office:value-type="float" office:value="206.045">
            <text:p>206.04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600.728402391408">
            <text:p>600.728402391408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07.026">
            <text:p>207.02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01.161498213897">
            <text:p>601.16149821389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08.008">
            <text:p>208.008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601.594544232306">
            <text:p>601.594544232306</text:p>
          </table:table-cell>
          <table:table-cell table:number-columns-repeated="2" office:value-type="float" office:value="530">
            <text:p>530</text:p>
          </table:table-cell>
          <table:table-cell office:value-type="float" office:value="208.989">
            <text:p>208.989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float" office:value="602.027540446633">
            <text:p>602.02754044663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09.97">
            <text:p>209.97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602.460486856879">
            <text:p>602.460486856879</text:p>
          </table:table-cell>
          <table:table-cell table:number-columns-repeated="2" office:value-type="float" office:value="537">
            <text:p>537</text:p>
          </table:table-cell>
          <table:table-cell office:value-type="float" office:value="210.95">
            <text:p>210.9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602.893383463044">
            <text:p>602.893383463044</text:p>
          </table:table-cell>
          <table:table-cell table:number-columns-repeated="2" office:value-type="float" office:value="527">
            <text:p>527</text:p>
          </table:table-cell>
          <table:table-cell office:value-type="float" office:value="211.931">
            <text:p>211.931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603.326230265128">
            <text:p>603.32623026512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12.911">
            <text:p>212.911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603.759027263131">
            <text:p>603.75902726313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213.89">
            <text:p>213.89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604.191774457053">
            <text:p>604.191774457053</text:p>
          </table:table-cell>
          <table:table-cell table:number-columns-repeated="2" office:value-type="float" office:value="494">
            <text:p>494</text:p>
          </table:table-cell>
          <table:table-cell office:value-type="float" office:value="214.87">
            <text:p>214.87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float" office:value="604.624471846894">
            <text:p>604.62447184689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215.849">
            <text:p>215.849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605.057119432654">
            <text:p>605.05711943265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216.828">
            <text:p>216.828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605.489717214333">
            <text:p>605.489717214333</text:p>
          </table:table-cell>
          <table:table-cell table:number-columns-repeated="2" office:value-type="float" office:value="516">
            <text:p>516</text:p>
          </table:table-cell>
          <table:table-cell office:value-type="float" office:value="217.806">
            <text:p>217.806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605.92226519193">
            <text:p>605.92226519193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218.784">
            <text:p>218.78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606.354763365447">
            <text:p>606.354763365447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19.762">
            <text:p>219.762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606.787211734882">
            <text:p>606.78721173488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220.74">
            <text:p>220.74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607.219610300236">
            <text:p>607.219610300236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21.717">
            <text:p>221.717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607.65195906151">
            <text:p>607.65195906151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222.694">
            <text:p>222.694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608.084258018702">
            <text:p>608.084258018702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23.671">
            <text:p>223.67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608.516507171813">
            <text:p>608.516507171813</text:p>
          </table:table-cell>
          <table:table-cell table:number-columns-repeated="2" office:value-type="float" office:value="530">
            <text:p>530</text:p>
          </table:table-cell>
          <table:table-cell office:value-type="float" office:value="224.648">
            <text:p>224.648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608.948706520843">
            <text:p>608.948706520843</text:p>
          </table:table-cell>
          <table:table-cell table:number-columns-repeated="2" office:value-type="float" office:value="534">
            <text:p>534</text:p>
          </table:table-cell>
          <table:table-cell office:value-type="float" office:value="225.624">
            <text:p>225.624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609.380856065792">
            <text:p>609.38085606579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226.6">
            <text:p>226.6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609.812955806659">
            <text:p>609.812955806659</text:p>
          </table:table-cell>
          <table:table-cell table:number-columns-repeated="2" office:value-type="float" office:value="501">
            <text:p>501</text:p>
          </table:table-cell>
          <table:table-cell office:value-type="float" office:value="227.576">
            <text:p>227.576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610.245005743446">
            <text:p>610.245005743446</text:p>
          </table:table-cell>
          <table:table-cell table:number-columns-repeated="2" office:value-type="float" office:value="512">
            <text:p>512</text:p>
          </table:table-cell>
          <table:table-cell office:value-type="float" office:value="228.551">
            <text:p>228.551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610.677005876152">
            <text:p>610.67700587615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229.526">
            <text:p>229.526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611.108956204776">
            <text:p>611.108956204776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30.501">
            <text:p>230.501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611.54085672932">
            <text:p>611.54085672932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31.475">
            <text:p>231.475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611.972707449782">
            <text:p>611.97270744978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32.449">
            <text:p>232.449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612.404508366164">
            <text:p>612.404508366164</text:p>
          </table:table-cell>
          <table:table-cell table:number-columns-repeated="2" office:value-type="float" office:value="539">
            <text:p>539</text:p>
          </table:table-cell>
          <table:table-cell office:value-type="float" office:value="233.423">
            <text:p>233.423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612.836259478464">
            <text:p>612.836259478464</text:p>
          </table:table-cell>
          <table:table-cell table:number-columns-repeated="2" office:value-type="float" office:value="530">
            <text:p>530</text:p>
          </table:table-cell>
          <table:table-cell office:value-type="float" office:value="234.397">
            <text:p>234.397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613.267960786683">
            <text:p>613.267960786683</text:p>
          </table:table-cell>
          <table:table-cell table:number-columns-repeated="2" office:value-type="float" office:value="525">
            <text:p>525</text:p>
          </table:table-cell>
          <table:table-cell office:value-type="float" office:value="235.37">
            <text:p>235.37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613.699612290821">
            <text:p>613.69961229082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236.343">
            <text:p>236.343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614.131213990878">
            <text:p>614.13121399087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237.316">
            <text:p>237.316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614.562765886854">
            <text:p>614.56276588685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238.289">
            <text:p>238.289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614.994267978749">
            <text:p>614.994267978749</text:p>
          </table:table-cell>
          <table:table-cell table:number-columns-repeated="2" office:value-type="float" office:value="516">
            <text:p>516</text:p>
          </table:table-cell>
          <table:table-cell office:value-type="float" office:value="239.261">
            <text:p>239.26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615.425720266562">
            <text:p>615.42572026656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40.233">
            <text:p>240.233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15.857122750295">
            <text:p>615.85712275029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241.204">
            <text:p>241.204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616.288475429947">
            <text:p>616.288475429947</text:p>
          </table:table-cell>
          <table:table-cell table:number-columns-repeated="2" office:value-type="float" office:value="522">
            <text:p>522</text:p>
          </table:table-cell>
          <table:table-cell office:value-type="float" office:value="242.175">
            <text:p>242.175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616.719778305517">
            <text:p>616.719778305517</text:p>
          </table:table-cell>
          <table:table-cell table:number-columns-repeated="2" office:value-type="float" office:value="503">
            <text:p>503</text:p>
          </table:table-cell>
          <table:table-cell office:value-type="float" office:value="243.146">
            <text:p>243.146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617.151031377006">
            <text:p>617.151031377006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44.117">
            <text:p>244.117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617.582234644415">
            <text:p>617.582234644415</text:p>
          </table:table-cell>
          <table:table-cell table:number-columns-repeated="2" office:value-type="float" office:value="521">
            <text:p>521</text:p>
          </table:table-cell>
          <table:table-cell office:value-type="float" office:value="245.088">
            <text:p>245.088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618.013388107742">
            <text:p>618.01338810774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246.058">
            <text:p>246.058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618.444491766988">
            <text:p>618.444491766988</text:p>
          </table:table-cell>
          <table:table-cell table:number-columns-repeated="2" office:value-type="float" office:value="530">
            <text:p>530</text:p>
          </table:table-cell>
          <table:table-cell office:value-type="float" office:value="247.028">
            <text:p>247.028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618.875545622153">
            <text:p>618.875545622153</text:p>
          </table:table-cell>
          <table:table-cell table:number-columns-repeated="2" office:value-type="float" office:value="517">
            <text:p>517</text:p>
          </table:table-cell>
          <table:table-cell office:value-type="float" office:value="247.997">
            <text:p>247.997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619.306549673237">
            <text:p>619.30654967323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48.966">
            <text:p>248.966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619.73750392024">
            <text:p>619.737503920240</text:p>
          </table:table-cell>
          <table:table-cell table:number-columns-repeated="2" office:value-type="float" office:value="534">
            <text:p>534</text:p>
          </table:table-cell>
          <table:table-cell office:value-type="float" office:value="249.935">
            <text:p>249.93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620.168408363162">
            <text:p>620.168408363162</text:p>
          </table:table-cell>
          <table:table-cell table:number-columns-repeated="2" office:value-type="float" office:value="536">
            <text:p>536</text:p>
          </table:table-cell>
          <table:table-cell office:value-type="float" office:value="250.904">
            <text:p>250.904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620.599263002003">
            <text:p>620.599263002003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51.873">
            <text:p>251.873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621.030067836762">
            <text:p>621.03006783676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52.841">
            <text:p>252.841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621.460822867441">
            <text:p>621.460822867441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53.809">
            <text:p>253.809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621.891528094038">
            <text:p>621.891528094038</text:p>
          </table:table-cell>
          <table:table-cell table:number-columns-repeated="2" office:value-type="float" office:value="528">
            <text:p>528</text:p>
          </table:table-cell>
          <table:table-cell office:value-type="float" office:value="254.776">
            <text:p>254.776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622.322183516555">
            <text:p>622.322183516555</text:p>
          </table:table-cell>
          <table:table-cell table:number-columns-repeated="2" office:value-type="float" office:value="527">
            <text:p>527</text:p>
          </table:table-cell>
          <table:table-cell office:value-type="float" office:value="255.743">
            <text:p>255.743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622.75278913499">
            <text:p>622.752789134990</text:p>
          </table:table-cell>
          <table:table-cell table:number-columns-repeated="2" office:value-type="float" office:value="541">
            <text:p>541</text:p>
          </table:table-cell>
          <table:table-cell office:value-type="float" office:value="256.71">
            <text:p>256.71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623.183344949344">
            <text:p>623.18334494934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57.677">
            <text:p>257.677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623.613850959617">
            <text:p>623.61385095961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58.643">
            <text:p>258.643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624.044307165809">
            <text:p>624.044307165809</text:p>
          </table:table-cell>
          <table:table-cell table:number-columns-repeated="2" office:value-type="float" office:value="512">
            <text:p>512</text:p>
          </table:table-cell>
          <table:table-cell office:value-type="float" office:value="259.609">
            <text:p>259.609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624.47471356792">
            <text:p>624.474713567920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60.575">
            <text:p>260.575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624.90507016595">
            <text:p>624.905070165950</text:p>
          </table:table-cell>
          <table:table-cell table:number-columns-repeated="2" office:value-type="float" office:value="527">
            <text:p>527</text:p>
          </table:table-cell>
          <table:table-cell office:value-type="float" office:value="261.541">
            <text:p>261.541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625.335376959899">
            <text:p>625.335376959899</text:p>
          </table:table-cell>
          <table:table-cell table:number-columns-repeated="2" office:value-type="float" office:value="538">
            <text:p>538</text:p>
          </table:table-cell>
          <table:table-cell office:value-type="float" office:value="262.506">
            <text:p>262.506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625.765633949767">
            <text:p>625.76563394976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63.471">
            <text:p>263.471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626.195841135553">
            <text:p>626.195841135553</text:p>
          </table:table-cell>
          <table:table-cell table:number-columns-repeated="2" office:value-type="float" office:value="537">
            <text:p>537</text:p>
          </table:table-cell>
          <table:table-cell office:value-type="float" office:value="264.436">
            <text:p>264.436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626.625998517259">
            <text:p>626.625998517259</text:p>
          </table:table-cell>
          <table:table-cell table:number-columns-repeated="2" office:value-type="float" office:value="528">
            <text:p>528</text:p>
          </table:table-cell>
          <table:table-cell office:value-type="float" office:value="265.4">
            <text:p>265.4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627.056106094883">
            <text:p>627.056106094883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66.364">
            <text:p>266.364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627.486163868427">
            <text:p>627.48616386842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67.328">
            <text:p>267.328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627.916171837889">
            <text:p>627.916171837889</text:p>
          </table:table-cell>
          <table:table-cell table:number-columns-repeated="2" office:value-type="float" office:value="509">
            <text:p>509</text:p>
          </table:table-cell>
          <table:table-cell office:value-type="float" office:value="268.291">
            <text:p>268.291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628.34613000327">
            <text:p>628.34613000327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269.254">
            <text:p>269.254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628.77603836457">
            <text:p>628.776038364570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70.217">
            <text:p>270.217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629.205896921789">
            <text:p>629.205896921789</text:p>
          </table:table-cell>
          <table:table-cell table:number-columns-repeated="2" office:value-type="float" office:value="532">
            <text:p>532</text:p>
          </table:table-cell>
          <table:table-cell office:value-type="float" office:value="271.18">
            <text:p>271.18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629.635705674927">
            <text:p>629.635705674927</text:p>
          </table:table-cell>
          <table:table-cell table:number-columns-repeated="2" office:value-type="float" office:value="517">
            <text:p>517</text:p>
          </table:table-cell>
          <table:table-cell office:value-type="float" office:value="272.142">
            <text:p>272.142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630.065464623984">
            <text:p>630.06546462398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273.104">
            <text:p>273.104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630.49517376896">
            <text:p>630.49517376896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274.066">
            <text:p>274.066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630.924833109855">
            <text:p>630.924833109855</text:p>
          </table:table-cell>
          <table:table-cell table:number-columns-repeated="2" office:value-type="float" office:value="518">
            <text:p>518</text:p>
          </table:table-cell>
          <table:table-cell office:value-type="float" office:value="275.028">
            <text:p>275.028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631.354442646668">
            <text:p>631.354442646668</text:p>
          </table:table-cell>
          <table:table-cell table:number-columns-repeated="2" office:value-type="float" office:value="536">
            <text:p>536</text:p>
          </table:table-cell>
          <table:table-cell office:value-type="float" office:value="275.989">
            <text:p>275.989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631.784002379401">
            <text:p>631.784002379401</text:p>
          </table:table-cell>
          <table:table-cell table:number-columns-repeated="2" office:value-type="float" office:value="524">
            <text:p>524</text:p>
          </table:table-cell>
          <table:table-cell office:value-type="float" office:value="276.95">
            <text:p>276.9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632.213512308052">
            <text:p>632.213512308052</text:p>
          </table:table-cell>
          <table:table-cell table:number-columns-repeated="2" office:value-type="float" office:value="535">
            <text:p>535</text:p>
          </table:table-cell>
          <table:table-cell office:value-type="float" office:value="277.91">
            <text:p>277.91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632.642972432623">
            <text:p>632.642972432623</text:p>
          </table:table-cell>
          <table:table-cell table:number-columns-repeated="2" office:value-type="float" office:value="523">
            <text:p>523</text:p>
          </table:table-cell>
          <table:table-cell office:value-type="float" office:value="278.871">
            <text:p>278.871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633.072382753112">
            <text:p>633.072382753112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79.831">
            <text:p>279.831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633.50174326952">
            <text:p>633.50174326952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280.79">
            <text:p>280.79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633.931053981847">
            <text:p>633.931053981847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81.75">
            <text:p>281.75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634.360314890093">
            <text:p>634.36031489009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282.709">
            <text:p>282.709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634.789525994258">
            <text:p>634.789525994258</text:p>
          </table:table-cell>
          <table:table-cell table:number-columns-repeated="2" office:value-type="float" office:value="527">
            <text:p>527</text:p>
          </table:table-cell>
          <table:table-cell office:value-type="float" office:value="283.668">
            <text:p>283.668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635.218687294342">
            <text:p>635.21868729434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284.626">
            <text:p>284.626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635.647798790345">
            <text:p>635.64779879034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285.585">
            <text:p>285.585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636.076860482267">
            <text:p>636.07686048226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286.543">
            <text:p>286.543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636.505872370107">
            <text:p>636.505872370107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87.5">
            <text:p>287.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office:value-type="float" office:value="636.934834453867">
            <text:p>636.934834453867</text:p>
          </table:table-cell>
          <table:table-cell table:number-columns-repeated="2" office:value-type="float" office:value="526">
            <text:p>526</text:p>
          </table:table-cell>
          <table:table-cell office:value-type="float" office:value="288.458">
            <text:p>288.458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office:value-type="float" office:value="637.363746733545">
            <text:p>637.363746733545</text:p>
          </table:table-cell>
          <table:table-cell table:number-columns-repeated="2" office:value-type="float" office:value="537">
            <text:p>537</text:p>
          </table:table-cell>
          <table:table-cell office:value-type="float" office:value="289.415">
            <text:p>289.415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637.792609209143">
            <text:p>637.792609209143</text:p>
          </table:table-cell>
          <table:table-cell table:number-columns-repeated="2" office:value-type="float" office:value="537">
            <text:p>537</text:p>
          </table:table-cell>
          <table:table-cell office:value-type="float" office:value="290.372">
            <text:p>290.372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638.221421880659">
            <text:p>638.221421880659</text:p>
          </table:table-cell>
          <table:table-cell table:number-columns-repeated="2" office:value-type="float" office:value="519">
            <text:p>519</text:p>
          </table:table-cell>
          <table:table-cell office:value-type="float" office:value="291.328">
            <text:p>291.328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638.650184748094">
            <text:p>638.650184748094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92.285">
            <text:p>292.28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639.078897811448">
            <text:p>639.078897811448</text:p>
          </table:table-cell>
          <table:table-cell table:number-columns-repeated="2" office:value-type="float" office:value="541">
            <text:p>541</text:p>
          </table:table-cell>
          <table:table-cell office:value-type="float" office:value="293.241">
            <text:p>293.241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639.507561070721">
            <text:p>639.507561070721</text:p>
          </table:table-cell>
          <table:table-cell table:number-columns-repeated="2" office:value-type="float" office:value="531">
            <text:p>531</text:p>
          </table:table-cell>
          <table:table-cell office:value-type="float" office:value="294.196">
            <text:p>294.196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office:value-type="float" office:value="639.936174525913">
            <text:p>639.936174525913</text:p>
          </table:table-cell>
          <table:table-cell table:number-columns-repeated="2" office:value-type="float" office:value="524">
            <text:p>524</text:p>
          </table:table-cell>
          <table:table-cell office:value-type="float" office:value="295.152">
            <text:p>295.152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640.364738177024">
            <text:p>640.36473817702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296.107">
            <text:p>296.107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640.793252024054">
            <text:p>640.793252024054</text:p>
          </table:table-cell>
          <table:table-cell table:number-columns-repeated="2" office:value-type="float" office:value="522">
            <text:p>522</text:p>
          </table:table-cell>
          <table:table-cell office:value-type="float" office:value="297.062">
            <text:p>297.062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641.221716067003">
            <text:p>641.221716067003</text:p>
          </table:table-cell>
          <table:table-cell table:number-columns-repeated="2" office:value-type="float" office:value="513">
            <text:p>513</text:p>
          </table:table-cell>
          <table:table-cell office:value-type="float" office:value="298.016">
            <text:p>298.016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641.65013030587">
            <text:p>641.650130305870</text:p>
          </table:table-cell>
          <table:table-cell table:number-columns-repeated="2" office:value-type="float" office:value="535">
            <text:p>535</text:p>
          </table:table-cell>
          <table:table-cell office:value-type="float" office:value="298.97">
            <text:p>298.97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642.078494740657">
            <text:p>642.07849474065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99.924">
            <text:p>299.924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642.506809371362">
            <text:p>642.50680937136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300.878">
            <text:p>300.878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642.935074197987">
            <text:p>642.935074197987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01.831">
            <text:p>301.831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643.36328922053">
            <text:p>643.36328922053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302.784">
            <text:p>302.784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643.791454438992">
            <text:p>643.791454438992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03.737">
            <text:p>303.737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644.219569853373">
            <text:p>644.21956985337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304.69">
            <text:p>304.69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644.647635463673">
            <text:p>644.647635463673</text:p>
          </table:table-cell>
          <table:table-cell table:number-columns-repeated="2" office:value-type="float" office:value="517">
            <text:p>517</text:p>
          </table:table-cell>
          <table:table-cell office:value-type="float" office:value="305.642">
            <text:p>305.642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645.075651269892">
            <text:p>645.075651269892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06.594">
            <text:p>306.594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645.50361727203">
            <text:p>645.503617272030</text:p>
          </table:table-cell>
          <table:table-cell table:number-columns-repeated="2" office:value-type="float" office:value="540">
            <text:p>540</text:p>
          </table:table-cell>
          <table:table-cell office:value-type="float" office:value="307.546">
            <text:p>307.546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645.931533470087">
            <text:p>645.931533470087</text:p>
          </table:table-cell>
          <table:table-cell table:number-columns-repeated="2" office:value-type="float" office:value="516">
            <text:p>516</text:p>
          </table:table-cell>
          <table:table-cell office:value-type="float" office:value="308.497">
            <text:p>308.497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646.359399864062">
            <text:p>646.359399864062</text:p>
          </table:table-cell>
          <table:table-cell table:number-columns-repeated="2" office:value-type="float" office:value="537">
            <text:p>537</text:p>
          </table:table-cell>
          <table:table-cell office:value-type="float" office:value="309.448">
            <text:p>309.448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646.787216453957">
            <text:p>646.787216453957</text:p>
          </table:table-cell>
          <table:table-cell table:number-columns-repeated="2" office:value-type="float" office:value="517">
            <text:p>517</text:p>
          </table:table-cell>
          <table:table-cell office:value-type="float" office:value="310.399">
            <text:p>310.399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647.214983239771">
            <text:p>647.214983239771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11.349">
            <text:p>311.349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647.642700221503">
            <text:p>647.64270022150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12.299">
            <text:p>312.299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office:value-type="float" office:value="648.070367399154">
            <text:p>648.070367399154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13.249">
            <text:p>313.249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648.497984772725">
            <text:p>648.497984772725</text:p>
          </table:table-cell>
          <table:table-cell table:number-columns-repeated="2" office:value-type="float" office:value="540">
            <text:p>540</text:p>
          </table:table-cell>
          <table:table-cell office:value-type="float" office:value="314.199">
            <text:p>314.199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648.925552342214">
            <text:p>648.925552342214</text:p>
          </table:table-cell>
          <table:table-cell table:number-columns-repeated="2" office:value-type="float" office:value="527">
            <text:p>527</text:p>
          </table:table-cell>
          <table:table-cell office:value-type="float" office:value="315.148">
            <text:p>315.148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649.353070107622">
            <text:p>649.353070107622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16.097">
            <text:p>316.097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649.780538068949">
            <text:p>649.780538068949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17.046">
            <text:p>317.046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650.207956226195">
            <text:p>650.207956226195</text:p>
          </table:table-cell>
          <table:table-cell table:number-columns-repeated="2" office:value-type="float" office:value="518">
            <text:p>518</text:p>
          </table:table-cell>
          <table:table-cell office:value-type="float" office:value="317.994">
            <text:p>317.99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650.63532457936">
            <text:p>650.635324579360</text:p>
          </table:table-cell>
          <table:table-cell table:number-columns-repeated="2" office:value-type="float" office:value="544">
            <text:p>544</text:p>
          </table:table-cell>
          <table:table-cell office:value-type="float" office:value="318.943">
            <text:p>318.943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651.062643128443">
            <text:p>651.06264312844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319.89">
            <text:p>319.89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651.489911873446">
            <text:p>651.48991187344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320.838">
            <text:p>320.838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651.917130814368">
            <text:p>651.917130814368</text:p>
          </table:table-cell>
          <table:table-cell table:number-columns-repeated="2" office:value-type="float" office:value="545">
            <text:p>545</text:p>
          </table:table-cell>
          <table:table-cell office:value-type="float" office:value="321.785">
            <text:p>321.78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652.344299951208">
            <text:p>652.344299951208</text:p>
          </table:table-cell>
          <table:table-cell table:number-columns-repeated="2" office:value-type="float" office:value="531">
            <text:p>531</text:p>
          </table:table-cell>
          <table:table-cell office:value-type="float" office:value="322.732">
            <text:p>322.732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652.771419283968">
            <text:p>652.771419283968</text:p>
          </table:table-cell>
          <table:table-cell table:number-columns-repeated="2" office:value-type="float" office:value="535">
            <text:p>535</text:p>
          </table:table-cell>
          <table:table-cell office:value-type="float" office:value="323.679">
            <text:p>323.679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653.198488812646">
            <text:p>653.198488812646</text:p>
          </table:table-cell>
          <table:table-cell table:number-columns-repeated="2" office:value-type="float" office:value="533">
            <text:p>533</text:p>
          </table:table-cell>
          <table:table-cell office:value-type="float" office:value="324.626">
            <text:p>324.626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653.625508537243">
            <text:p>653.62550853724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325.572">
            <text:p>325.572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654.05247845776">
            <text:p>654.052478457760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26.518">
            <text:p>326.518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654.479398574195">
            <text:p>654.479398574195</text:p>
          </table:table-cell>
          <table:table-cell table:number-columns-repeated="2" office:value-type="float" office:value="533">
            <text:p>533</text:p>
          </table:table-cell>
          <table:table-cell office:value-type="float" office:value="327.463">
            <text:p>327.463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654.906268886549">
            <text:p>654.906268886549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28.408">
            <text:p>328.408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655.333089394822">
            <text:p>655.33308939482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329.353">
            <text:p>329.353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655.759860099013">
            <text:p>655.759860099013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30.298">
            <text:p>330.298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656.186580999124">
            <text:p>656.186580999124</text:p>
          </table:table-cell>
          <table:table-cell table:number-columns-repeated="2" office:value-type="float" office:value="535">
            <text:p>535</text:p>
          </table:table-cell>
          <table:table-cell office:value-type="float" office:value="331.242">
            <text:p>331.242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656.613252095154">
            <text:p>656.613252095154</text:p>
          </table:table-cell>
          <table:table-cell table:number-columns-repeated="2" office:value-type="float" office:value="522">
            <text:p>522</text:p>
          </table:table-cell>
          <table:table-cell office:value-type="float" office:value="332.187">
            <text:p>332.187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657.039873387103">
            <text:p>657.03987338710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33.13">
            <text:p>333.13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657.46644487497">
            <text:p>657.46644487497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34.074">
            <text:p>334.07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657.892966558756">
            <text:p>657.892966558756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35.017">
            <text:p>335.017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658.319438438462">
            <text:p>658.31943843846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335.96">
            <text:p>335.96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658.745860514086">
            <text:p>658.74586051408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336.903">
            <text:p>336.903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659.172232785629">
            <text:p>659.172232785629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37.845">
            <text:p>337.84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659.598555253091">
            <text:p>659.598555253091</text:p>
          </table:table-cell>
          <table:table-cell table:number-columns-repeated="2" office:value-type="float" office:value="517">
            <text:p>517</text:p>
          </table:table-cell>
          <table:table-cell office:value-type="float" office:value="338.787">
            <text:p>338.787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660.024827916472">
            <text:p>660.02482791647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339.729">
            <text:p>339.729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660.451050775772">
            <text:p>660.451050775772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40.671">
            <text:p>340.671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660.877223830991">
            <text:p>660.877223830991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41.612">
            <text:p>341.612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661.303347082129">
            <text:p>661.303347082129</text:p>
          </table:table-cell>
          <table:table-cell table:number-columns-repeated="2" office:value-type="float" office:value="525">
            <text:p>525</text:p>
          </table:table-cell>
          <table:table-cell office:value-type="float" office:value="342.553">
            <text:p>342.553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661.729420529186">
            <text:p>661.729420529186</text:p>
          </table:table-cell>
          <table:table-cell table:number-columns-repeated="2" office:value-type="float" office:value="534">
            <text:p>534</text:p>
          </table:table-cell>
          <table:table-cell office:value-type="float" office:value="343.493">
            <text:p>343.493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662.155444172161">
            <text:p>662.155444172161</text:p>
          </table:table-cell>
          <table:table-cell table:number-columns-repeated="2" office:value-type="float" office:value="525">
            <text:p>525</text:p>
          </table:table-cell>
          <table:table-cell office:value-type="float" office:value="344.434">
            <text:p>344.434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662.581418011056">
            <text:p>662.581418011056</text:p>
          </table:table-cell>
          <table:table-cell table:number-columns-repeated="2" office:value-type="float" office:value="535">
            <text:p>535</text:p>
          </table:table-cell>
          <table:table-cell office:value-type="float" office:value="345.374">
            <text:p>345.374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663.007342045869">
            <text:p>663.007342045869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46.314">
            <text:p>346.314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663.433216276601">
            <text:p>663.433216276601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47.253">
            <text:p>347.253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office:value-type="float" office:value="663.859040703253">
            <text:p>663.85904070325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48.192">
            <text:p>348.192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664.284815325823">
            <text:p>664.284815325823</text:p>
          </table:table-cell>
          <table:table-cell table:number-columns-repeated="2" office:value-type="float" office:value="541">
            <text:p>541</text:p>
          </table:table-cell>
          <table:table-cell office:value-type="float" office:value="349.131">
            <text:p>349.131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664.710540144312">
            <text:p>664.71054014431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350.07">
            <text:p>350.07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665.13621515872">
            <text:p>665.136215158720</text:p>
          </table:table-cell>
          <table:table-cell table:number-columns-repeated="2" office:value-type="float" office:value="525">
            <text:p>525</text:p>
          </table:table-cell>
          <table:table-cell office:value-type="float" office:value="351.008">
            <text:p>351.008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665.561840369047">
            <text:p>665.561840369047</text:p>
          </table:table-cell>
          <table:table-cell table:number-columns-repeated="2" office:value-type="float" office:value="537">
            <text:p>537</text:p>
          </table:table-cell>
          <table:table-cell office:value-type="float" office:value="351.946">
            <text:p>351.946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665.987415775293">
            <text:p>665.987415775293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52.884">
            <text:p>352.884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666.412941377457">
            <text:p>666.412941377457</text:p>
          </table:table-cell>
          <table:table-cell table:number-columns-repeated="2" office:value-type="float" office:value="533">
            <text:p>533</text:p>
          </table:table-cell>
          <table:table-cell office:value-type="float" office:value="353.821">
            <text:p>353.821</text:p>
          </table:table-cell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666.838417175541">
            <text:p>666.838417175541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54.759">
            <text:p>354.759</text:p>
          </table:table-cell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667.263843169544">
            <text:p>667.263843169544</text:p>
          </table:table-cell>
          <table:table-cell table:number-columns-repeated="2" office:value-type="float" office:value="540">
            <text:p>540</text:p>
          </table:table-cell>
          <table:table-cell office:value-type="float" office:value="355.695">
            <text:p>355.695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667.689219359465">
            <text:p>667.689219359465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56.632">
            <text:p>356.632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668.114545745306">
            <text:p>668.114545745306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57.568">
            <text:p>357.568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668.539822327065">
            <text:p>668.539822327065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58.504">
            <text:p>358.504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668.965049104743">
            <text:p>668.965049104743</text:p>
          </table:table-cell>
          <table:table-cell table:number-columns-repeated="2" office:value-type="float" office:value="530">
            <text:p>530</text:p>
          </table:table-cell>
          <table:table-cell office:value-type="float" office:value="359.44">
            <text:p>359.44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669.39022607834">
            <text:p>669.390226078340</text:p>
          </table:table-cell>
          <table:table-cell table:number-columns-repeated="2" office:value-type="float" office:value="534">
            <text:p>534</text:p>
          </table:table-cell>
          <table:table-cell office:value-type="float" office:value="360.376">
            <text:p>360.376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669.815353247856">
            <text:p>669.815353247856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61.311">
            <text:p>361.311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670.240430613291">
            <text:p>670.24043061329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362.246">
            <text:p>362.246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670.665458174645">
            <text:p>670.665458174645</text:p>
          </table:table-cell>
          <table:table-cell table:number-columns-repeated="2" office:value-type="float" office:value="522">
            <text:p>522</text:p>
          </table:table-cell>
          <table:table-cell office:value-type="float" office:value="363.18">
            <text:p>363.18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671.090435931918">
            <text:p>671.090435931918</text:p>
          </table:table-cell>
          <table:table-cell table:number-columns-repeated="2" office:value-type="float" office:value="538">
            <text:p>538</text:p>
          </table:table-cell>
          <table:table-cell office:value-type="float" office:value="364.114">
            <text:p>364.114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671.51536388511">
            <text:p>671.515363885110</text:p>
          </table:table-cell>
          <table:table-cell table:number-columns-repeated="2" office:value-type="float" office:value="536">
            <text:p>536</text:p>
          </table:table-cell>
          <table:table-cell office:value-type="float" office:value="365.048">
            <text:p>365.048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671.940242034221">
            <text:p>671.940242034221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65.982">
            <text:p>365.982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672.36507037925">
            <text:p>672.365070379250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66.916">
            <text:p>366.916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672.789848920199">
            <text:p>672.78984892019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367.849">
            <text:p>367.849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673.214577657066">
            <text:p>673.21457765706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368.782">
            <text:p>368.782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673.639256589853">
            <text:p>673.639256589853</text:p>
          </table:table-cell>
          <table:table-cell table:number-columns-repeated="2" office:value-type="float" office:value="533">
            <text:p>533</text:p>
          </table:table-cell>
          <table:table-cell office:value-type="float" office:value="369.714">
            <text:p>369.714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674.063885718558">
            <text:p>674.063885718558</text:p>
          </table:table-cell>
          <table:table-cell table:number-columns-repeated="2" office:value-type="float" office:value="516">
            <text:p>516</text:p>
          </table:table-cell>
          <table:table-cell office:value-type="float" office:value="370.646">
            <text:p>370.646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674.488465043182">
            <text:p>674.48846504318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371.578">
            <text:p>371.578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674.912994563725">
            <text:p>674.912994563725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72.51">
            <text:p>372.51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675.337474280187">
            <text:p>675.33747428018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73.441">
            <text:p>373.441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675.761904192568">
            <text:p>675.761904192568</text:p>
          </table:table-cell>
          <table:table-cell table:number-columns-repeated="2" office:value-type="float" office:value="527">
            <text:p>527</text:p>
          </table:table-cell>
          <table:table-cell office:value-type="float" office:value="374.373">
            <text:p>374.373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676.186284300868">
            <text:p>676.186284300868</text:p>
          </table:table-cell>
          <table:table-cell table:number-columns-repeated="2" office:value-type="float" office:value="525">
            <text:p>525</text:p>
          </table:table-cell>
          <table:table-cell office:value-type="float" office:value="375.303">
            <text:p>375.303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676.610614605086">
            <text:p>676.610614605086</text:p>
          </table:table-cell>
          <table:table-cell table:number-columns-repeated="2" office:value-type="float" office:value="524">
            <text:p>524</text:p>
          </table:table-cell>
          <table:table-cell office:value-type="float" office:value="376.234">
            <text:p>376.234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677.034895105224">
            <text:p>677.034895105224</text:p>
          </table:table-cell>
          <table:table-cell table:number-columns-repeated="2" office:value-type="float" office:value="527">
            <text:p>527</text:p>
          </table:table-cell>
          <table:table-cell office:value-type="float" office:value="377.164">
            <text:p>377.164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677.459125801281">
            <text:p>677.459125801281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78.094">
            <text:p>378.094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677.883306693256">
            <text:p>677.883306693256</text:p>
          </table:table-cell>
          <table:table-cell table:number-columns-repeated="2" office:value-type="float" office:value="524">
            <text:p>524</text:p>
          </table:table-cell>
          <table:table-cell office:value-type="float" office:value="379.024">
            <text:p>379.024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678.30743778115">
            <text:p>678.30743778115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79.953">
            <text:p>379.953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678.731519064964">
            <text:p>678.731519064964</text:p>
          </table:table-cell>
          <table:table-cell table:number-columns-repeated="2" office:value-type="float" office:value="534">
            <text:p>534</text:p>
          </table:table-cell>
          <table:table-cell office:value-type="float" office:value="380.882">
            <text:p>380.882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679.155550544696">
            <text:p>679.15555054469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381.811">
            <text:p>381.811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679.579532220347">
            <text:p>679.57953222034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82.739">
            <text:p>382.739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680.003464091917">
            <text:p>680.003464091917</text:p>
          </table:table-cell>
          <table:table-cell table:number-columns-repeated="2" office:value-type="float" office:value="535">
            <text:p>535</text:p>
          </table:table-cell>
          <table:table-cell office:value-type="float" office:value="383.668">
            <text:p>383.668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680.427346159406">
            <text:p>680.427346159406</text:p>
          </table:table-cell>
          <table:table-cell table:number-columns-repeated="2" office:value-type="float" office:value="536">
            <text:p>536</text:p>
          </table:table-cell>
          <table:table-cell office:value-type="float" office:value="384.596">
            <text:p>384.596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680.851178422814">
            <text:p>680.851178422814</text:p>
          </table:table-cell>
          <table:table-cell table:number-columns-repeated="2" office:value-type="float" office:value="520">
            <text:p>520</text:p>
          </table:table-cell>
          <table:table-cell office:value-type="float" office:value="385.523">
            <text:p>385.523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681.274960882141">
            <text:p>681.274960882141</text:p>
          </table:table-cell>
          <table:table-cell table:number-columns-repeated="2" office:value-type="float" office:value="519">
            <text:p>519</text:p>
          </table:table-cell>
          <table:table-cell office:value-type="float" office:value="386.451">
            <text:p>386.451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81.698693537387">
            <text:p>681.698693537387</text:p>
          </table:table-cell>
          <table:table-cell table:number-columns-repeated="2" office:value-type="float" office:value="525">
            <text:p>525</text:p>
          </table:table-cell>
          <table:table-cell office:value-type="float" office:value="387.378">
            <text:p>387.378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682.122376388551">
            <text:p>682.122376388551</text:p>
          </table:table-cell>
          <table:table-cell table:number-columns-repeated="2" office:value-type="float" office:value="533">
            <text:p>533</text:p>
          </table:table-cell>
          <table:table-cell office:value-type="float" office:value="388.304">
            <text:p>388.304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682.546009435635">
            <text:p>682.546009435635</text:p>
          </table:table-cell>
          <table:table-cell table:number-columns-repeated="2" office:value-type="float" office:value="529">
            <text:p>529</text:p>
          </table:table-cell>
          <table:table-cell office:value-type="float" office:value="389.231">
            <text:p>389.231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682.969592678637">
            <text:p>682.969592678637</text:p>
          </table:table-cell>
          <table:table-cell table:number-columns-repeated="2" office:value-type="float" office:value="522">
            <text:p>522</text:p>
          </table:table-cell>
          <table:table-cell office:value-type="float" office:value="390.157">
            <text:p>390.157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683.393126117559">
            <text:p>683.393126117559</text:p>
          </table:table-cell>
          <table:table-cell table:number-columns-repeated="2" office:value-type="float" office:value="535">
            <text:p>535</text:p>
          </table:table-cell>
          <table:table-cell office:value-type="float" office:value="391.083">
            <text:p>391.083</text:p>
          </table:table-cell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683.816609752399">
            <text:p>683.816609752399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92.009">
            <text:p>392.009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684.240043583158">
            <text:p>684.240043583158</text:p>
          </table:table-cell>
          <table:table-cell table:number-columns-repeated="2" office:value-type="float" office:value="532">
            <text:p>532</text:p>
          </table:table-cell>
          <table:table-cell office:value-type="float" office:value="392.934">
            <text:p>392.934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684.663427609836">
            <text:p>684.663427609836</text:p>
          </table:table-cell>
          <table:table-cell table:number-columns-repeated="2" office:value-type="float" office:value="525">
            <text:p>525</text:p>
          </table:table-cell>
          <table:table-cell office:value-type="float" office:value="393.859">
            <text:p>393.859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685.086761832434">
            <text:p>685.08676183243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394.784">
            <text:p>394.784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685.51004625095">
            <text:p>685.51004625095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395.708">
            <text:p>395.708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685.933280865384">
            <text:p>685.933280865384</text:p>
          </table:table-cell>
          <table:table-cell table:number-columns-repeated="2" office:value-type="float" office:value="523">
            <text:p>523</text:p>
          </table:table-cell>
          <table:table-cell office:value-type="float" office:value="396.632">
            <text:p>396.632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686.356465675738">
            <text:p>686.35646567573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397.556">
            <text:p>397.556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686.779600682011">
            <text:p>686.779600682011</text:p>
          </table:table-cell>
          <table:table-cell table:number-columns-repeated="2" office:value-type="float" office:value="534">
            <text:p>534</text:p>
          </table:table-cell>
          <table:table-cell office:value-type="float" office:value="398.48">
            <text:p>398.48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687.202685884203">
            <text:p>687.202685884203</text:p>
          </table:table-cell>
          <table:table-cell table:number-columns-repeated="2" office:value-type="float" office:value="528">
            <text:p>528</text:p>
          </table:table-cell>
          <table:table-cell office:value-type="float" office:value="399.403">
            <text:p>399.403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687.625721282313">
            <text:p>687.625721282313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00.326">
            <text:p>400.326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688.048706876343">
            <text:p>688.048706876343</text:p>
          </table:table-cell>
          <table:table-cell table:number-columns-repeated="2" office:value-type="float" office:value="540">
            <text:p>540</text:p>
          </table:table-cell>
          <table:table-cell office:value-type="float" office:value="401.249">
            <text:p>401.249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688.471642666291">
            <text:p>688.471642666291</text:p>
          </table:table-cell>
          <table:table-cell table:number-columns-repeated="2" office:value-type="float" office:value="528">
            <text:p>528</text:p>
          </table:table-cell>
          <table:table-cell office:value-type="float" office:value="402.171">
            <text:p>402.171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688.894528652159">
            <text:p>688.894528652159</text:p>
          </table:table-cell>
          <table:table-cell table:number-columns-repeated="2" office:value-type="float" office:value="536">
            <text:p>536</text:p>
          </table:table-cell>
          <table:table-cell office:value-type="float" office:value="403.093">
            <text:p>403.093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689.317364833945">
            <text:p>689.317364833945</text:p>
          </table:table-cell>
          <table:table-cell table:number-columns-repeated="2" office:value-type="float" office:value="527">
            <text:p>527</text:p>
          </table:table-cell>
          <table:table-cell office:value-type="float" office:value="404.015">
            <text:p>404.015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689.74015121165">
            <text:p>689.740151211650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04.937">
            <text:p>404.937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690.162887785274">
            <text:p>690.162887785274</text:p>
          </table:table-cell>
          <table:table-cell table:number-columns-repeated="2" office:value-type="float" office:value="536">
            <text:p>536</text:p>
          </table:table-cell>
          <table:table-cell office:value-type="float" office:value="405.858">
            <text:p>405.858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690.585574554817">
            <text:p>690.585574554817</text:p>
          </table:table-cell>
          <table:table-cell table:number-columns-repeated="2" office:value-type="float" office:value="528">
            <text:p>528</text:p>
          </table:table-cell>
          <table:table-cell office:value-type="float" office:value="406.779">
            <text:p>406.779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691.008211520279">
            <text:p>691.00821152027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07.7">
            <text:p>407.7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691.430798681659">
            <text:p>691.430798681659</text:p>
          </table:table-cell>
          <table:table-cell table:number-columns-repeated="2" office:value-type="float" office:value="510">
            <text:p>510</text:p>
          </table:table-cell>
          <table:table-cell office:value-type="float" office:value="408.62">
            <text:p>408.62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691.853336038959">
            <text:p>691.85333603895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409.54">
            <text:p>409.54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692.275823592178">
            <text:p>692.275823592178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10.46">
            <text:p>410.46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692.698261341315">
            <text:p>692.698261341315</text:p>
          </table:table-cell>
          <table:table-cell table:number-columns-repeated="2" office:value-type="float" office:value="538">
            <text:p>538</text:p>
          </table:table-cell>
          <table:table-cell office:value-type="float" office:value="411.38">
            <text:p>411.38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693.120649286372">
            <text:p>693.12064928637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12.299">
            <text:p>412.299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693.542987427347">
            <text:p>693.54298742734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413.218">
            <text:p>413.218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693.965275764242">
            <text:p>693.965275764242</text:p>
          </table:table-cell>
          <table:table-cell table:number-columns-repeated="2" office:value-type="float" office:value="527">
            <text:p>527</text:p>
          </table:table-cell>
          <table:table-cell office:value-type="float" office:value="414.136">
            <text:p>414.136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694.387514297055">
            <text:p>694.387514297055</text:p>
          </table:table-cell>
          <table:table-cell table:number-columns-repeated="2" office:value-type="float" office:value="521">
            <text:p>521</text:p>
          </table:table-cell>
          <table:table-cell office:value-type="float" office:value="415.055">
            <text:p>415.055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694.809703025787">
            <text:p>694.80970302578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415.973">
            <text:p>415.973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695.231841950438">
            <text:p>695.231841950438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16.891">
            <text:p>416.891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695.653931071008">
            <text:p>695.653931071008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17.808">
            <text:p>417.808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696.075970387497">
            <text:p>696.075970387497</text:p>
          </table:table-cell>
          <table:table-cell table:number-columns-repeated="2" office:value-type="float" office:value="514">
            <text:p>514</text:p>
          </table:table-cell>
          <table:table-cell office:value-type="float" office:value="418.725">
            <text:p>418.725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696.497959899905">
            <text:p>696.49795989990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19.642">
            <text:p>419.642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696.919899608231">
            <text:p>696.919899608231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20.559">
            <text:p>420.559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697.341789512477">
            <text:p>697.341789512477</text:p>
          </table:table-cell>
          <table:table-cell table:number-columns-repeated="2" office:value-type="float" office:value="532">
            <text:p>532</text:p>
          </table:table-cell>
          <table:table-cell office:value-type="float" office:value="421.475">
            <text:p>421.475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697.763629612642">
            <text:p>697.76362961264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22.391">
            <text:p>422.391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698.185419908725">
            <text:p>698.18541990872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23.307">
            <text:p>423.307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698.607160400727">
            <text:p>698.607160400727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24.223">
            <text:p>424.223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699.028851088649">
            <text:p>699.028851088649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25.138">
            <text:p>425.138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699.450491972489">
            <text:p>699.450491972489</text:p>
          </table:table-cell>
          <table:table-cell table:number-columns-repeated="2" office:value-type="float" office:value="521">
            <text:p>521</text:p>
          </table:table-cell>
          <table:table-cell office:value-type="float" office:value="426.053">
            <text:p>426.053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699.872083052248">
            <text:p>699.872083052248</text:p>
          </table:table-cell>
          <table:table-cell table:number-columns-repeated="2" office:value-type="float" office:value="524">
            <text:p>524</text:p>
          </table:table-cell>
          <table:table-cell office:value-type="float" office:value="426.967">
            <text:p>426.967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700.293624327926">
            <text:p>700.29362432792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27.882">
            <text:p>427.882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700.715115799523">
            <text:p>700.715115799523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28.796">
            <text:p>428.796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701.136557467039">
            <text:p>701.136557467039</text:p>
          </table:table-cell>
          <table:table-cell table:number-columns-repeated="2" office:value-type="float" office:value="528">
            <text:p>528</text:p>
          </table:table-cell>
          <table:table-cell office:value-type="float" office:value="429.709">
            <text:p>429.709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701.557949330474">
            <text:p>701.55794933047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430.623">
            <text:p>430.623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701.979291389827">
            <text:p>701.979291389827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31.536">
            <text:p>431.536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702.4005836451">
            <text:p>702.400583645100</text:p>
          </table:table-cell>
          <table:table-cell table:number-columns-repeated="2" office:value-type="float" office:value="511">
            <text:p>511</text:p>
          </table:table-cell>
          <table:table-cell office:value-type="float" office:value="432.449">
            <text:p>432.449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702.821826096292">
            <text:p>702.82182609629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433.362">
            <text:p>433.362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703.243018743402">
            <text:p>703.243018743402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34.274">
            <text:p>434.274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703.664161586431">
            <text:p>703.664161586431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35.186">
            <text:p>435.186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704.08525462538">
            <text:p>704.085254625380</text:p>
          </table:table-cell>
          <table:table-cell table:number-columns-repeated="2" office:value-type="float" office:value="528">
            <text:p>528</text:p>
          </table:table-cell>
          <table:table-cell office:value-type="float" office:value="436.098">
            <text:p>436.098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704.506297860247">
            <text:p>704.506297860247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37.009">
            <text:p>437.009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704.927291291033">
            <text:p>704.92729129103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37.92">
            <text:p>437.92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705.348234917738">
            <text:p>705.348234917738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38.831">
            <text:p>438.831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705.769128740362">
            <text:p>705.769128740362</text:p>
          </table:table-cell>
          <table:table-cell table:number-columns-repeated="2" office:value-type="float" office:value="527">
            <text:p>527</text:p>
          </table:table-cell>
          <table:table-cell office:value-type="float" office:value="439.742">
            <text:p>439.742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706.189972758905">
            <text:p>706.189972758905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40.652">
            <text:p>440.652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706.610766973367">
            <text:p>706.610766973367</text:p>
          </table:table-cell>
          <table:table-cell table:number-columns-repeated="2" office:value-type="float" office:value="515">
            <text:p>515</text:p>
          </table:table-cell>
          <table:table-cell office:value-type="float" office:value="441.562">
            <text:p>441.562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707.031511383747">
            <text:p>707.031511383747</text:p>
          </table:table-cell>
          <table:table-cell table:number-columns-repeated="2" office:value-type="float" office:value="518">
            <text:p>518</text:p>
          </table:table-cell>
          <table:table-cell office:value-type="float" office:value="442.472">
            <text:p>442.472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707.452205990047">
            <text:p>707.45220599004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43.381">
            <text:p>443.381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707.872850792266">
            <text:p>707.87285079226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444.29">
            <text:p>444.29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708.293445790403">
            <text:p>708.29344579040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45.199">
            <text:p>445.199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708.71399098446">
            <text:p>708.713990984460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46.108">
            <text:p>446.108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709.134486374435">
            <text:p>709.134486374435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47.016">
            <text:p>447.016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709.554931960329">
            <text:p>709.554931960329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47.924">
            <text:p>447.924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709.975327742142">
            <text:p>709.975327742142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48.831">
            <text:p>448.831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710.395673719874">
            <text:p>710.395673719874</text:p>
          </table:table-cell>
          <table:table-cell table:number-columns-repeated="2" office:value-type="float" office:value="534">
            <text:p>534</text:p>
          </table:table-cell>
          <table:table-cell office:value-type="float" office:value="449.739">
            <text:p>449.739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710.815969893525">
            <text:p>710.815969893525</text:p>
          </table:table-cell>
          <table:table-cell table:number-columns-repeated="2" office:value-type="float" office:value="535">
            <text:p>535</text:p>
          </table:table-cell>
          <table:table-cell office:value-type="float" office:value="450.646">
            <text:p>450.646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711.236216263095">
            <text:p>711.236216263095</text:p>
          </table:table-cell>
          <table:table-cell table:number-columns-repeated="2" office:value-type="float" office:value="559">
            <text:p>559</text:p>
          </table:table-cell>
          <table:table-cell office:value-type="float" office:value="451.553">
            <text:p>451.553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711.656412828584">
            <text:p>711.656412828584</text:p>
          </table:table-cell>
          <table:table-cell table:number-columns-repeated="2" office:value-type="float" office:value="536">
            <text:p>536</text:p>
          </table:table-cell>
          <table:table-cell office:value-type="float" office:value="452.459">
            <text:p>452.459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712.076559589991">
            <text:p>712.076559589991</text:p>
          </table:table-cell>
          <table:table-cell table:number-columns-repeated="2" office:value-type="float" office:value="518">
            <text:p>518</text:p>
          </table:table-cell>
          <table:table-cell office:value-type="float" office:value="453.366">
            <text:p>453.366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712.496656547318">
            <text:p>712.496656547318</text:p>
          </table:table-cell>
          <table:table-cell table:number-columns-repeated="2" office:value-type="float" office:value="521">
            <text:p>521</text:p>
          </table:table-cell>
          <table:table-cell office:value-type="float" office:value="454.271">
            <text:p>454.271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712.916703700564">
            <text:p>712.916703700564</text:p>
          </table:table-cell>
          <table:table-cell table:number-columns-repeated="2" office:value-type="float" office:value="530">
            <text:p>530</text:p>
          </table:table-cell>
          <table:table-cell office:value-type="float" office:value="455.177">
            <text:p>455.177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713.336701049728">
            <text:p>713.33670104972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56.082">
            <text:p>456.082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713.756648594811">
            <text:p>713.756648594811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56.988">
            <text:p>456.988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714.176546335814">
            <text:p>714.176546335814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57.892">
            <text:p>457.892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714.596394272735">
            <text:p>714.596394272735</text:p>
          </table:table-cell>
          <table:table-cell table:number-columns-repeated="2" office:value-type="float" office:value="541">
            <text:p>541</text:p>
          </table:table-cell>
          <table:table-cell office:value-type="float" office:value="458.797">
            <text:p>458.797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715.016192405575">
            <text:p>715.016192405575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59.701">
            <text:p>459.701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715.435940734334">
            <text:p>715.435940734334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60.605">
            <text:p>460.605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715.855639259012">
            <text:p>715.855639259012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61.509">
            <text:p>461.509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716.275287979609">
            <text:p>716.27528797960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462.412">
            <text:p>462.412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716.694886896125">
            <text:p>716.694886896125</text:p>
          </table:table-cell>
          <table:table-cell table:number-columns-repeated="2" office:value-type="float" office:value="524">
            <text:p>524</text:p>
          </table:table-cell>
          <table:table-cell office:value-type="float" office:value="463.315">
            <text:p>463.315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717.114436008559">
            <text:p>717.114436008559</text:p>
          </table:table-cell>
          <table:table-cell table:number-columns-repeated="2" office:value-type="float" office:value="534">
            <text:p>534</text:p>
          </table:table-cell>
          <table:table-cell office:value-type="float" office:value="464.218">
            <text:p>464.218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717.533935316913">
            <text:p>717.533935316913</text:p>
          </table:table-cell>
          <table:table-cell table:number-columns-repeated="2" office:value-type="float" office:value="529">
            <text:p>529</text:p>
          </table:table-cell>
          <table:table-cell office:value-type="float" office:value="465.12">
            <text:p>465.12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717.953384821185">
            <text:p>717.953384821185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66.022">
            <text:p>466.022</text:p>
          </table:table-cell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718.372784521377">
            <text:p>718.372784521377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66.924">
            <text:p>466.924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718.792134417487">
            <text:p>718.792134417487</text:p>
          </table:table-cell>
          <table:table-cell table:number-columns-repeated="2" office:value-type="float" office:value="533">
            <text:p>533</text:p>
          </table:table-cell>
          <table:table-cell office:value-type="float" office:value="467.826">
            <text:p>467.826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719.211434509517">
            <text:p>719.211434509517</text:p>
          </table:table-cell>
          <table:table-cell table:number-columns-repeated="2" office:value-type="float" office:value="532">
            <text:p>532</text:p>
          </table:table-cell>
          <table:table-cell office:value-type="float" office:value="468.727">
            <text:p>468.727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719.630684797465">
            <text:p>719.630684797465</text:p>
          </table:table-cell>
          <table:table-cell table:number-columns-repeated="2" office:value-type="float" office:value="512">
            <text:p>512</text:p>
          </table:table-cell>
          <table:table-cell office:value-type="float" office:value="469.628">
            <text:p>469.628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720.049885281332">
            <text:p>720.049885281332</text:p>
          </table:table-cell>
          <table:table-cell table:number-columns-repeated="2" office:value-type="float" office:value="504">
            <text:p>504</text:p>
          </table:table-cell>
          <table:table-cell office:value-type="float" office:value="470.529">
            <text:p>470.529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720.469035961118">
            <text:p>720.469035961118</text:p>
          </table:table-cell>
          <table:table-cell table:number-columns-repeated="2" office:value-type="float" office:value="532">
            <text:p>532</text:p>
          </table:table-cell>
          <table:table-cell office:value-type="float" office:value="471.429">
            <text:p>471.429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720.888136836823">
            <text:p>720.888136836823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72.33">
            <text:p>472.33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721.307187908447">
            <text:p>721.307187908447</text:p>
          </table:table-cell>
          <table:table-cell table:number-columns-repeated="2" office:value-type="float" office:value="520">
            <text:p>520</text:p>
          </table:table-cell>
          <table:table-cell office:value-type="float" office:value="473.229">
            <text:p>473.229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721.72618917599">
            <text:p>721.726189175990</text:p>
          </table:table-cell>
          <table:table-cell table:number-columns-repeated="2" office:value-type="float" office:value="518">
            <text:p>518</text:p>
          </table:table-cell>
          <table:table-cell office:value-type="float" office:value="474.129">
            <text:p>474.129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722.145140639451">
            <text:p>722.145140639451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75.028">
            <text:p>475.028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722.564042298832">
            <text:p>722.564042298832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75.927">
            <text:p>475.927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722.982894154131">
            <text:p>722.982894154131</text:p>
          </table:table-cell>
          <table:table-cell table:number-columns-repeated="2" office:value-type="float" office:value="523">
            <text:p>523</text:p>
          </table:table-cell>
          <table:table-cell office:value-type="float" office:value="476.826">
            <text:p>476.826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723.40169620535">
            <text:p>723.401696205350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77.724">
            <text:p>477.724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723.820448452487">
            <text:p>723.820448452487</text:p>
          </table:table-cell>
          <table:table-cell table:number-columns-repeated="2" office:value-type="float" office:value="530">
            <text:p>530</text:p>
          </table:table-cell>
          <table:table-cell office:value-type="float" office:value="478.623">
            <text:p>478.623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724.239150895543">
            <text:p>724.239150895543</text:p>
          </table:table-cell>
          <table:table-cell table:number-columns-repeated="2" office:value-type="float" office:value="555">
            <text:p>555</text:p>
          </table:table-cell>
          <table:table-cell office:value-type="float" office:value="479.52">
            <text:p>479.52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724.657803534519">
            <text:p>724.657803534519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80.418">
            <text:p>480.418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725.076406369413">
            <text:p>725.076406369413</text:p>
          </table:table-cell>
          <table:table-cell table:number-columns-repeated="2" office:value-type="float" office:value="530">
            <text:p>530</text:p>
          </table:table-cell>
          <table:table-cell office:value-type="float" office:value="481.315">
            <text:p>481.315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725.494959400226">
            <text:p>725.494959400226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82.212">
            <text:p>482.212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725.913462626957">
            <text:p>725.913462626957</text:p>
          </table:table-cell>
          <table:table-cell table:number-columns-repeated="2" office:value-type="float" office:value="516">
            <text:p>516</text:p>
          </table:table-cell>
          <table:table-cell office:value-type="float" office:value="483.109">
            <text:p>483.109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726.331916049609">
            <text:p>726.331916049609</text:p>
          </table:table-cell>
          <table:table-cell table:number-columns-repeated="2" office:value-type="float" office:value="512">
            <text:p>512</text:p>
          </table:table-cell>
          <table:table-cell office:value-type="float" office:value="484.005">
            <text:p>484.005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726.750319668178">
            <text:p>726.750319668178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84.901">
            <text:p>484.901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727.168673482667">
            <text:p>727.168673482667</text:p>
          </table:table-cell>
          <table:table-cell table:number-columns-repeated="2" office:value-type="float" office:value="534">
            <text:p>534</text:p>
          </table:table-cell>
          <table:table-cell office:value-type="float" office:value="485.797">
            <text:p>485.797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727.586977493075">
            <text:p>727.586977493075</text:p>
          </table:table-cell>
          <table:table-cell table:number-columns-repeated="2" office:value-type="float" office:value="511">
            <text:p>511</text:p>
          </table:table-cell>
          <table:table-cell office:value-type="float" office:value="486.693">
            <text:p>486.693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728.005231699401">
            <text:p>728.00523169940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487.588">
            <text:p>487.588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728.423436101646">
            <text:p>728.42343610164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488.483">
            <text:p>488.483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728.841590699811">
            <text:p>728.841590699811</text:p>
          </table:table-cell>
          <table:table-cell table:number-columns-repeated="2" office:value-type="float" office:value="517">
            <text:p>517</text:p>
          </table:table-cell>
          <table:table-cell office:value-type="float" office:value="489.378">
            <text:p>489.378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729.259695493894">
            <text:p>729.25969549389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90.272">
            <text:p>490.272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729.677750483896">
            <text:p>729.677750483896</text:p>
          </table:table-cell>
          <table:table-cell table:number-columns-repeated="2" office:value-type="float" office:value="506">
            <text:p>506</text:p>
          </table:table-cell>
          <table:table-cell office:value-type="float" office:value="491.166">
            <text:p>491.166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730.095755669817">
            <text:p>730.095755669817</text:p>
          </table:table-cell>
          <table:table-cell table:number-columns-repeated="2" office:value-type="float" office:value="538">
            <text:p>538</text:p>
          </table:table-cell>
          <table:table-cell office:value-type="float" office:value="492.06">
            <text:p>492.06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730.513711051657">
            <text:p>730.51371105165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492.953">
            <text:p>492.953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730.931616629416">
            <text:p>730.931616629416</text:p>
          </table:table-cell>
          <table:table-cell table:number-columns-repeated="2" office:value-type="float" office:value="526">
            <text:p>526</text:p>
          </table:table-cell>
          <table:table-cell office:value-type="float" office:value="493.847">
            <text:p>493.847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731.349472403094">
            <text:p>731.34947240309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494.74">
            <text:p>494.74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731.767278372691">
            <text:p>731.767278372691</text:p>
          </table:table-cell>
          <table:table-cell table:number-columns-repeated="2" office:value-type="float" office:value="524">
            <text:p>524</text:p>
          </table:table-cell>
          <table:table-cell office:value-type="float" office:value="495.632">
            <text:p>495.632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732.185034538207">
            <text:p>732.18503453820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496.525">
            <text:p>496.525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732.602740899641">
            <text:p>732.60274089964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497.417">
            <text:p>497.417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733.020397456995">
            <text:p>733.02039745699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498.308">
            <text:p>498.308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733.438004210267">
            <text:p>733.438004210267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9.2">
            <text:p>499.2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733.855561159458">
            <text:p>733.855561159458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00.091">
            <text:p>500.091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734.273068304569">
            <text:p>734.273068304569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00.982">
            <text:p>500.982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734.690525645598">
            <text:p>734.690525645598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01.873">
            <text:p>501.873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735.107933182546">
            <text:p>735.107933182546</text:p>
          </table:table-cell>
          <table:table-cell table:number-columns-repeated="2" office:value-type="float" office:value="529">
            <text:p>529</text:p>
          </table:table-cell>
          <table:table-cell office:value-type="float" office:value="502.763">
            <text:p>502.763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735.525290915413">
            <text:p>735.525290915413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03.653">
            <text:p>503.653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735.942598844199">
            <text:p>735.94259884419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504.543">
            <text:p>504.543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736.359856968904">
            <text:p>736.35985696890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505.432">
            <text:p>505.432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736.777065289527">
            <text:p>736.777065289527</text:p>
          </table:table-cell>
          <table:table-cell table:number-columns-repeated="2" office:value-type="float" office:value="516">
            <text:p>516</text:p>
          </table:table-cell>
          <table:table-cell office:value-type="float" office:value="506.321">
            <text:p>506.321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737.19422380607">
            <text:p>737.194223806070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07.21">
            <text:p>507.21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737.611332518532">
            <text:p>737.611332518532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08.099">
            <text:p>508.099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738.028391426912">
            <text:p>738.028391426912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08.987">
            <text:p>508.987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738.445400531212">
            <text:p>738.445400531212</text:p>
          </table:table-cell>
          <table:table-cell table:number-columns-repeated="2" office:value-type="float" office:value="523">
            <text:p>523</text:p>
          </table:table-cell>
          <table:table-cell office:value-type="float" office:value="509.875">
            <text:p>509.875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738.86235983143">
            <text:p>738.86235983143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10.763">
            <text:p>510.763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39.279269327567">
            <text:p>739.279269327567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11.65">
            <text:p>511.65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739.696129019623">
            <text:p>739.69612901962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512.537">
            <text:p>512.537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740.112938907598">
            <text:p>740.112938907598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13.424">
            <text:p>513.424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740.529698991493">
            <text:p>740.529698991493</text:p>
          </table:table-cell>
          <table:table-cell table:number-columns-repeated="2" office:value-type="float" office:value="573">
            <text:p>573</text:p>
          </table:table-cell>
          <table:table-cell office:value-type="float" office:value="514.311">
            <text:p>514.311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740.946409271305">
            <text:p>740.946409271305</text:p>
          </table:table-cell>
          <table:table-cell table:number-columns-repeated="2" office:value-type="float" office:value="532">
            <text:p>532</text:p>
          </table:table-cell>
          <table:table-cell office:value-type="float" office:value="515.197">
            <text:p>515.197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741.363069747037">
            <text:p>741.363069747037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16.083">
            <text:p>516.083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741.779680418688">
            <text:p>741.77968041868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16.969">
            <text:p>516.969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742.196241286258">
            <text:p>742.196241286258</text:p>
          </table:table-cell>
          <table:table-cell table:number-columns-repeated="2" office:value-type="float" office:value="525">
            <text:p>525</text:p>
          </table:table-cell>
          <table:table-cell office:value-type="float" office:value="517.854">
            <text:p>517.854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742.612752349746">
            <text:p>742.612752349746</text:p>
          </table:table-cell>
          <table:table-cell table:number-columns-repeated="2" office:value-type="float" office:value="521">
            <text:p>521</text:p>
          </table:table-cell>
          <table:table-cell office:value-type="float" office:value="518.739">
            <text:p>518.739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743.029213609154">
            <text:p>743.02921360915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19.624">
            <text:p>519.624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743.44562506448">
            <text:p>743.445625064480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20.509">
            <text:p>520.509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743.861986715725">
            <text:p>743.861986715725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21.393">
            <text:p>521.393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744.27829856289">
            <text:p>744.278298562890</text:p>
          </table:table-cell>
          <table:table-cell table:number-columns-repeated="2" office:value-type="float" office:value="510">
            <text:p>510</text:p>
          </table:table-cell>
          <table:table-cell office:value-type="float" office:value="522.277">
            <text:p>522.277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744.694560605973">
            <text:p>744.694560605973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23.161">
            <text:p>523.161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745.110772844975">
            <text:p>745.11077284497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524.044">
            <text:p>524.044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745.526935279896">
            <text:p>745.52693527989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24.927">
            <text:p>524.927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745.943047910736">
            <text:p>745.94304791073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25.81">
            <text:p>525.81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746.359110737495">
            <text:p>746.359110737495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26.692">
            <text:p>526.692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746.775123760172">
            <text:p>746.77512376017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27.575">
            <text:p>527.575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747.191086978769">
            <text:p>747.191086978769</text:p>
          </table:table-cell>
          <table:table-cell table:number-columns-repeated="2" office:value-type="float" office:value="514">
            <text:p>514</text:p>
          </table:table-cell>
          <table:table-cell office:value-type="float" office:value="528.457">
            <text:p>528.457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747.607000393285">
            <text:p>747.607000393285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29.338">
            <text:p>529.338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748.022864003719">
            <text:p>748.02286400371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530.22">
            <text:p>530.22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748.438677810073">
            <text:p>748.43867781007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31.101">
            <text:p>531.101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748.854441812345">
            <text:p>748.85444181234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531.981">
            <text:p>531.981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749.270156010536">
            <text:p>749.27015601053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32.862">
            <text:p>532.862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749.685820404646">
            <text:p>749.68582040464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33.742">
            <text:p>533.742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750.101434994675">
            <text:p>750.101434994675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34.622">
            <text:p>534.622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750.516999780623">
            <text:p>750.516999780623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35.502">
            <text:p>535.502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750.93251476249">
            <text:p>750.932514762490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36.381">
            <text:p>536.381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751.347979940276">
            <text:p>751.34797994027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537.26">
            <text:p>537.26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751.763395313981">
            <text:p>751.763395313981</text:p>
          </table:table-cell>
          <table:table-cell table:number-columns-repeated="2" office:value-type="float" office:value="517">
            <text:p>517</text:p>
          </table:table-cell>
          <table:table-cell office:value-type="float" office:value="538.139">
            <text:p>538.139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752.178760883605">
            <text:p>752.178760883605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39.017">
            <text:p>539.017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752.594076649147">
            <text:p>752.594076649147</text:p>
          </table:table-cell>
          <table:table-cell table:number-columns-repeated="2" office:value-type="float" office:value="541">
            <text:p>541</text:p>
          </table:table-cell>
          <table:table-cell office:value-type="float" office:value="539.895">
            <text:p>539.895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753.009342610609">
            <text:p>753.009342610609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40.773">
            <text:p>540.773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753.424558767989">
            <text:p>753.424558767989</text:p>
          </table:table-cell>
          <table:table-cell table:number-columns-repeated="2" office:value-type="float" office:value="533">
            <text:p>533</text:p>
          </table:table-cell>
          <table:table-cell office:value-type="float" office:value="541.651">
            <text:p>541.651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753.839725121288">
            <text:p>753.839725121288</text:p>
          </table:table-cell>
          <table:table-cell table:number-columns-repeated="2" office:value-type="float" office:value="499">
            <text:p>499</text:p>
          </table:table-cell>
          <table:table-cell office:value-type="float" office:value="542.528">
            <text:p>542.528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754.254841670507">
            <text:p>754.254841670507</text:p>
          </table:table-cell>
          <table:table-cell table:number-columns-repeated="2" office:value-type="float" office:value="517">
            <text:p>517</text:p>
          </table:table-cell>
          <table:table-cell office:value-type="float" office:value="543.405">
            <text:p>543.405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754.669908415644">
            <text:p>754.669908415644</text:p>
          </table:table-cell>
          <table:table-cell table:number-columns-repeated="2" office:value-type="float" office:value="525">
            <text:p>525</text:p>
          </table:table-cell>
          <table:table-cell office:value-type="float" office:value="544.282">
            <text:p>544.282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755.0849253567">
            <text:p>755.084925356700</text:p>
          </table:table-cell>
          <table:table-cell table:number-columns-repeated="2" office:value-type="float" office:value="521">
            <text:p>521</text:p>
          </table:table-cell>
          <table:table-cell office:value-type="float" office:value="545.159">
            <text:p>545.159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755.499892493675">
            <text:p>755.499892493675</text:p>
          </table:table-cell>
          <table:table-cell table:number-columns-repeated="2" office:value-type="float" office:value="531">
            <text:p>531</text:p>
          </table:table-cell>
          <table:table-cell office:value-type="float" office:value="546.035">
            <text:p>546.035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755.914809826569">
            <text:p>755.914809826569</text:p>
          </table:table-cell>
          <table:table-cell table:number-columns-repeated="2" office:value-type="float" office:value="516">
            <text:p>516</text:p>
          </table:table-cell>
          <table:table-cell office:value-type="float" office:value="546.911">
            <text:p>546.911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756.329677355381">
            <text:p>756.32967735538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47.786">
            <text:p>547.786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756.744495080113">
            <text:p>756.744495080113</text:p>
          </table:table-cell>
          <table:table-cell table:number-columns-repeated="2" office:value-type="float" office:value="525">
            <text:p>525</text:p>
          </table:table-cell>
          <table:table-cell office:value-type="float" office:value="548.661">
            <text:p>548.661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757.159263000764">
            <text:p>757.15926300076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49.536">
            <text:p>549.536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757.573981117333">
            <text:p>757.57398111733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50.411">
            <text:p>550.411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757.988649429822">
            <text:p>757.98864942982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551.286">
            <text:p>551.286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758.403267938229">
            <text:p>758.403267938229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52.16">
            <text:p>552.16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758.817836642556">
            <text:p>758.81783664255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553.033">
            <text:p>553.033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759.232355542801">
            <text:p>759.232355542801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53.907">
            <text:p>553.907</text:p>
          </table:table-cell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759.646824638965">
            <text:p>759.64682463896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554.78">
            <text:p>554.78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760.061243931048">
            <text:p>760.06124393104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555.653">
            <text:p>555.653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760.47561341905">
            <text:p>760.475613419050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56.526">
            <text:p>556.526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760.889933102971">
            <text:p>760.889933102971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57.398">
            <text:p>557.398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761.304202982811">
            <text:p>761.304202982811</text:p>
          </table:table-cell>
          <table:table-cell table:number-columns-repeated="2" office:value-type="float" office:value="528">
            <text:p>528</text:p>
          </table:table-cell>
          <table:table-cell office:value-type="float" office:value="558.27">
            <text:p>558.27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761.718423058569">
            <text:p>761.718423058569</text:p>
          </table:table-cell>
          <table:table-cell table:number-columns-repeated="2" office:value-type="float" office:value="535">
            <text:p>535</text:p>
          </table:table-cell>
          <table:table-cell office:value-type="float" office:value="559.142">
            <text:p>559.142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762.132593330247">
            <text:p>762.132593330247</text:p>
          </table:table-cell>
          <table:table-cell table:number-columns-repeated="2" office:value-type="float" office:value="503">
            <text:p>503</text:p>
          </table:table-cell>
          <table:table-cell office:value-type="float" office:value="560.014">
            <text:p>560.014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762.546713797844">
            <text:p>762.546713797844</text:p>
          </table:table-cell>
          <table:table-cell table:number-columns-repeated="2" office:value-type="float" office:value="527">
            <text:p>527</text:p>
          </table:table-cell>
          <table:table-cell office:value-type="float" office:value="560.885">
            <text:p>560.885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762.960784461359">
            <text:p>762.960784461359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61.756">
            <text:p>561.756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763.374805320794">
            <text:p>763.374805320794</text:p>
          </table:table-cell>
          <table:table-cell table:number-columns-repeated="2" office:value-type="float" office:value="523">
            <text:p>523</text:p>
          </table:table-cell>
          <table:table-cell office:value-type="float" office:value="562.627">
            <text:p>562.627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763.788776376147">
            <text:p>763.78877637614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563.497">
            <text:p>563.497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764.202697627419">
            <text:p>764.202697627419</text:p>
          </table:table-cell>
          <table:table-cell table:number-columns-repeated="2" office:value-type="float" office:value="510">
            <text:p>510</text:p>
          </table:table-cell>
          <table:table-cell office:value-type="float" office:value="564.367">
            <text:p>564.367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764.61656907461">
            <text:p>764.616569074610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65.237">
            <text:p>565.237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765.03039071772">
            <text:p>765.03039071772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66.106">
            <text:p>566.106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765.444162556749">
            <text:p>765.44416255674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66.976">
            <text:p>566.976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765.857884591697">
            <text:p>765.85788459169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567.845">
            <text:p>567.845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766.271556822564">
            <text:p>766.27155682256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568.713">
            <text:p>568.713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766.68517924935">
            <text:p>766.685179249350</text:p>
          </table:table-cell>
          <table:table-cell table:number-columns-repeated="2" office:value-type="float" office:value="503">
            <text:p>503</text:p>
          </table:table-cell>
          <table:table-cell office:value-type="float" office:value="569.582">
            <text:p>569.582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767.098751872054">
            <text:p>767.098751872054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70.45">
            <text:p>570.45</text:p>
          </table:table-cell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767.512274690678">
            <text:p>767.51227469067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571.317">
            <text:p>571.317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767.92574770522">
            <text:p>767.925747705220</text:p>
          </table:table-cell>
          <table:table-cell table:number-columns-repeated="2" office:value-type="float" office:value="532">
            <text:p>532</text:p>
          </table:table-cell>
          <table:table-cell office:value-type="float" office:value="572.185">
            <text:p>572.185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768.339170915682">
            <text:p>768.33917091568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73.052">
            <text:p>573.05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768.752544322062">
            <text:p>768.75254432206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73.919">
            <text:p>573.919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769.165867924361">
            <text:p>769.165867924361</text:p>
          </table:table-cell>
          <table:table-cell table:number-columns-repeated="2" office:value-type="float" office:value="503">
            <text:p>503</text:p>
          </table:table-cell>
          <table:table-cell office:value-type="float" office:value="574.786">
            <text:p>574.786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769.579141722579">
            <text:p>769.579141722579</text:p>
          </table:table-cell>
          <table:table-cell table:number-columns-repeated="2" office:value-type="float" office:value="504">
            <text:p>504</text:p>
          </table:table-cell>
          <table:table-cell office:value-type="float" office:value="575.652">
            <text:p>575.652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769.992365716716">
            <text:p>769.992365716716</text:p>
          </table:table-cell>
          <table:table-cell table:number-columns-repeated="2" office:value-type="float" office:value="502">
            <text:p>502</text:p>
          </table:table-cell>
          <table:table-cell office:value-type="float" office:value="576.518">
            <text:p>576.518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770.405539906772">
            <text:p>770.405539906772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77.384">
            <text:p>577.384</text:p>
          </table:table-cell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770.818664292747">
            <text:p>770.818664292747</text:p>
          </table:table-cell>
          <table:table-cell table:number-columns-repeated="2" office:value-type="float" office:value="543">
            <text:p>543</text:p>
          </table:table-cell>
          <table:table-cell office:value-type="float" office:value="578.249">
            <text:p>578.249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771.231738874641">
            <text:p>771.231738874641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79.114">
            <text:p>579.114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771.644763652454">
            <text:p>771.644763652454</text:p>
          </table:table-cell>
          <table:table-cell table:number-columns-repeated="2" office:value-type="float" office:value="518">
            <text:p>518</text:p>
          </table:table-cell>
          <table:table-cell office:value-type="float" office:value="579.979">
            <text:p>579.979</text:p>
          </table:table-cell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772.057738626186">
            <text:p>772.057738626186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80.844">
            <text:p>580.844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772.470663795836">
            <text:p>772.47066379583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581.708">
            <text:p>581.708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772.883539161405">
            <text:p>772.883539161405</text:p>
          </table:table-cell>
          <table:table-cell table:number-columns-repeated="2" office:value-type="float" office:value="540">
            <text:p>540</text:p>
          </table:table-cell>
          <table:table-cell office:value-type="float" office:value="582.572">
            <text:p>582.572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773.296364722894">
            <text:p>773.29636472289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583.436">
            <text:p>583.436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773.709140480301">
            <text:p>773.70914048030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584.299">
            <text:p>584.299</text:p>
          </table:table-cell>
        </table:table-row>
        <table:table-row table:style-name="ro1">
          <table:table-cell office:value-type="float" office:value="1421">
            <text:p>1421</text:p>
          </table:table-cell>
          <table:table-cell office:value-type="float" office:value="774.121866433628">
            <text:p>774.12186643362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85.162">
            <text:p>585.162</text:p>
          </table:table-cell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774.534542582873">
            <text:p>774.534542582873</text:p>
          </table:table-cell>
          <table:table-cell table:number-columns-repeated="2" office:value-type="float" office:value="518">
            <text:p>518</text:p>
          </table:table-cell>
          <table:table-cell office:value-type="float" office:value="586.025">
            <text:p>586.025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774.947168928037">
            <text:p>774.94716892803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586.888">
            <text:p>586.888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775.359745469119">
            <text:p>775.359745469119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87.75">
            <text:p>587.75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775.772272206121">
            <text:p>775.77227220612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88.612">
            <text:p>588.612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776.184749139042">
            <text:p>776.18474913904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89.474">
            <text:p>589.474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776.597176267882">
            <text:p>776.59717626788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590.335">
            <text:p>590.335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777.009553592641">
            <text:p>777.009553592641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91.196">
            <text:p>591.196</text:p>
          </table:table-cell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777.421881113318">
            <text:p>777.421881113318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92.057">
            <text:p>592.057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777.834158829915">
            <text:p>777.834158829915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92.918">
            <text:p>592.918</text:p>
          </table:table-cell>
        </table:table-row>
        <table:table-row table:style-name="ro1">
          <table:table-cell office:value-type="float" office:value="1431">
            <text:p>1431</text:p>
          </table:table-cell>
          <table:table-cell office:value-type="float" office:value="778.24638674243">
            <text:p>778.24638674243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593.778">
            <text:p>593.778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778.658564850864">
            <text:p>778.658564850864</text:p>
          </table:table-cell>
          <table:table-cell table:number-columns-repeated="2" office:value-type="float" office:value="512">
            <text:p>512</text:p>
          </table:table-cell>
          <table:table-cell office:value-type="float" office:value="594.638">
            <text:p>594.638</text:p>
          </table:table-cell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779.070693155217">
            <text:p>779.07069315521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595.498">
            <text:p>595.498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779.48277165549">
            <text:p>779.482771655490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96.357">
            <text:p>596.357</text:p>
          </table:table-cell>
        </table:table-row>
        <table:table-row table:style-name="ro1">
          <table:table-cell office:value-type="float" office:value="1435">
            <text:p>1435</text:p>
          </table:table-cell>
          <table:table-cell office:value-type="float" office:value="779.894800351681">
            <text:p>779.89480035168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97.216">
            <text:p>597.216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780.306779243791">
            <text:p>780.306779243791</text:p>
          </table:table-cell>
          <table:table-cell table:number-columns-repeated="2" office:value-type="float" office:value="509">
            <text:p>509</text:p>
          </table:table-cell>
          <table:table-cell office:value-type="float" office:value="598.075">
            <text:p>598.075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780.718708331819">
            <text:p>780.71870833181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598.933">
            <text:p>598.933</text:p>
          </table:table-cell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781.130587615767">
            <text:p>781.130587615767</text:p>
          </table:table-cell>
          <table:table-cell table:number-columns-repeated="2" office:value-type="float" office:value="525">
            <text:p>525</text:p>
          </table:table-cell>
          <table:table-cell office:value-type="float" office:value="599.792">
            <text:p>599.792</text:p>
          </table:table-cell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781.542417095634">
            <text:p>781.54241709563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600.649">
            <text:p>600.649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781.954196771419">
            <text:p>781.954196771419</text:p>
          </table:table-cell>
          <table:table-cell table:number-columns-repeated="2" office:value-type="float" office:value="499">
            <text:p>499</text:p>
          </table:table-cell>
          <table:table-cell office:value-type="float" office:value="601.507">
            <text:p>601.507</text:p>
          </table:table-cell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782.365926643124">
            <text:p>782.365926643124</text:p>
          </table:table-cell>
          <table:table-cell table:number-columns-repeated="2" office:value-type="float" office:value="509">
            <text:p>509</text:p>
          </table:table-cell>
          <table:table-cell office:value-type="float" office:value="602.364">
            <text:p>602.364</text:p>
          </table:table-cell>
        </table:table-row>
        <table:table-row table:style-name="ro1">
          <table:table-cell office:value-type="float" office:value="1442">
            <text:p>1442</text:p>
          </table:table-cell>
          <table:table-cell office:value-type="float" office:value="782.777606710748">
            <text:p>782.777606710748</text:p>
          </table:table-cell>
          <table:table-cell table:number-columns-repeated="2" office:value-type="float" office:value="513">
            <text:p>513</text:p>
          </table:table-cell>
          <table:table-cell office:value-type="float" office:value="603.222">
            <text:p>603.222</text:p>
          </table:table-cell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783.18923697429">
            <text:p>783.189236974290</text:p>
          </table:table-cell>
          <table:table-cell table:number-columns-repeated="2" office:value-type="float" office:value="517">
            <text:p>517</text:p>
          </table:table-cell>
          <table:table-cell office:value-type="float" office:value="604.078">
            <text:p>604.078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783.600817433751">
            <text:p>783.600817433751</text:p>
          </table:table-cell>
          <table:table-cell table:number-columns-repeated="2" office:value-type="float" office:value="544">
            <text:p>544</text:p>
          </table:table-cell>
          <table:table-cell office:value-type="float" office:value="604.935">
            <text:p>604.935</text:p>
          </table:table-cell>
        </table:table-row>
        <table:table-row table:style-name="ro1">
          <table:table-cell office:value-type="float" office:value="1445">
            <text:p>1445</text:p>
          </table:table-cell>
          <table:table-cell office:value-type="float" office:value="784.012348089131">
            <text:p>784.012348089131</text:p>
          </table:table-cell>
          <table:table-cell table:number-columns-repeated="2" office:value-type="float" office:value="531">
            <text:p>531</text:p>
          </table:table-cell>
          <table:table-cell office:value-type="float" office:value="605.791">
            <text:p>605.791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784.423828940431">
            <text:p>784.42382894043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06.647">
            <text:p>606.647</text:p>
          </table:table-cell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784.835259987649">
            <text:p>784.83525998764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607.503">
            <text:p>607.503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785.246641230785">
            <text:p>785.24664123078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608.358">
            <text:p>608.358</text:p>
          </table:table-cell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785.657972669841">
            <text:p>785.65797266984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09.213">
            <text:p>609.213</text:p>
          </table:table-cell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786.069254304816">
            <text:p>786.06925430481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610.068">
            <text:p>610.068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786.48048613571">
            <text:p>786.480486135710</text:p>
          </table:table-cell>
          <table:table-cell table:number-columns-repeated="2" office:value-type="float" office:value="501">
            <text:p>501</text:p>
          </table:table-cell>
          <table:table-cell office:value-type="float" office:value="610.922">
            <text:p>610.922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786.891668162522">
            <text:p>786.891668162522</text:p>
          </table:table-cell>
          <table:table-cell table:number-columns-repeated="2" office:value-type="float" office:value="512">
            <text:p>512</text:p>
          </table:table-cell>
          <table:table-cell office:value-type="float" office:value="611.776">
            <text:p>611.776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787.302800385254">
            <text:p>787.30280038525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12.63">
            <text:p>612.63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787.713882803904">
            <text:p>787.713882803904</text:p>
          </table:table-cell>
          <table:table-cell table:number-columns-repeated="2" office:value-type="float" office:value="508">
            <text:p>508</text:p>
          </table:table-cell>
          <table:table-cell office:value-type="float" office:value="613.484">
            <text:p>613.484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788.124915418474">
            <text:p>788.12491541847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14.337">
            <text:p>614.337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788.535898228962">
            <text:p>788.53589822896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615.19">
            <text:p>615.19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788.946831235369">
            <text:p>788.946831235369</text:p>
          </table:table-cell>
          <table:table-cell table:number-columns-repeated="2" office:value-type="float" office:value="524">
            <text:p>524</text:p>
          </table:table-cell>
          <table:table-cell office:value-type="float" office:value="616.043">
            <text:p>616.043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789.357714437695">
            <text:p>789.357714437695</text:p>
          </table:table-cell>
          <table:table-cell table:number-columns-repeated="2" office:value-type="float" office:value="514">
            <text:p>514</text:p>
          </table:table-cell>
          <table:table-cell office:value-type="float" office:value="616.895">
            <text:p>616.895</text:p>
          </table:table-cell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789.76854783594">
            <text:p>789.768547835940</text:p>
          </table:table-cell>
          <table:table-cell table:number-columns-repeated="2" office:value-type="float" office:value="513">
            <text:p>513</text:p>
          </table:table-cell>
          <table:table-cell office:value-type="float" office:value="617.747">
            <text:p>617.747</text:p>
          </table:table-cell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790.179331430104">
            <text:p>790.179331430104</text:p>
          </table:table-cell>
          <table:table-cell table:number-columns-repeated="2" office:value-type="float" office:value="510">
            <text:p>510</text:p>
          </table:table-cell>
          <table:table-cell office:value-type="float" office:value="618.599">
            <text:p>618.599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790.590065220187">
            <text:p>790.590065220187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19.451">
            <text:p>619.451</text:p>
          </table:table-cell>
        </table:table-row>
        <table:table-row table:style-name="ro1">
          <table:table-cell office:value-type="float" office:value="1462">
            <text:p>1462</text:p>
          </table:table-cell>
          <table:table-cell office:value-type="float" office:value="791.000749206189">
            <text:p>791.000749206189</text:p>
          </table:table-cell>
          <table:table-cell table:number-columns-repeated="2" office:value-type="float" office:value="514">
            <text:p>514</text:p>
          </table:table-cell>
          <table:table-cell office:value-type="float" office:value="620.302">
            <text:p>620.302</text:p>
          </table:table-cell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791.41138338811">
            <text:p>791.411383388110</text:p>
          </table:table-cell>
          <table:table-cell table:number-columns-repeated="2" office:value-type="float" office:value="525">
            <text:p>525</text:p>
          </table:table-cell>
          <table:table-cell office:value-type="float" office:value="621.153">
            <text:p>621.153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791.821967765949">
            <text:p>791.821967765949</text:p>
          </table:table-cell>
          <table:table-cell table:number-columns-repeated="2" office:value-type="float" office:value="503">
            <text:p>503</text:p>
          </table:table-cell>
          <table:table-cell office:value-type="float" office:value="622.004">
            <text:p>622.004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792.232502339708">
            <text:p>792.232502339708</text:p>
          </table:table-cell>
          <table:table-cell table:number-columns-repeated="2" office:value-type="float" office:value="510">
            <text:p>510</text:p>
          </table:table-cell>
          <table:table-cell office:value-type="float" office:value="622.854">
            <text:p>622.854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792.642987109385">
            <text:p>792.642987109385</text:p>
          </table:table-cell>
          <table:table-cell table:number-columns-repeated="2" office:value-type="float" office:value="518">
            <text:p>518</text:p>
          </table:table-cell>
          <table:table-cell office:value-type="float" office:value="623.704">
            <text:p>623.704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793.053422074982">
            <text:p>793.053422074982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24.554">
            <text:p>624.554</text:p>
          </table:table-cell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793.463807236497">
            <text:p>793.463807236497</text:p>
          </table:table-cell>
          <table:table-cell table:number-columns-repeated="2" office:value-type="float" office:value="513">
            <text:p>513</text:p>
          </table:table-cell>
          <table:table-cell office:value-type="float" office:value="625.404">
            <text:p>625.404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793.874142593931">
            <text:p>793.87414259393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26.253">
            <text:p>626.253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794.284428147284">
            <text:p>794.284428147284</text:p>
          </table:table-cell>
          <table:table-cell table:number-columns-repeated="2" office:value-type="float" office:value="526">
            <text:p>526</text:p>
          </table:table-cell>
          <table:table-cell office:value-type="float" office:value="627.102">
            <text:p>627.102</text:p>
          </table:table-cell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794.694663896556">
            <text:p>794.694663896556</text:p>
          </table:table-cell>
          <table:table-cell table:number-columns-repeated="2" office:value-type="float" office:value="510">
            <text:p>510</text:p>
          </table:table-cell>
          <table:table-cell office:value-type="float" office:value="627.951">
            <text:p>627.951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795.104849841747">
            <text:p>795.104849841747</text:p>
          </table:table-cell>
          <table:table-cell table:number-columns-repeated="2" office:value-type="float" office:value="510">
            <text:p>510</text:p>
          </table:table-cell>
          <table:table-cell office:value-type="float" office:value="628.799">
            <text:p>628.799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795.514985982857">
            <text:p>795.514985982857</text:p>
          </table:table-cell>
          <table:table-cell table:number-columns-repeated="2" office:value-type="float" office:value="530">
            <text:p>530</text:p>
          </table:table-cell>
          <table:table-cell office:value-type="float" office:value="629.647">
            <text:p>629.647</text:p>
          </table:table-cell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795.925072319886">
            <text:p>795.92507231988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630.495">
            <text:p>630.495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796.335108852833">
            <text:p>796.33510885283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631.343">
            <text:p>631.343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796.7450955817">
            <text:p>796.745095581700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32.19">
            <text:p>632.19</text:p>
          </table:table-cell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797.155032506486">
            <text:p>797.155032506486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33.037">
            <text:p>633.037</text:p>
          </table:table-cell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797.56491962719">
            <text:p>797.56491962719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633.883">
            <text:p>633.883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797.974756943813">
            <text:p>797.974756943813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34.73">
            <text:p>634.73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798.384544456356">
            <text:p>798.384544456356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5.576">
            <text:p>635.576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798.794282164817">
            <text:p>798.794282164817</text:p>
          </table:table-cell>
          <table:table-cell table:number-columns-repeated="2" office:value-type="float" office:value="495">
            <text:p>495</text:p>
          </table:table-cell>
          <table:table-cell office:value-type="float" office:value="636.422">
            <text:p>636.422</text:p>
          </table:table-cell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799.203970069197">
            <text:p>799.203970069197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37.267">
            <text:p>637.267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799.613608169496">
            <text:p>799.61360816949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638.112">
            <text:p>638.112</text:p>
          </table:table-cell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800.023196465714">
            <text:p>800.02319646571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38.957">
            <text:p>638.957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800.432734957851">
            <text:p>800.432734957851</text:p>
          </table:table-cell>
          <table:table-cell table:number-columns-repeated="2" office:value-type="float" office:value="503">
            <text:p>503</text:p>
          </table:table-cell>
          <table:table-cell office:value-type="float" office:value="639.802">
            <text:p>639.802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800.842223645906">
            <text:p>800.842223645906</text:p>
          </table:table-cell>
          <table:table-cell table:number-columns-repeated="2" office:value-type="float" office:value="492">
            <text:p>492</text:p>
          </table:table-cell>
          <table:table-cell office:value-type="float" office:value="640.646">
            <text:p>640.646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801.251662529881">
            <text:p>801.251662529881</text:p>
          </table:table-cell>
          <table:table-cell table:number-columns-repeated="2" office:value-type="float" office:value="505">
            <text:p>505</text:p>
          </table:table-cell>
          <table:table-cell office:value-type="float" office:value="641.49">
            <text:p>641.49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801.661051609775">
            <text:p>801.66105160977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642.334">
            <text:p>642.334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802.070390885587">
            <text:p>802.070390885587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43.178">
            <text:p>643.178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802.479680357319">
            <text:p>802.479680357319</text:p>
          </table:table-cell>
          <table:table-cell table:number-columns-repeated="2" office:value-type="float" office:value="513">
            <text:p>513</text:p>
          </table:table-cell>
          <table:table-cell office:value-type="float" office:value="644.021">
            <text:p>644.021</text:p>
          </table:table-cell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802.888920024969">
            <text:p>802.88892002496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644.864">
            <text:p>644.864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803.298109888539">
            <text:p>803.29810988853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45.706">
            <text:p>645.706</text:p>
          </table:table-cell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803.707249948026">
            <text:p>803.707249948026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46.549">
            <text:p>646.549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804.116340203434">
            <text:p>804.116340203434</text:p>
          </table:table-cell>
          <table:table-cell table:number-columns-repeated="2" office:value-type="float" office:value="495">
            <text:p>495</text:p>
          </table:table-cell>
          <table:table-cell office:value-type="float" office:value="647.391">
            <text:p>647.391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804.52538065476">
            <text:p>804.52538065476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648.232">
            <text:p>648.232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804.934371302005">
            <text:p>804.934371302005</text:p>
          </table:table-cell>
          <table:table-cell table:number-columns-repeated="2" office:value-type="float" office:value="499">
            <text:p>499</text:p>
          </table:table-cell>
          <table:table-cell office:value-type="float" office:value="649.074">
            <text:p>649.074</text:p>
          </table:table-cell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805.343312145168">
            <text:p>805.343312145168</text:p>
          </table:table-cell>
          <table:table-cell table:number-columns-repeated="2" office:value-type="float" office:value="498">
            <text:p>498</text:p>
          </table:table-cell>
          <table:table-cell office:value-type="float" office:value="649.915">
            <text:p>649.915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805.752203184251">
            <text:p>805.752203184251</text:p>
          </table:table-cell>
          <table:table-cell table:number-columns-repeated="2" office:value-type="float" office:value="501">
            <text:p>501</text:p>
          </table:table-cell>
          <table:table-cell office:value-type="float" office:value="650.756">
            <text:p>650.756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806.161044419253">
            <text:p>806.16104441925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651.596">
            <text:p>651.59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806.569835850173">
            <text:p>806.569835850173</text:p>
          </table:table-cell>
          <table:table-cell table:number-columns-repeated="2" office:value-type="float" office:value="527">
            <text:p>527</text:p>
          </table:table-cell>
          <table:table-cell office:value-type="float" office:value="652.437">
            <text:p>652.437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806.978577477013">
            <text:p>806.97857747701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653.277">
            <text:p>653.277</text:p>
          </table:table-cell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807.387269299771">
            <text:p>807.387269299771</text:p>
          </table:table-cell>
          <table:table-cell table:number-columns-repeated="2" office:value-type="float" office:value="516">
            <text:p>516</text:p>
          </table:table-cell>
          <table:table-cell office:value-type="float" office:value="654.116">
            <text:p>654.116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807.795911318449">
            <text:p>807.795911318449</text:p>
          </table:table-cell>
          <table:table-cell table:number-columns-repeated="2" office:value-type="float" office:value="525">
            <text:p>525</text:p>
          </table:table-cell>
          <table:table-cell office:value-type="float" office:value="654.956">
            <text:p>654.956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808.204503533045">
            <text:p>808.20450353304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655.795">
            <text:p>655.795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808.61304594356">
            <text:p>808.61304594356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656.634">
            <text:p>656.634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809.021538549994">
            <text:p>809.021538549994</text:p>
          </table:table-cell>
          <table:table-cell table:number-columns-repeated="2" office:value-type="float" office:value="505">
            <text:p>505</text:p>
          </table:table-cell>
          <table:table-cell office:value-type="float" office:value="657.472">
            <text:p>657.472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809.429981352347">
            <text:p>809.42998135234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58.311">
            <text:p>658.311</text:p>
          </table:table-cell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809.838374350619">
            <text:p>809.838374350619</text:p>
          </table:table-cell>
          <table:table-cell table:number-columns-repeated="2" office:value-type="float" office:value="507">
            <text:p>507</text:p>
          </table:table-cell>
          <table:table-cell office:value-type="float" office:value="659.149">
            <text:p>659.149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810.24671754481">
            <text:p>810.246717544810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59.986">
            <text:p>659.986</text:p>
          </table:table-cell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810.65501093492">
            <text:p>810.655010934920</text:p>
          </table:table-cell>
          <table:table-cell table:number-columns-repeated="2" office:value-type="float" office:value="504">
            <text:p>504</text:p>
          </table:table-cell>
          <table:table-cell office:value-type="float" office:value="660.824">
            <text:p>660.82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811.063254520949">
            <text:p>811.06325452094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661.661">
            <text:p>661.661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811.471448302896">
            <text:p>811.47144830289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62.498">
            <text:p>662.498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811.879592280762">
            <text:p>811.879592280762</text:p>
          </table:table-cell>
          <table:table-cell table:number-columns-repeated="2" office:value-type="float" office:value="514">
            <text:p>514</text:p>
          </table:table-cell>
          <table:table-cell office:value-type="float" office:value="663.334">
            <text:p>663.334</text:p>
          </table:table-cell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812.287686454548">
            <text:p>812.287686454548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64.17">
            <text:p>664.17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812.695730824252">
            <text:p>812.69573082425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65.006">
            <text:p>665.006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813.103725389876">
            <text:p>813.103725389876</text:p>
          </table:table-cell>
          <table:table-cell table:number-columns-repeated="2" office:value-type="float" office:value="524">
            <text:p>524</text:p>
          </table:table-cell>
          <table:table-cell office:value-type="float" office:value="665.842">
            <text:p>665.842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813.511670151418">
            <text:p>813.511670151418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66.677">
            <text:p>666.67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813.919565108879">
            <text:p>813.919565108879</text:p>
          </table:table-cell>
          <table:table-cell table:number-columns-repeated="2" office:value-type="float" office:value="509">
            <text:p>509</text:p>
          </table:table-cell>
          <table:table-cell office:value-type="float" office:value="667.513">
            <text:p>667.513</text:p>
          </table:table-cell>
        </table:table-row>
        <table:table-row table:style-name="ro1">
          <table:table-cell office:value-type="float" office:value="1519">
            <text:p>1519</text:p>
          </table:table-cell>
          <table:table-cell office:value-type="float" office:value="814.327410262259">
            <text:p>814.327410262259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68.347">
            <text:p>668.347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814.735205611558">
            <text:p>814.735205611558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69.182">
            <text:p>669.182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815.142951156776">
            <text:p>815.142951156776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70.016">
            <text:p>670.016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815.550646897912">
            <text:p>815.55064689791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70.85">
            <text:p>670.85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815.958292834968">
            <text:p>815.958292834968</text:p>
          </table:table-cell>
          <table:table-cell table:number-columns-repeated="2" office:value-type="float" office:value="511">
            <text:p>511</text:p>
          </table:table-cell>
          <table:table-cell office:value-type="float" office:value="671.684">
            <text:p>671.684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816.365888967943">
            <text:p>816.365888967943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72.517">
            <text:p>672.51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816.773435296836">
            <text:p>816.773435296836</text:p>
          </table:table-cell>
          <table:table-cell table:number-columns-repeated="2" office:value-type="float" office:value="523">
            <text:p>523</text:p>
          </table:table-cell>
          <table:table-cell office:value-type="float" office:value="673.35">
            <text:p>673.35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817.180931821648">
            <text:p>817.180931821648</text:p>
          </table:table-cell>
          <table:table-cell table:number-columns-repeated="2" office:value-type="float" office:value="514">
            <text:p>514</text:p>
          </table:table-cell>
          <table:table-cell office:value-type="float" office:value="674.183">
            <text:p>674.183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817.58837854238">
            <text:p>817.58837854238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75.015">
            <text:p>675.015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817.99577545903">
            <text:p>817.995775459030</text:p>
          </table:table-cell>
          <table:table-cell table:number-columns-repeated="2" office:value-type="float" office:value="512">
            <text:p>512</text:p>
          </table:table-cell>
          <table:table-cell office:value-type="float" office:value="675.848">
            <text:p>675.848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818.403122571599">
            <text:p>818.403122571599</text:p>
          </table:table-cell>
          <table:table-cell table:number-columns-repeated="2" office:value-type="float" office:value="523">
            <text:p>523</text:p>
          </table:table-cell>
          <table:table-cell office:value-type="float" office:value="676.679">
            <text:p>676.679</text:p>
          </table:table-cell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818.810419880087">
            <text:p>818.81041988008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677.511">
            <text:p>677.511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819.217667384494">
            <text:p>819.217667384494</text:p>
          </table:table-cell>
          <table:table-cell table:number-columns-repeated="2" office:value-type="float" office:value="514">
            <text:p>514</text:p>
          </table:table-cell>
          <table:table-cell office:value-type="float" office:value="678.342">
            <text:p>678.342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819.62486508482">
            <text:p>819.624865084820</text:p>
          </table:table-cell>
          <table:table-cell table:number-columns-repeated="2" office:value-type="float" office:value="529">
            <text:p>529</text:p>
          </table:table-cell>
          <table:table-cell office:value-type="float" office:value="679.173">
            <text:p>679.173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820.032012981065">
            <text:p>820.032012981065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80.004">
            <text:p>680.004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820.439111073229">
            <text:p>820.439111073229</text:p>
          </table:table-cell>
          <table:table-cell table:number-columns-repeated="2" office:value-type="float" office:value="525">
            <text:p>525</text:p>
          </table:table-cell>
          <table:table-cell office:value-type="float" office:value="680.835">
            <text:p>680.835</text:p>
          </table:table-cell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820.846159361312">
            <text:p>820.846159361312</text:p>
          </table:table-cell>
          <table:table-cell table:number-columns-repeated="2" office:value-type="float" office:value="525">
            <text:p>525</text:p>
          </table:table-cell>
          <table:table-cell office:value-type="float" office:value="681.665">
            <text:p>681.665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821.253157845313">
            <text:p>821.25315784531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682.495">
            <text:p>682.495</text:p>
          </table:table-cell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821.660106525233">
            <text:p>821.660106525233</text:p>
          </table:table-cell>
          <table:table-cell table:number-columns-repeated="2" office:value-type="float" office:value="517">
            <text:p>517</text:p>
          </table:table-cell>
          <table:table-cell office:value-type="float" office:value="683.324">
            <text:p>683.324</text:p>
          </table:table-cell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822.067005401073">
            <text:p>822.067005401073</text:p>
          </table:table-cell>
          <table:table-cell table:number-columns-repeated="2" office:value-type="float" office:value="523">
            <text:p>523</text:p>
          </table:table-cell>
          <table:table-cell office:value-type="float" office:value="684.154">
            <text:p>684.154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822.473854472831">
            <text:p>822.473854472831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84.983">
            <text:p>684.98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822.880653740508">
            <text:p>822.880653740508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85.811">
            <text:p>685.811</text:p>
          </table:table-cell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823.287403204105">
            <text:p>823.287403204105</text:p>
          </table:table-cell>
          <table:table-cell table:number-columns-repeated="2" office:value-type="float" office:value="528">
            <text:p>528</text:p>
          </table:table-cell>
          <table:table-cell office:value-type="float" office:value="686.64">
            <text:p>686.64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823.69410286362">
            <text:p>823.694102863620</text:p>
          </table:table-cell>
          <table:table-cell table:number-columns-repeated="2" office:value-type="float" office:value="513">
            <text:p>513</text:p>
          </table:table-cell>
          <table:table-cell office:value-type="float" office:value="687.468">
            <text:p>687.468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824.100752719054">
            <text:p>824.100752719054</text:p>
          </table:table-cell>
          <table:table-cell table:number-columns-repeated="2" office:value-type="float" office:value="543">
            <text:p>543</text:p>
          </table:table-cell>
          <table:table-cell office:value-type="float" office:value="688.296">
            <text:p>688.296</text:p>
          </table:table-cell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824.507352770407">
            <text:p>824.50735277040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689.123">
            <text:p>689.123</text:p>
          </table:table-cell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824.913903017678">
            <text:p>824.913903017678</text:p>
          </table:table-cell>
          <table:table-cell table:number-columns-repeated="2" office:value-type="float" office:value="532">
            <text:p>532</text:p>
          </table:table-cell>
          <table:table-cell office:value-type="float" office:value="689.951">
            <text:p>689.951</text:p>
          </table:table-cell>
        </table:table-row>
        <table:table-row table:style-name="ro1">
          <table:table-cell office:value-type="float" office:value="1546">
            <text:p>1546</text:p>
          </table:table-cell>
          <table:table-cell office:value-type="float" office:value="825.320403460869">
            <text:p>825.320403460869</text:p>
          </table:table-cell>
          <table:table-cell table:number-columns-repeated="2" office:value-type="float" office:value="515">
            <text:p>515</text:p>
          </table:table-cell>
          <table:table-cell office:value-type="float" office:value="690.778">
            <text:p>690.778</text:p>
          </table:table-cell>
        </table:table-row>
        <table:table-row table:style-name="ro1">
          <table:table-cell office:value-type="float" office:value="1547">
            <text:p>1547</text:p>
          </table:table-cell>
          <table:table-cell office:value-type="float" office:value="825.726854099979">
            <text:p>825.726854099979</text:p>
          </table:table-cell>
          <table:table-cell table:number-columns-repeated="2" office:value-type="float" office:value="531">
            <text:p>531</text:p>
          </table:table-cell>
          <table:table-cell office:value-type="float" office:value="691.604">
            <text:p>691.604</text:p>
          </table:table-cell>
        </table:table-row>
        <table:table-row table:style-name="ro1">
          <table:table-cell office:value-type="float" office:value="1548">
            <text:p>1548</text:p>
          </table:table-cell>
          <table:table-cell office:value-type="float" office:value="826.133254935007">
            <text:p>826.133254935007</text:p>
          </table:table-cell>
          <table:table-cell table:number-columns-repeated="2" office:value-type="float" office:value="544">
            <text:p>544</text:p>
          </table:table-cell>
          <table:table-cell office:value-type="float" office:value="692.431">
            <text:p>692.431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826.539605965955">
            <text:p>826.539605965955</text:p>
          </table:table-cell>
          <table:table-cell table:number-columns-repeated="2" office:value-type="float" office:value="517">
            <text:p>517</text:p>
          </table:table-cell>
          <table:table-cell office:value-type="float" office:value="693.257">
            <text:p>693.257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826.945907192821">
            <text:p>826.94590719282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694.083">
            <text:p>694.083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827.352158615607">
            <text:p>827.352158615607</text:p>
          </table:table-cell>
          <table:table-cell table:number-columns-repeated="2" office:value-type="float" office:value="517">
            <text:p>517</text:p>
          </table:table-cell>
          <table:table-cell office:value-type="float" office:value="694.908">
            <text:p>694.908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827.758360234311">
            <text:p>827.758360234311</text:p>
          </table:table-cell>
          <table:table-cell table:number-columns-repeated="2" office:value-type="float" office:value="518">
            <text:p>518</text:p>
          </table:table-cell>
          <table:table-cell office:value-type="float" office:value="695.734">
            <text:p>695.734</text:p>
          </table:table-cell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828.164512048934">
            <text:p>828.164512048934</text:p>
          </table:table-cell>
          <table:table-cell table:number-columns-repeated="2" office:value-type="float" office:value="524">
            <text:p>524</text:p>
          </table:table-cell>
          <table:table-cell office:value-type="float" office:value="696.559">
            <text:p>696.559</text:p>
          </table:table-cell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828.570614059476">
            <text:p>828.57061405947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697.383">
            <text:p>697.383</text:p>
          </table:table-cell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828.976666265937">
            <text:p>828.97666626593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698.208">
            <text:p>698.208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829.382668668317">
            <text:p>829.382668668317</text:p>
          </table:table-cell>
          <table:table-cell table:number-columns-repeated="2" office:value-type="float" office:value="508">
            <text:p>508</text:p>
          </table:table-cell>
          <table:table-cell office:value-type="float" office:value="699.032">
            <text:p>699.032</text:p>
          </table:table-cell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829.788621266616">
            <text:p>829.78862126661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699.856">
            <text:p>699.856</text:p>
          </table:table-cell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830.194524060833">
            <text:p>830.194524060833</text:p>
          </table:table-cell>
          <table:table-cell table:number-columns-repeated="2" office:value-type="float" office:value="526">
            <text:p>526</text:p>
          </table:table-cell>
          <table:table-cell office:value-type="float" office:value="700.679">
            <text:p>700.679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830.60037705097">
            <text:p>830.600377050970</text:p>
          </table:table-cell>
          <table:table-cell table:number-columns-repeated="2" office:value-type="float" office:value="507">
            <text:p>507</text:p>
          </table:table-cell>
          <table:table-cell office:value-type="float" office:value="701.502">
            <text:p>701.502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831.006180237026">
            <text:p>831.006180237026</text:p>
          </table:table-cell>
          <table:table-cell table:number-columns-repeated="2" office:value-type="float" office:value="524">
            <text:p>524</text:p>
          </table:table-cell>
          <table:table-cell office:value-type="float" office:value="702.325">
            <text:p>702.325</text:p>
          </table:table-cell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831.411933619">
            <text:p>831.411933619000</text:p>
          </table:table-cell>
          <table:table-cell table:number-columns-repeated="2" office:value-type="float" office:value="507">
            <text:p>507</text:p>
          </table:table-cell>
          <table:table-cell office:value-type="float" office:value="703.148">
            <text:p>703.148</text:p>
          </table:table-cell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831.817637196894">
            <text:p>831.817637196894</text:p>
          </table:table-cell>
          <table:table-cell table:number-columns-repeated="2" office:value-type="float" office:value="504">
            <text:p>504</text:p>
          </table:table-cell>
          <table:table-cell office:value-type="float" office:value="703.97">
            <text:p>703.97</text:p>
          </table:table-cell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832.223290970706">
            <text:p>832.223290970706</text:p>
          </table:table-cell>
          <table:table-cell table:number-columns-repeated="2" office:value-type="float" office:value="532">
            <text:p>532</text:p>
          </table:table-cell>
          <table:table-cell office:value-type="float" office:value="704.792">
            <text:p>704.792</text:p>
          </table:table-cell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832.628894940437">
            <text:p>832.628894940437</text:p>
          </table:table-cell>
          <table:table-cell table:number-columns-repeated="2" office:value-type="float" office:value="541">
            <text:p>541</text:p>
          </table:table-cell>
          <table:table-cell office:value-type="float" office:value="705.614">
            <text:p>705.614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833.034449106087">
            <text:p>833.03444910608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706.436">
            <text:p>706.436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833.439953467656">
            <text:p>833.439953467656</text:p>
          </table:table-cell>
          <table:table-cell table:number-columns-repeated="2" office:value-type="float" office:value="520">
            <text:p>520</text:p>
          </table:table-cell>
          <table:table-cell office:value-type="float" office:value="707.257">
            <text:p>707.257</text:p>
          </table:table-cell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833.845408025144">
            <text:p>833.845408025144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08.078">
            <text:p>708.078</text:p>
          </table:table-cell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834.250812778551">
            <text:p>834.250812778551</text:p>
          </table:table-cell>
          <table:table-cell table:number-columns-repeated="2" office:value-type="float" office:value="526">
            <text:p>526</text:p>
          </table:table-cell>
          <table:table-cell office:value-type="float" office:value="708.898">
            <text:p>708.898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834.656167727877">
            <text:p>834.656167727877</text:p>
          </table:table-cell>
          <table:table-cell table:number-columns-repeated="2" office:value-type="float" office:value="511">
            <text:p>511</text:p>
          </table:table-cell>
          <table:table-cell office:value-type="float" office:value="709.719">
            <text:p>709.719</text:p>
          </table:table-cell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835.061472873122">
            <text:p>835.061472873122</text:p>
          </table:table-cell>
          <table:table-cell table:number-columns-repeated="2" office:value-type="float" office:value="509">
            <text:p>509</text:p>
          </table:table-cell>
          <table:table-cell office:value-type="float" office:value="710.539">
            <text:p>710.539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835.466728214285">
            <text:p>835.466728214285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11.359">
            <text:p>711.359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835.871933751368">
            <text:p>835.871933751368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12.178">
            <text:p>712.178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836.277089484369">
            <text:p>836.277089484369</text:p>
          </table:table-cell>
          <table:table-cell table:number-columns-repeated="2" office:value-type="float" office:value="509">
            <text:p>509</text:p>
          </table:table-cell>
          <table:table-cell office:value-type="float" office:value="712.997">
            <text:p>712.997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836.68219541329">
            <text:p>836.68219541329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713.816">
            <text:p>713.816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837.087251538129">
            <text:p>837.087251538129</text:p>
          </table:table-cell>
          <table:table-cell table:number-columns-repeated="2" office:value-type="float" office:value="518">
            <text:p>518</text:p>
          </table:table-cell>
          <table:table-cell office:value-type="float" office:value="714.635">
            <text:p>714.635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837.492257858887">
            <text:p>837.492257858887</text:p>
          </table:table-cell>
          <table:table-cell table:number-columns-repeated="2" office:value-type="float" office:value="529">
            <text:p>529</text:p>
          </table:table-cell>
          <table:table-cell office:value-type="float" office:value="715.453">
            <text:p>715.453</text:p>
          </table:table-cell>
        </table:table-row>
        <table:table-row table:style-name="ro1">
          <table:table-cell office:value-type="float" office:value="1577">
            <text:p>1577</text:p>
          </table:table-cell>
          <table:table-cell office:value-type="float" office:value="837.897214375564">
            <text:p>837.897214375564</text:p>
          </table:table-cell>
          <table:table-cell table:number-columns-repeated="2" office:value-type="float" office:value="517">
            <text:p>517</text:p>
          </table:table-cell>
          <table:table-cell office:value-type="float" office:value="716.271">
            <text:p>716.271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838.302121088161">
            <text:p>838.302121088161</text:p>
          </table:table-cell>
          <table:table-cell table:number-columns-repeated="2" office:value-type="float" office:value="510">
            <text:p>510</text:p>
          </table:table-cell>
          <table:table-cell office:value-type="float" office:value="717.089">
            <text:p>717.089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838.706977996675">
            <text:p>838.706977996675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17.906">
            <text:p>717.906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839.111785101109">
            <text:p>839.111785101109</text:p>
          </table:table-cell>
          <table:table-cell table:number-columns-repeated="2" office:value-type="float" office:value="516">
            <text:p>516</text:p>
          </table:table-cell>
          <table:table-cell office:value-type="float" office:value="718.723">
            <text:p>718.723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839.516542401462">
            <text:p>839.51654240146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719.54">
            <text:p>719.54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839.921249897734">
            <text:p>839.921249897734</text:p>
          </table:table-cell>
          <table:table-cell table:number-columns-repeated="2" office:value-type="float" office:value="535">
            <text:p>535</text:p>
          </table:table-cell>
          <table:table-cell office:value-type="float" office:value="720.357">
            <text:p>720.357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840.325907589924">
            <text:p>840.325907589924</text:p>
          </table:table-cell>
          <table:table-cell table:number-columns-repeated="2" office:value-type="float" office:value="519">
            <text:p>519</text:p>
          </table:table-cell>
          <table:table-cell office:value-type="float" office:value="721.173">
            <text:p>721.17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840.730515478034">
            <text:p>840.730515478034</text:p>
          </table:table-cell>
          <table:table-cell table:number-columns-repeated="2" office:value-type="float" office:value="528">
            <text:p>528</text:p>
          </table:table-cell>
          <table:table-cell office:value-type="float" office:value="721.989">
            <text:p>721.989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841.135073562062">
            <text:p>841.135073562062</text:p>
          </table:table-cell>
          <table:table-cell table:number-columns-repeated="2" office:value-type="float" office:value="535">
            <text:p>535</text:p>
          </table:table-cell>
          <table:table-cell office:value-type="float" office:value="722.805">
            <text:p>722.805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841.53958184201">
            <text:p>841.539581842010</text:p>
          </table:table-cell>
          <table:table-cell table:number-columns-repeated="2" office:value-type="float" office:value="527">
            <text:p>527</text:p>
          </table:table-cell>
          <table:table-cell office:value-type="float" office:value="723.62">
            <text:p>723.62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841.944040317876">
            <text:p>841.944040317876</text:p>
          </table:table-cell>
          <table:table-cell table:number-columns-repeated="2" office:value-type="float" office:value="513">
            <text:p>513</text:p>
          </table:table-cell>
          <table:table-cell office:value-type="float" office:value="724.435">
            <text:p>724.435</text:p>
          </table:table-cell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842.348448989661">
            <text:p>842.348448989661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25.25">
            <text:p>725.25</text:p>
          </table:table-cell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842.752807857366">
            <text:p>842.752807857366</text:p>
          </table:table-cell>
          <table:table-cell table:number-columns-repeated="2" office:value-type="float" office:value="500">
            <text:p>500</text:p>
          </table:table-cell>
          <table:table-cell office:value-type="float" office:value="726.065">
            <text:p>726.065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843.157116920989">
            <text:p>843.157116920989</text:p>
          </table:table-cell>
          <table:table-cell table:number-columns-repeated="2" office:value-type="float" office:value="514">
            <text:p>514</text:p>
          </table:table-cell>
          <table:table-cell office:value-type="float" office:value="726.879">
            <text:p>726.879</text:p>
          </table:table-cell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843.561376180531">
            <text:p>843.561376180531</text:p>
          </table:table-cell>
          <table:table-cell table:number-columns-repeated="2" office:value-type="float" office:value="529">
            <text:p>529</text:p>
          </table:table-cell>
          <table:table-cell office:value-type="float" office:value="727.693">
            <text:p>727.693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843.965585635991">
            <text:p>843.965585635991</text:p>
          </table:table-cell>
          <table:table-cell table:number-columns-repeated="2" office:value-type="float" office:value="517">
            <text:p>517</text:p>
          </table:table-cell>
          <table:table-cell office:value-type="float" office:value="728.507">
            <text:p>728.507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844.369745287371">
            <text:p>844.369745287371</text:p>
          </table:table-cell>
          <table:table-cell table:number-columns-repeated="2" office:value-type="float" office:value="527">
            <text:p>527</text:p>
          </table:table-cell>
          <table:table-cell office:value-type="float" office:value="729.32">
            <text:p>729.32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844.77385513467">
            <text:p>844.77385513467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30.133">
            <text:p>730.133</text:p>
          </table:table-cell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845.177915177888">
            <text:p>845.177915177888</text:p>
          </table:table-cell>
          <table:table-cell table:number-columns-repeated="2" office:value-type="float" office:value="518">
            <text:p>518</text:p>
          </table:table-cell>
          <table:table-cell office:value-type="float" office:value="730.946">
            <text:p>730.946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845.581925417024">
            <text:p>845.581925417024</text:p>
          </table:table-cell>
          <table:table-cell table:number-columns-repeated="2" office:value-type="float" office:value="532">
            <text:p>532</text:p>
          </table:table-cell>
          <table:table-cell office:value-type="float" office:value="731.759">
            <text:p>731.759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845.98588585208">
            <text:p>845.985885852080</text:p>
          </table:table-cell>
          <table:table-cell table:number-columns-repeated="2" office:value-type="float" office:value="536">
            <text:p>536</text:p>
          </table:table-cell>
          <table:table-cell office:value-type="float" office:value="732.571">
            <text:p>732.571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846.389796483054">
            <text:p>846.389796483054</text:p>
          </table:table-cell>
          <table:table-cell table:number-columns-repeated="2" office:value-type="float" office:value="526">
            <text:p>526</text:p>
          </table:table-cell>
          <table:table-cell office:value-type="float" office:value="733.383">
            <text:p>733.383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846.793657309947">
            <text:p>846.793657309947</text:p>
          </table:table-cell>
          <table:table-cell table:number-columns-repeated="2" office:value-type="float" office:value="519">
            <text:p>519</text:p>
          </table:table-cell>
          <table:table-cell office:value-type="float" office:value="734.194">
            <text:p>734.194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847.19746833276">
            <text:p>847.19746833276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735.006">
            <text:p>735.006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847.601229551491">
            <text:p>847.601229551491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35.817">
            <text:p>735.817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848.004940966141">
            <text:p>848.004940966141</text:p>
          </table:table-cell>
          <table:table-cell table:number-columns-repeated="2" office:value-type="float" office:value="529">
            <text:p>529</text:p>
          </table:table-cell>
          <table:table-cell office:value-type="float" office:value="736.628">
            <text:p>736.628</text:p>
          </table:table-cell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848.40860257671">
            <text:p>848.408602576710</text:p>
          </table:table-cell>
          <table:table-cell table:number-columns-repeated="2" office:value-type="float" office:value="510">
            <text:p>510</text:p>
          </table:table-cell>
          <table:table-cell office:value-type="float" office:value="737.438">
            <text:p>737.438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848.812214383197">
            <text:p>848.812214383197</text:p>
          </table:table-cell>
          <table:table-cell table:number-columns-repeated="2" office:value-type="float" office:value="532">
            <text:p>532</text:p>
          </table:table-cell>
          <table:table-cell office:value-type="float" office:value="738.248">
            <text:p>738.248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849.215776385604">
            <text:p>849.215776385604</text:p>
          </table:table-cell>
          <table:table-cell table:number-columns-repeated="2" office:value-type="float" office:value="516">
            <text:p>516</text:p>
          </table:table-cell>
          <table:table-cell office:value-type="float" office:value="739.058">
            <text:p>739.058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849.61928858393">
            <text:p>849.619288583930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39.868">
            <text:p>739.868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850.022750978175">
            <text:p>850.022750978175</text:p>
          </table:table-cell>
          <table:table-cell table:number-columns-repeated="2" office:value-type="float" office:value="520">
            <text:p>520</text:p>
          </table:table-cell>
          <table:table-cell office:value-type="float" office:value="740.677">
            <text:p>740.677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850.426163568338">
            <text:p>850.426163568338</text:p>
          </table:table-cell>
          <table:table-cell table:number-columns-repeated="2" office:value-type="float" office:value="533">
            <text:p>533</text:p>
          </table:table-cell>
          <table:table-cell office:value-type="float" office:value="741.486">
            <text:p>741.486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850.829526354421">
            <text:p>850.829526354421</text:p>
          </table:table-cell>
          <table:table-cell table:number-columns-repeated="2" office:value-type="float" office:value="541">
            <text:p>541</text:p>
          </table:table-cell>
          <table:table-cell office:value-type="float" office:value="742.295">
            <text:p>742.295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851.232839336422">
            <text:p>851.232839336422</text:p>
          </table:table-cell>
          <table:table-cell table:number-columns-repeated="2" office:value-type="float" office:value="530">
            <text:p>530</text:p>
          </table:table-cell>
          <table:table-cell office:value-type="float" office:value="743.104">
            <text:p>743.104</text:p>
          </table:table-cell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851.636102514342">
            <text:p>851.636102514342</text:p>
          </table:table-cell>
          <table:table-cell table:number-columns-repeated="2" office:value-type="float" office:value="531">
            <text:p>531</text:p>
          </table:table-cell>
          <table:table-cell office:value-type="float" office:value="743.912">
            <text:p>743.912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852.039315888182">
            <text:p>852.039315888182</text:p>
          </table:table-cell>
          <table:table-cell table:number-columns-repeated="2" office:value-type="float" office:value="535">
            <text:p>535</text:p>
          </table:table-cell>
          <table:table-cell office:value-type="float" office:value="744.72">
            <text:p>744.72</text:p>
          </table:table-cell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852.44247945794">
            <text:p>852.442479457940</text:p>
          </table:table-cell>
          <table:table-cell table:number-columns-repeated="2" office:value-type="float" office:value="525">
            <text:p>525</text:p>
          </table:table-cell>
          <table:table-cell office:value-type="float" office:value="745.527">
            <text:p>745.527</text:p>
          </table:table-cell>
        </table:table-row>
        <table:table-row table:style-name="ro1">
          <table:table-cell office:value-type="float" office:value="1614">
            <text:p>1614</text:p>
          </table:table-cell>
          <table:table-cell office:value-type="float" office:value="852.845593223617">
            <text:p>852.845593223617</text:p>
          </table:table-cell>
          <table:table-cell table:number-columns-repeated="2" office:value-type="float" office:value="524">
            <text:p>524</text:p>
          </table:table-cell>
          <table:table-cell office:value-type="float" office:value="746.335">
            <text:p>746.335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853.248657185213">
            <text:p>853.248657185213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47.142">
            <text:p>747.142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853.651671342728">
            <text:p>853.651671342728</text:p>
          </table:table-cell>
          <table:table-cell table:number-columns-repeated="2" office:value-type="float" office:value="541">
            <text:p>541</text:p>
          </table:table-cell>
          <table:table-cell office:value-type="float" office:value="747.949">
            <text:p>747.949</text:p>
          </table:table-cell>
        </table:table-row>
        <table:table-row table:style-name="ro1">
          <table:table-cell office:value-type="float" office:value="1617">
            <text:p>1617</text:p>
          </table:table-cell>
          <table:table-cell office:value-type="float" office:value="854.054635696161">
            <text:p>854.054635696161</text:p>
          </table:table-cell>
          <table:table-cell table:number-columns-repeated="2" office:value-type="float" office:value="530">
            <text:p>530</text:p>
          </table:table-cell>
          <table:table-cell office:value-type="float" office:value="748.755">
            <text:p>748.755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float" office:value="854.457550245514">
            <text:p>854.457550245514</text:p>
          </table:table-cell>
          <table:table-cell table:number-columns-repeated="2" office:value-type="float" office:value="518">
            <text:p>518</text:p>
          </table:table-cell>
          <table:table-cell office:value-type="float" office:value="749.561">
            <text:p>749.561</text:p>
          </table:table-cell>
        </table:table-row>
        <table:table-row table:style-name="ro1">
          <table:table-cell office:value-type="float" office:value="1619">
            <text:p>1619</text:p>
          </table:table-cell>
          <table:table-cell office:value-type="float" office:value="854.860414990786">
            <text:p>854.860414990786</text:p>
          </table:table-cell>
          <table:table-cell table:number-columns-repeated="2" office:value-type="float" office:value="527">
            <text:p>527</text:p>
          </table:table-cell>
          <table:table-cell office:value-type="float" office:value="750.367">
            <text:p>750.367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855.263229931976">
            <text:p>855.263229931976</text:p>
          </table:table-cell>
          <table:table-cell table:number-columns-repeated="2" office:value-type="float" office:value="525">
            <text:p>525</text:p>
          </table:table-cell>
          <table:table-cell office:value-type="float" office:value="751.173">
            <text:p>751.173</text:p>
          </table:table-cell>
        </table:table-row>
        <table:table-row table:style-name="ro1">
          <table:table-cell office:value-type="float" office:value="1621">
            <text:p>1621</text:p>
          </table:table-cell>
          <table:table-cell office:value-type="float" office:value="855.665995069086">
            <text:p>855.665995069086</text:p>
          </table:table-cell>
          <table:table-cell table:number-columns-repeated="2" office:value-type="float" office:value="534">
            <text:p>534</text:p>
          </table:table-cell>
          <table:table-cell office:value-type="float" office:value="751.978">
            <text:p>751.978</text:p>
          </table:table-cell>
        </table:table-row>
        <table:table-row table:style-name="ro1">
          <table:table-cell office:value-type="float" office:value="1622">
            <text:p>1622</text:p>
          </table:table-cell>
          <table:table-cell office:value-type="float" office:value="856.068710402114">
            <text:p>856.068710402114</text:p>
          </table:table-cell>
          <table:table-cell table:number-columns-repeated="2" office:value-type="float" office:value="533">
            <text:p>533</text:p>
          </table:table-cell>
          <table:table-cell office:value-type="float" office:value="752.783">
            <text:p>752.783</text:p>
          </table:table-cell>
        </table:table-row>
        <table:table-row table:style-name="ro1">
          <table:table-cell office:value-type="float" office:value="1623">
            <text:p>1623</text:p>
          </table:table-cell>
          <table:table-cell office:value-type="float" office:value="856.471375931061">
            <text:p>856.471375931061</text:p>
          </table:table-cell>
          <table:table-cell table:number-columns-repeated="2" office:value-type="float" office:value="550">
            <text:p>550</text:p>
          </table:table-cell>
          <table:table-cell office:value-type="float" office:value="753.588">
            <text:p>753.588</text:p>
          </table:table-cell>
        </table:table-row>
        <table:table-row table:style-name="ro1">
          <table:table-cell office:value-type="float" office:value="1624">
            <text:p>1624</text:p>
          </table:table-cell>
          <table:table-cell office:value-type="float" office:value="856.873991655928">
            <text:p>856.873991655928</text:p>
          </table:table-cell>
          <table:table-cell table:number-columns-repeated="2" office:value-type="float" office:value="545">
            <text:p>545</text:p>
          </table:table-cell>
          <table:table-cell office:value-type="float" office:value="754.392">
            <text:p>754.392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857.276557576713">
            <text:p>857.276557576713</text:p>
          </table:table-cell>
          <table:table-cell table:number-columns-repeated="2" office:value-type="float" office:value="534">
            <text:p>534</text:p>
          </table:table-cell>
          <table:table-cell office:value-type="float" office:value="755.196">
            <text:p>755.196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857.679073693416">
            <text:p>857.679073693416</text:p>
          </table:table-cell>
          <table:table-cell table:number-columns-repeated="2" office:value-type="float" office:value="523">
            <text:p>523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627">
            <text:p>1627</text:p>
          </table:table-cell>
          <table:table-cell office:value-type="float" office:value="858.08154000604">
            <text:p>858.081540006040</text:p>
          </table:table-cell>
          <table:table-cell table:number-columns-repeated="2" office:value-type="float" office:value="522">
            <text:p>522</text:p>
          </table:table-cell>
          <table:table-cell office:value-type="float" office:value="756.804">
            <text:p>756.804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858.483956514582">
            <text:p>858.483956514582</text:p>
          </table:table-cell>
          <table:table-cell table:number-columns-repeated="2" office:value-type="float" office:value="546">
            <text:p>546</text:p>
          </table:table-cell>
          <table:table-cell office:value-type="float" office:value="757.607">
            <text:p>757.607</text:p>
          </table:table-cell>
        </table:table-row>
        <table:table-row table:style-name="ro1">
          <table:table-cell office:value-type="float" office:value="1629">
            <text:p>1629</text:p>
          </table:table-cell>
          <table:table-cell office:value-type="float" office:value="858.886323219042">
            <text:p>858.886323219042</text:p>
          </table:table-cell>
          <table:table-cell table:number-columns-repeated="2" office:value-type="float" office:value="546">
            <text:p>546</text:p>
          </table:table-cell>
          <table:table-cell office:value-type="float" office:value="758.41">
            <text:p>758.4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859.288640119422">
            <text:p>859.288640119422</text:p>
          </table:table-cell>
          <table:table-cell table:number-columns-repeated="2" office:value-type="float" office:value="554">
            <text:p>554</text:p>
          </table:table-cell>
          <table:table-cell office:value-type="float" office:value="759.213">
            <text:p>759.213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859.690907215721">
            <text:p>859.690907215721</text:p>
          </table:table-cell>
          <table:table-cell table:number-columns-repeated="2" office:value-type="float" office:value="551">
            <text:p>551</text:p>
          </table:table-cell>
          <table:table-cell office:value-type="float" office:value="760.015">
            <text:p>760.015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860.093124507938">
            <text:p>860.093124507938</text:p>
          </table:table-cell>
          <table:table-cell table:number-columns-repeated="2" office:value-type="float" office:value="540">
            <text:p>540</text:p>
          </table:table-cell>
          <table:table-cell office:value-type="float" office:value="760.817">
            <text:p>760.817</text:p>
          </table:table-cell>
        </table:table-row>
        <table:table-row table:style-name="ro1">
          <table:table-cell office:value-type="float" office:value="1633">
            <text:p>1633</text:p>
          </table:table-cell>
          <table:table-cell office:value-type="float" office:value="860.495291996075">
            <text:p>860.495291996075</text:p>
          </table:table-cell>
          <table:table-cell table:number-columns-repeated="2" office:value-type="float" office:value="551">
            <text:p>551</text:p>
          </table:table-cell>
          <table:table-cell office:value-type="float" office:value="761.619">
            <text:p>761.619</text:p>
          </table:table-cell>
        </table:table-row>
        <table:table-row table:style-name="ro1">
          <table:table-cell office:value-type="float" office:value="1634">
            <text:p>1634</text:p>
          </table:table-cell>
          <table:table-cell office:value-type="float" office:value="860.89740968013">
            <text:p>860.897409680130</text:p>
          </table:table-cell>
          <table:table-cell table:number-columns-repeated="2" office:value-type="float" office:value="552">
            <text:p>552</text:p>
          </table:table-cell>
          <table:table-cell office:value-type="float" office:value="762.421">
            <text:p>762.421</text:p>
          </table:table-cell>
        </table:table-row>
        <table:table-row table:style-name="ro1">
          <table:table-cell office:value-type="float" office:value="1635">
            <text:p>1635</text:p>
          </table:table-cell>
          <table:table-cell office:value-type="float" office:value="861.299477560104">
            <text:p>861.299477560104</text:p>
          </table:table-cell>
          <table:table-cell table:number-columns-repeated="2" office:value-type="float" office:value="562">
            <text:p>562</text:p>
          </table:table-cell>
          <table:table-cell office:value-type="float" office:value="763.222">
            <text:p>763.222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861.701495635997">
            <text:p>861.701495635997</text:p>
          </table:table-cell>
          <table:table-cell table:number-columns-repeated="2" office:value-type="float" office:value="568">
            <text:p>568</text:p>
          </table:table-cell>
          <table:table-cell office:value-type="float" office:value="764.023">
            <text:p>764.023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862.103463907809">
            <text:p>862.103463907809</text:p>
          </table:table-cell>
          <table:table-cell table:number-columns-repeated="2" office:value-type="float" office:value="607">
            <text:p>607</text:p>
          </table:table-cell>
          <table:table-cell office:value-type="float" office:value="764.823">
            <text:p>764.823</text:p>
          </table:table-cell>
        </table:table-row>
        <table:table-row table:style-name="ro1">
          <table:table-cell office:value-type="float" office:value="1638">
            <text:p>1638</text:p>
          </table:table-cell>
          <table:table-cell office:value-type="float" office:value="862.50538237554">
            <text:p>862.505382375540</text:p>
          </table:table-cell>
          <table:table-cell table:number-columns-repeated="2" office:value-type="float" office:value="612">
            <text:p>612</text:p>
          </table:table-cell>
          <table:table-cell office:value-type="float" office:value="765.624">
            <text:p>765.624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862.90725103919">
            <text:p>862.907251039190</text:p>
          </table:table-cell>
          <table:table-cell table:number-columns-repeated="2" office:value-type="float" office:value="607">
            <text:p>607</text:p>
          </table:table-cell>
          <table:table-cell office:value-type="float" office:value="766.424">
            <text:p>766.424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863.309069898759">
            <text:p>863.309069898759</text:p>
          </table:table-cell>
          <table:table-cell table:number-columns-repeated="2" office:value-type="float" office:value="590">
            <text:p>590</text:p>
          </table:table-cell>
          <table:table-cell office:value-type="float" office:value="767.224">
            <text:p>767.224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863.710838954247">
            <text:p>863.710838954247</text:p>
          </table:table-cell>
          <table:table-cell table:number-columns-repeated="2" office:value-type="float" office:value="598">
            <text:p>598</text:p>
          </table:table-cell>
          <table:table-cell office:value-type="float" office:value="768.023">
            <text:p>768.023</text:p>
          </table:table-cell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864.112558205654">
            <text:p>864.112558205654</text:p>
          </table:table-cell>
          <table:table-cell table:number-columns-repeated="2" office:value-type="float" office:value="598">
            <text:p>598</text:p>
          </table:table-cell>
          <table:table-cell office:value-type="float" office:value="768.822">
            <text:p>768.822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864.514227652979">
            <text:p>864.514227652979</text:p>
          </table:table-cell>
          <table:table-cell table:number-columns-repeated="2" office:value-type="float" office:value="607">
            <text:p>607</text:p>
          </table:table-cell>
          <table:table-cell office:value-type="float" office:value="769.621">
            <text:p>769.621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864.915847296224">
            <text:p>864.915847296224</text:p>
          </table:table-cell>
          <table:table-cell table:number-columns-repeated="2" office:value-type="float" office:value="608">
            <text:p>608</text:p>
          </table:table-cell>
          <table:table-cell office:value-type="float" office:value="770.42">
            <text:p>770.42</text:p>
          </table:table-cell>
        </table:table-row>
        <table:table-row table:style-name="ro1">
          <table:table-cell office:value-type="float" office:value="1645">
            <text:p>1645</text:p>
          </table:table-cell>
          <table:table-cell office:value-type="float" office:value="865.317417135387">
            <text:p>865.317417135387</text:p>
          </table:table-cell>
          <table:table-cell table:number-columns-repeated="2" office:value-type="float" office:value="605">
            <text:p>605</text:p>
          </table:table-cell>
          <table:table-cell office:value-type="float" office:value="771.218">
            <text:p>771.218</text:p>
          </table:table-cell>
        </table:table-row>
        <table:table-row table:style-name="ro1">
          <table:table-cell office:value-type="float" office:value="1646">
            <text:p>1646</text:p>
          </table:table-cell>
          <table:table-cell office:value-type="float" office:value="865.71893717047">
            <text:p>865.718937170470</text:p>
          </table:table-cell>
          <table:table-cell table:number-columns-repeated="2" office:value-type="float" office:value="596">
            <text:p>596</text:p>
          </table:table-cell>
          <table:table-cell office:value-type="float" office:value="772.016">
            <text:p>772.016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866.120407401471">
            <text:p>866.120407401471</text:p>
          </table:table-cell>
          <table:table-cell table:number-columns-repeated="2" office:value-type="float" office:value="605">
            <text:p>605</text:p>
          </table:table-cell>
          <table:table-cell office:value-type="float" office:value="772.814">
            <text:p>772.814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866.521827828391">
            <text:p>866.521827828391</text:p>
          </table:table-cell>
          <table:table-cell table:number-columns-repeated="2" office:value-type="float" office:value="576">
            <text:p>576</text:p>
          </table:table-cell>
          <table:table-cell office:value-type="float" office:value="773.612">
            <text:p>773.612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866.92319845123">
            <text:p>866.923198451230</text:p>
          </table:table-cell>
          <table:table-cell table:number-columns-repeated="2" office:value-type="float" office:value="589">
            <text:p>589</text:p>
          </table:table-cell>
          <table:table-cell office:value-type="float" office:value="774.409">
            <text:p>774.409</text:p>
          </table:table-cell>
        </table:table-row>
        <table:table-row table:style-name="ro1">
          <table:table-cell office:value-type="float" office:value="1650">
            <text:p>1650</text:p>
          </table:table-cell>
          <table:table-cell office:value-type="float" office:value="867.324519269988">
            <text:p>867.324519269988</text:p>
          </table:table-cell>
          <table:table-cell table:number-columns-repeated="2" office:value-type="float" office:value="576">
            <text:p>576</text:p>
          </table:table-cell>
          <table:table-cell office:value-type="float" office:value="775.206">
            <text:p>775.206</text:p>
          </table:table-cell>
        </table:table-row>
        <table:table-row table:style-name="ro1">
          <table:table-cell office:value-type="float" office:value="1651">
            <text:p>1651</text:p>
          </table:table-cell>
          <table:table-cell office:value-type="float" office:value="867.725790284665">
            <text:p>867.725790284665</text:p>
          </table:table-cell>
          <table:table-cell table:number-columns-repeated="2" office:value-type="float" office:value="573">
            <text:p>573</text:p>
          </table:table-cell>
          <table:table-cell office:value-type="float" office:value="776.003">
            <text:p>776.003</text:p>
          </table:table-cell>
        </table:table-row>
        <table:table-row table:style-name="ro1">
          <table:table-cell office:value-type="float" office:value="1652">
            <text:p>1652</text:p>
          </table:table-cell>
          <table:table-cell office:value-type="float" office:value="868.127011495261">
            <text:p>868.127011495261</text:p>
          </table:table-cell>
          <table:table-cell table:number-columns-repeated="2" office:value-type="float" office:value="576">
            <text:p>576</text:p>
          </table:table-cell>
          <table:table-cell office:value-type="float" office:value="776.799">
            <text:p>776.799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868.528182901776">
            <text:p>868.528182901776</text:p>
          </table:table-cell>
          <table:table-cell table:number-columns-repeated="2" office:value-type="float" office:value="584">
            <text:p>584</text:p>
          </table:table-cell>
          <table:table-cell office:value-type="float" office:value="777.595">
            <text:p>777.595</text:p>
          </table:table-cell>
        </table:table-row>
        <table:table-row table:style-name="ro1">
          <table:table-cell office:value-type="float" office:value="1654">
            <text:p>1654</text:p>
          </table:table-cell>
          <table:table-cell office:value-type="float" office:value="868.92930450421">
            <text:p>868.929304504210</text:p>
          </table:table-cell>
          <table:table-cell table:number-columns-repeated="2" office:value-type="float" office:value="569">
            <text:p>569</text:p>
          </table:table-cell>
          <table:table-cell office:value-type="float" office:value="778.391">
            <text:p>778.391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float" office:value="869.330376302562">
            <text:p>869.330376302562</text:p>
          </table:table-cell>
          <table:table-cell table:number-columns-repeated="2" office:value-type="float" office:value="571">
            <text:p>571</text:p>
          </table:table-cell>
          <table:table-cell office:value-type="float" office:value="779.186">
            <text:p>779.186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869.731398296834">
            <text:p>869.731398296834</text:p>
          </table:table-cell>
          <table:table-cell table:number-columns-repeated="2" office:value-type="float" office:value="546">
            <text:p>546</text:p>
          </table:table-cell>
          <table:table-cell office:value-type="float" office:value="779.981">
            <text:p>779.981</text:p>
          </table:table-cell>
        </table:table-row>
        <table:table-row table:style-name="ro1">
          <table:table-cell office:value-type="float" office:value="1657">
            <text:p>1657</text:p>
          </table:table-cell>
          <table:table-cell office:value-type="float" office:value="870.132370487024">
            <text:p>870.132370487024</text:p>
          </table:table-cell>
          <table:table-cell table:number-columns-repeated="2" office:value-type="float" office:value="553">
            <text:p>553</text:p>
          </table:table-cell>
          <table:table-cell office:value-type="float" office:value="780.776">
            <text:p>780.776</text:p>
          </table:table-cell>
        </table:table-row>
        <table:table-row table:style-name="ro1">
          <table:table-cell office:value-type="float" office:value="1658">
            <text:p>1658</text:p>
          </table:table-cell>
          <table:table-cell office:value-type="float" office:value="870.533292873133">
            <text:p>870.533292873133</text:p>
          </table:table-cell>
          <table:table-cell table:number-columns-repeated="2" office:value-type="float" office:value="546">
            <text:p>546</text:p>
          </table:table-cell>
          <table:table-cell office:value-type="float" office:value="781.571">
            <text:p>781.571</text:p>
          </table:table-cell>
        </table:table-row>
        <table:table-row table:style-name="ro1">
          <table:table-cell office:value-type="float" office:value="1659">
            <text:p>1659</text:p>
          </table:table-cell>
          <table:table-cell office:value-type="float" office:value="870.934165455162">
            <text:p>870.934165455162</text:p>
          </table:table-cell>
          <table:table-cell table:number-columns-repeated="2" office:value-type="float" office:value="559">
            <text:p>559</text:p>
          </table:table-cell>
          <table:table-cell office:value-type="float" office:value="782.365">
            <text:p>782.365</text:p>
          </table:table-cell>
        </table:table-row>
        <table:table-row table:style-name="ro1">
          <table:table-cell office:value-type="float" office:value="1660">
            <text:p>1660</text:p>
          </table:table-cell>
          <table:table-cell office:value-type="float" office:value="871.334988233109">
            <text:p>871.334988233109</text:p>
          </table:table-cell>
          <table:table-cell table:number-columns-repeated="2" office:value-type="float" office:value="546">
            <text:p>546</text:p>
          </table:table-cell>
          <table:table-cell office:value-type="float" office:value="783.159">
            <text:p>783.159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871.735761206975">
            <text:p>871.735761206975</text:p>
          </table:table-cell>
          <table:table-cell table:number-columns-repeated="2" office:value-type="float" office:value="546">
            <text:p>546</text:p>
          </table:table-cell>
          <table:table-cell office:value-type="float" office:value="783.953">
            <text:p>783.953</text:p>
          </table:table-cell>
        </table:table-row>
        <table:table-row table:style-name="ro1">
          <table:table-cell office:value-type="float" office:value="1662">
            <text:p>1662</text:p>
          </table:table-cell>
          <table:table-cell office:value-type="float" office:value="872.13648437676">
            <text:p>872.136484376760</text:p>
          </table:table-cell>
          <table:table-cell table:number-columns-repeated="2" office:value-type="float" office:value="551">
            <text:p>551</text:p>
          </table:table-cell>
          <table:table-cell office:value-type="float" office:value="784.746">
            <text:p>784.746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872.537157742464">
            <text:p>872.537157742464</text:p>
          </table:table-cell>
          <table:table-cell table:number-columns-repeated="2" office:value-type="float" office:value="533">
            <text:p>533</text:p>
          </table:table-cell>
          <table:table-cell office:value-type="float" office:value="785.539">
            <text:p>785.539</text:p>
          </table:table-cell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872.937781304087">
            <text:p>872.937781304087</text:p>
          </table:table-cell>
          <table:table-cell table:number-columns-repeated="2" office:value-type="float" office:value="537">
            <text:p>537</text:p>
          </table:table-cell>
          <table:table-cell office:value-type="float" office:value="786.332">
            <text:p>786.332</text:p>
          </table:table-cell>
        </table:table-row>
        <table:table-row table:style-name="ro1">
          <table:table-cell office:value-type="float" office:value="1665">
            <text:p>1665</text:p>
          </table:table-cell>
          <table:table-cell office:value-type="float" office:value="873.338355061628">
            <text:p>873.338355061628</text:p>
          </table:table-cell>
          <table:table-cell table:number-columns-repeated="2" office:value-type="float" office:value="548">
            <text:p>548</text:p>
          </table:table-cell>
          <table:table-cell office:value-type="float" office:value="787.125">
            <text:p>787.125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873.738879015089">
            <text:p>873.738879015089</text:p>
          </table:table-cell>
          <table:table-cell table:number-columns-repeated="2" office:value-type="float" office:value="537">
            <text:p>537</text:p>
          </table:table-cell>
          <table:table-cell office:value-type="float" office:value="787.917">
            <text:p>787.917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874.139353164469">
            <text:p>874.139353164469</text:p>
          </table:table-cell>
          <table:table-cell table:number-columns-repeated="2" office:value-type="float" office:value="556">
            <text:p>556</text:p>
          </table:table-cell>
          <table:table-cell office:value-type="float" office:value="788.709">
            <text:p>788.709</text:p>
          </table:table-cell>
        </table:table-row>
        <table:table-row table:style-name="ro1">
          <table:table-cell office:value-type="float" office:value="1668">
            <text:p>1668</text:p>
          </table:table-cell>
          <table:table-cell office:value-type="float" office:value="874.539777509767">
            <text:p>874.539777509767</text:p>
          </table:table-cell>
          <table:table-cell table:number-columns-repeated="2" office:value-type="float" office:value="540">
            <text:p>540</text:p>
          </table:table-cell>
          <table:table-cell office:value-type="float" office:value="789.501">
            <text:p>789.501</text:p>
          </table:table-cell>
        </table:table-row>
        <table:table-row table:style-name="ro1">
          <table:table-cell office:value-type="float" office:value="1669">
            <text:p>1669</text:p>
          </table:table-cell>
          <table:table-cell office:value-type="float" office:value="874.940152050985">
            <text:p>874.940152050985</text:p>
          </table:table-cell>
          <table:table-cell table:number-columns-repeated="2" office:value-type="float" office:value="528">
            <text:p>528</text:p>
          </table:table-cell>
          <table:table-cell office:value-type="float" office:value="790.292">
            <text:p>790.292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875.340476788121">
            <text:p>875.340476788121</text:p>
          </table:table-cell>
          <table:table-cell table:number-columns-repeated="2" office:value-type="float" office:value="525">
            <text:p>525</text:p>
          </table:table-cell>
          <table:table-cell office:value-type="float" office:value="791.083">
            <text:p>791.083</text:p>
          </table:table-cell>
        </table:table-row>
        <table:table-row table:style-name="ro1">
          <table:table-cell office:value-type="float" office:value="1671">
            <text:p>1671</text:p>
          </table:table-cell>
          <table:table-cell office:value-type="float" office:value="875.740751721176">
            <text:p>875.740751721176</text:p>
          </table:table-cell>
          <table:table-cell table:number-columns-repeated="2" office:value-type="float" office:value="507">
            <text:p>507</text:p>
          </table:table-cell>
          <table:table-cell office:value-type="float" office:value="791.874">
            <text:p>791.874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876.14097685015">
            <text:p>876.140976850150</text:p>
          </table:table-cell>
          <table:table-cell table:number-columns-repeated="2" office:value-type="float" office:value="502">
            <text:p>502</text:p>
          </table:table-cell>
          <table:table-cell office:value-type="float" office:value="792.665">
            <text:p>792.665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876.541152175044">
            <text:p>876.54115217504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793.455">
            <text:p>793.455</text:p>
          </table:table-cell>
        </table:table-row>
        <table:table-row table:style-name="ro1">
          <table:table-cell office:value-type="float" office:value="1674">
            <text:p>1674</text:p>
          </table:table-cell>
          <table:table-cell office:value-type="float" office:value="876.941277695856">
            <text:p>876.941277695856</text:p>
          </table:table-cell>
          <table:table-cell table:number-columns-repeated="2" office:value-type="float" office:value="505">
            <text:p>505</text:p>
          </table:table-cell>
          <table:table-cell office:value-type="float" office:value="794.245">
            <text:p>794.245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877.341353412587">
            <text:p>877.341353412587</text:p>
          </table:table-cell>
          <table:table-cell table:number-columns-repeated="2" office:value-type="float" office:value="514">
            <text:p>514</text:p>
          </table:table-cell>
          <table:table-cell office:value-type="float" office:value="795.035">
            <text:p>795.035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877.741379325236">
            <text:p>877.741379325236</text:p>
          </table:table-cell>
          <table:table-cell table:number-columns-repeated="2" office:value-type="float" office:value="519">
            <text:p>519</text:p>
          </table:table-cell>
          <table:table-cell office:value-type="float" office:value="795.824">
            <text:p>795.824</text:p>
          </table:table-cell>
        </table:table-row>
        <table:table-row table:style-name="ro1">
          <table:table-cell office:value-type="float" office:value="1677">
            <text:p>1677</text:p>
          </table:table-cell>
          <table:table-cell office:value-type="float" office:value="878.141355433805">
            <text:p>878.141355433805</text:p>
          </table:table-cell>
          <table:table-cell table:number-columns-repeated="2" office:value-type="float" office:value="512">
            <text:p>512</text:p>
          </table:table-cell>
          <table:table-cell office:value-type="float" office:value="796.613">
            <text:p>796.613</text:p>
          </table:table-cell>
        </table:table-row>
        <table:table-row table:style-name="ro1">
          <table:table-cell office:value-type="float" office:value="1678">
            <text:p>1678</text:p>
          </table:table-cell>
          <table:table-cell office:value-type="float" office:value="878.541281738293">
            <text:p>878.541281738293</text:p>
          </table:table-cell>
          <table:table-cell table:number-columns-repeated="2" office:value-type="float" office:value="507">
            <text:p>507</text:p>
          </table:table-cell>
          <table:table-cell office:value-type="float" office:value="797.402">
            <text:p>797.402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878.9411582387">
            <text:p>878.941158238700</text:p>
          </table:table-cell>
          <table:table-cell table:number-columns-repeated="2" office:value-type="float" office:value="493">
            <text:p>493</text:p>
          </table:table-cell>
          <table:table-cell office:value-type="float" office:value="798.191">
            <text:p>798.191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879.340984935025">
            <text:p>879.340984935025</text:p>
          </table:table-cell>
          <table:table-cell table:number-columns-repeated="2" office:value-type="float" office:value="506">
            <text:p>506</text:p>
          </table:table-cell>
          <table:table-cell office:value-type="float" office:value="798.979">
            <text:p>798.979</text:p>
          </table:table-cell>
        </table:table-row>
        <table:table-row table:style-name="ro1">
          <table:table-cell office:value-type="float" office:value="1681">
            <text:p>1681</text:p>
          </table:table-cell>
          <table:table-cell office:value-type="float" office:value="879.740761827269">
            <text:p>879.740761827269</text:p>
          </table:table-cell>
          <table:table-cell table:number-columns-repeated="2" office:value-type="float" office:value="510">
            <text:p>510</text:p>
          </table:table-cell>
          <table:table-cell office:value-type="float" office:value="799.767">
            <text:p>799.767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880.140488915433">
            <text:p>880.140488915433</text:p>
          </table:table-cell>
          <table:table-cell table:number-columns-repeated="2" office:value-type="float" office:value="495">
            <text:p>495</text:p>
          </table:table-cell>
          <table:table-cell office:value-type="float" office:value="800.554">
            <text:p>800.554</text:p>
          </table:table-cell>
        </table:table-row>
        <table:table-row table:style-name="ro1">
          <table:table-cell office:value-type="float" office:value="1683">
            <text:p>1683</text:p>
          </table:table-cell>
          <table:table-cell office:value-type="float" office:value="880.540166199515">
            <text:p>880.540166199515</text:p>
          </table:table-cell>
          <table:table-cell table:number-columns-repeated="2" office:value-type="float" office:value="496">
            <text:p>496</text:p>
          </table:table-cell>
          <table:table-cell office:value-type="float" office:value="801.342">
            <text:p>801.342</text:p>
          </table:table-cell>
        </table:table-row>
        <table:table-row table:style-name="ro1">
          <table:table-cell office:value-type="float" office:value="1684">
            <text:p>1684</text:p>
          </table:table-cell>
          <table:table-cell office:value-type="float" office:value="880.939793679516">
            <text:p>880.939793679516</text:p>
          </table:table-cell>
          <table:table-cell table:number-columns-repeated="2" office:value-type="float" office:value="496">
            <text:p>496</text:p>
          </table:table-cell>
          <table:table-cell office:value-type="float" office:value="802.129">
            <text:p>802.129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881.339371355436">
            <text:p>881.339371355436</text:p>
          </table:table-cell>
          <table:table-cell table:number-columns-repeated="2" office:value-type="float" office:value="514">
            <text:p>514</text:p>
          </table:table-cell>
          <table:table-cell office:value-type="float" office:value="802.916">
            <text:p>802.916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881.738899227275">
            <text:p>881.73889922727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803.702">
            <text:p>803.702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882.138377295033">
            <text:p>882.138377295033</text:p>
          </table:table-cell>
          <table:table-cell table:number-columns-repeated="2" office:value-type="float" office:value="488">
            <text:p>488</text:p>
          </table:table-cell>
          <table:table-cell office:value-type="float" office:value="804.488">
            <text:p>804.488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882.53780555871">
            <text:p>882.537805558710</text:p>
          </table:table-cell>
          <table:table-cell table:number-columns-repeated="2" office:value-type="float" office:value="485">
            <text:p>485</text:p>
          </table:table-cell>
          <table:table-cell office:value-type="float" office:value="805.274">
            <text:p>805.274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882.937184018306">
            <text:p>882.937184018306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06.06">
            <text:p>806.06</text:p>
          </table:table-cell>
        </table:table-row>
        <table:table-row table:style-name="ro1">
          <table:table-cell office:value-type="float" office:value="1690">
            <text:p>1690</text:p>
          </table:table-cell>
          <table:table-cell office:value-type="float" office:value="883.33651267382">
            <text:p>883.3365126738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806.845">
            <text:p>806.845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883.735791525254">
            <text:p>883.735791525254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07.63">
            <text:p>807.63</text:p>
          </table:table-cell>
        </table:table-row>
        <table:table-row table:style-name="ro1">
          <table:table-cell office:value-type="float" office:value="1692">
            <text:p>1692</text:p>
          </table:table-cell>
          <table:table-cell office:value-type="float" office:value="884.135020572606">
            <text:p>884.135020572606</text:p>
          </table:table-cell>
          <table:table-cell table:number-columns-repeated="2" office:value-type="float" office:value="488">
            <text:p>488</text:p>
          </table:table-cell>
          <table:table-cell office:value-type="float" office:value="808.415">
            <text:p>808.415</text:p>
          </table:table-cell>
        </table:table-row>
        <table:table-row table:style-name="ro1">
          <table:table-cell office:value-type="float" office:value="1693">
            <text:p>1693</text:p>
          </table:table-cell>
          <table:table-cell office:value-type="float" office:value="884.534199815878">
            <text:p>884.53419981587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809.2">
            <text:p>809.2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884.933329255068">
            <text:p>884.933329255068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09.984">
            <text:p>809.984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885.332408890178">
            <text:p>885.332408890178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10.768">
            <text:p>810.768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885.731438721206">
            <text:p>885.731438721206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11.551">
            <text:p>811.551</text:p>
          </table:table-cell>
        </table:table-row>
        <table:table-row table:style-name="ro1">
          <table:table-cell office:value-type="float" office:value="1697">
            <text:p>1697</text:p>
          </table:table-cell>
          <table:table-cell office:value-type="float" office:value="886.130418748153">
            <text:p>886.130418748153</text:p>
          </table:table-cell>
          <table:table-cell table:number-columns-repeated="2" office:value-type="float" office:value="494">
            <text:p>494</text:p>
          </table:table-cell>
          <table:table-cell office:value-type="float" office:value="812.335">
            <text:p>812.335</text:p>
          </table:table-cell>
        </table:table-row>
        <table:table-row table:style-name="ro1">
          <table:table-cell office:value-type="float" office:value="1698">
            <text:p>1698</text:p>
          </table:table-cell>
          <table:table-cell office:value-type="float" office:value="886.529348971019">
            <text:p>886.529348971019</text:p>
          </table:table-cell>
          <table:table-cell table:number-columns-repeated="2" office:value-type="float" office:value="487">
            <text:p>487</text:p>
          </table:table-cell>
          <table:table-cell office:value-type="float" office:value="813.118">
            <text:p>813.118</text:p>
          </table:table-cell>
        </table:table-row>
        <table:table-row table:style-name="ro1">
          <table:table-cell office:value-type="float" office:value="1699">
            <text:p>1699</text:p>
          </table:table-cell>
          <table:table-cell office:value-type="float" office:value="886.928229389804">
            <text:p>886.928229389804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13.9">
            <text:p>813.9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887.327060004508">
            <text:p>887.327060004508</text:p>
          </table:table-cell>
          <table:table-cell table:number-columns-repeated="2" office:value-type="float" office:value="466">
            <text:p>466</text:p>
          </table:table-cell>
          <table:table-cell office:value-type="float" office:value="814.683">
            <text:p>814.683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float" office:value="887.72584081513">
            <text:p>887.725840815130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15.465">
            <text:p>815.465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888.124571821672">
            <text:p>888.124571821672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16.247">
            <text:p>816.247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888.523253024132">
            <text:p>888.52325302413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817.029">
            <text:p>817.029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float" office:value="888.921884422512">
            <text:p>888.921884422512</text:p>
          </table:table-cell>
          <table:table-cell table:number-columns-repeated="2" office:value-type="float" office:value="505">
            <text:p>505</text:p>
          </table:table-cell>
          <table:table-cell office:value-type="float" office:value="817.81">
            <text:p>817.81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889.32046601681">
            <text:p>889.32046601681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18.591">
            <text:p>818.591</text:p>
          </table:table-cell>
        </table:table-row>
        <table:table-row table:style-name="ro1">
          <table:table-cell office:value-type="float" office:value="1706">
            <text:p>1706</text:p>
          </table:table-cell>
          <table:table-cell office:value-type="float" office:value="889.718997807028">
            <text:p>889.718997807028</text:p>
          </table:table-cell>
          <table:table-cell table:number-columns-repeated="2" office:value-type="float" office:value="500">
            <text:p>500</text:p>
          </table:table-cell>
          <table:table-cell office:value-type="float" office:value="819.372">
            <text:p>819.372</text:p>
          </table:table-cell>
        </table:table-row>
        <table:table-row table:style-name="ro1">
          <table:table-cell office:value-type="float" office:value="1707">
            <text:p>1707</text:p>
          </table:table-cell>
          <table:table-cell office:value-type="float" office:value="890.117479793164">
            <text:p>890.117479793164</text:p>
          </table:table-cell>
          <table:table-cell table:number-columns-repeated="2" office:value-type="float" office:value="482">
            <text:p>482</text:p>
          </table:table-cell>
          <table:table-cell office:value-type="float" office:value="820.152">
            <text:p>820.152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float" office:value="890.515911975219">
            <text:p>890.515911975219</text:p>
          </table:table-cell>
          <table:table-cell table:number-columns-repeated="2" office:value-type="float" office:value="480">
            <text:p>480</text:p>
          </table:table-cell>
          <table:table-cell office:value-type="float" office:value="820.932">
            <text:p>820.932</text:p>
          </table:table-cell>
        </table:table-row>
        <table:table-row table:style-name="ro1">
          <table:table-cell office:value-type="float" office:value="1709">
            <text:p>1709</text:p>
          </table:table-cell>
          <table:table-cell office:value-type="float" office:value="890.914294353193">
            <text:p>890.914294353193</text:p>
          </table:table-cell>
          <table:table-cell table:number-columns-repeated="2" office:value-type="float" office:value="484">
            <text:p>484</text:p>
          </table:table-cell>
          <table:table-cell office:value-type="float" office:value="821.712">
            <text:p>821.712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float" office:value="891.312626927086">
            <text:p>891.312626927086</text:p>
          </table:table-cell>
          <table:table-cell table:number-columns-repeated="2" office:value-type="float" office:value="478">
            <text:p>478</text:p>
          </table:table-cell>
          <table:table-cell office:value-type="float" office:value="822.492">
            <text:p>822.492</text:p>
          </table:table-cell>
        </table:table-row>
        <table:table-row table:style-name="ro1">
          <table:table-cell office:value-type="float" office:value="1711">
            <text:p>1711</text:p>
          </table:table-cell>
          <table:table-cell office:value-type="float" office:value="891.710909696898">
            <text:p>891.710909696898</text:p>
          </table:table-cell>
          <table:table-cell table:number-columns-repeated="2" office:value-type="float" office:value="480">
            <text:p>480</text:p>
          </table:table-cell>
          <table:table-cell office:value-type="float" office:value="823.271">
            <text:p>823.271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892.109142662629">
            <text:p>892.109142662629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24.05">
            <text:p>824.05</text:p>
          </table:table-cell>
        </table:table-row>
        <table:table-row table:style-name="ro1">
          <table:table-cell office:value-type="float" office:value="1713">
            <text:p>1713</text:p>
          </table:table-cell>
          <table:table-cell office:value-type="float" office:value="892.507325824279">
            <text:p>892.507325824279</text:p>
          </table:table-cell>
          <table:table-cell table:number-columns-repeated="2" office:value-type="float" office:value="502">
            <text:p>502</text:p>
          </table:table-cell>
          <table:table-cell office:value-type="float" office:value="824.829">
            <text:p>824.829</text:p>
          </table:table-cell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892.905459181847">
            <text:p>892.905459181847</text:p>
          </table:table-cell>
          <table:table-cell table:number-columns-repeated="2" office:value-type="float" office:value="507">
            <text:p>507</text:p>
          </table:table-cell>
          <table:table-cell office:value-type="float" office:value="825.607">
            <text:p>825.607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893.303542735335">
            <text:p>893.303542735335</text:p>
          </table:table-cell>
          <table:table-cell table:number-columns-repeated="2" office:value-type="float" office:value="507">
            <text:p>507</text:p>
          </table:table-cell>
          <table:table-cell office:value-type="float" office:value="826.385">
            <text:p>826.38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893.701576484741">
            <text:p>893.701576484741</text:p>
          </table:table-cell>
          <table:table-cell table:number-columns-repeated="2" office:value-type="float" office:value="490">
            <text:p>490</text:p>
          </table:table-cell>
          <table:table-cell office:value-type="float" office:value="827.163">
            <text:p>827.163</text:p>
          </table:table-cell>
        </table:table-row>
        <table:table-row table:style-name="ro1">
          <table:table-cell office:value-type="float" office:value="1717">
            <text:p>1717</text:p>
          </table:table-cell>
          <table:table-cell office:value-type="float" office:value="894.099560430067">
            <text:p>894.099560430067</text:p>
          </table:table-cell>
          <table:table-cell table:number-columns-repeated="2" office:value-type="float" office:value="487">
            <text:p>487</text:p>
          </table:table-cell>
          <table:table-cell office:value-type="float" office:value="827.94">
            <text:p>827.94</text:p>
          </table:table-cell>
        </table:table-row>
        <table:table-row table:style-name="ro1">
          <table:table-cell office:value-type="float" office:value="1718">
            <text:p>1718</text:p>
          </table:table-cell>
          <table:table-cell office:value-type="float" office:value="894.497494571311">
            <text:p>894.497494571311</text:p>
          </table:table-cell>
          <table:table-cell table:number-columns-repeated="2" office:value-type="float" office:value="485">
            <text:p>485</text:p>
          </table:table-cell>
          <table:table-cell office:value-type="float" office:value="828.718">
            <text:p>828.718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894.895378908474">
            <text:p>894.89537890847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829.495">
            <text:p>829.495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895.293213441556">
            <text:p>895.29321344155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830.271">
            <text:p>830.271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895.690998170558">
            <text:p>895.690998170558</text:p>
          </table:table-cell>
          <table:table-cell table:number-columns-repeated="2" office:value-type="float" office:value="496">
            <text:p>496</text:p>
          </table:table-cell>
          <table:table-cell office:value-type="float" office:value="831.048">
            <text:p>831.048</text:p>
          </table:table-cell>
        </table:table-row>
        <table:table-row table:style-name="ro1">
          <table:table-cell office:value-type="float" office:value="1722">
            <text:p>1722</text:p>
          </table:table-cell>
          <table:table-cell office:value-type="float" office:value="896.088733095477">
            <text:p>896.088733095477</text:p>
          </table:table-cell>
          <table:table-cell table:number-columns-repeated="2" office:value-type="float" office:value="508">
            <text:p>508</text:p>
          </table:table-cell>
          <table:table-cell office:value-type="float" office:value="831.824">
            <text:p>831.824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896.486418216317">
            <text:p>896.486418216317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32.6">
            <text:p>832.6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896.884053533074">
            <text:p>896.884053533074</text:p>
          </table:table-cell>
          <table:table-cell table:number-columns-repeated="2" office:value-type="float" office:value="467">
            <text:p>467</text:p>
          </table:table-cell>
          <table:table-cell office:value-type="float" office:value="833.375">
            <text:p>833.375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897.281639045751">
            <text:p>897.281639045751</text:p>
          </table:table-cell>
          <table:table-cell table:number-columns-repeated="2" office:value-type="float" office:value="494">
            <text:p>494</text:p>
          </table:table-cell>
          <table:table-cell office:value-type="float" office:value="834.15">
            <text:p>834.15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897.679174754347">
            <text:p>897.679174754347</text:p>
          </table:table-cell>
          <table:table-cell table:number-columns-repeated="2" office:value-type="float" office:value="480">
            <text:p>480</text:p>
          </table:table-cell>
          <table:table-cell office:value-type="float" office:value="834.925">
            <text:p>834.925</text:p>
          </table:table-cell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898.076660658861">
            <text:p>898.076660658861</text:p>
          </table:table-cell>
          <table:table-cell table:number-columns-repeated="2" office:value-type="float" office:value="483">
            <text:p>483</text:p>
          </table:table-cell>
          <table:table-cell office:value-type="float" office:value="835.7">
            <text:p>835.7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898.474096759295">
            <text:p>898.474096759295</text:p>
          </table:table-cell>
          <table:table-cell table:number-columns-repeated="2" office:value-type="float" office:value="482">
            <text:p>482</text:p>
          </table:table-cell>
          <table:table-cell office:value-type="float" office:value="836.474">
            <text:p>836.474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898.871483055647">
            <text:p>898.871483055647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37.248">
            <text:p>837.248</text:p>
          </table:table-cell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899.268819547918">
            <text:p>899.268819547918</text:p>
          </table:table-cell>
          <table:table-cell table:number-columns-repeated="2" office:value-type="float" office:value="479">
            <text:p>479</text:p>
          </table:table-cell>
          <table:table-cell office:value-type="float" office:value="838.022">
            <text:p>838.022</text:p>
          </table:table-cell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899.666106236109">
            <text:p>899.666106236109</text:p>
          </table:table-cell>
          <table:table-cell table:number-columns-repeated="2" office:value-type="float" office:value="480">
            <text:p>480</text:p>
          </table:table-cell>
          <table:table-cell office:value-type="float" office:value="838.796">
            <text:p>838.796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900.063343120218">
            <text:p>900.063343120218</text:p>
          </table:table-cell>
          <table:table-cell table:number-columns-repeated="2" office:value-type="float" office:value="477">
            <text:p>477</text:p>
          </table:table-cell>
          <table:table-cell office:value-type="float" office:value="839.569">
            <text:p>839.569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900.460530200246">
            <text:p>900.460530200246</text:p>
          </table:table-cell>
          <table:table-cell table:number-columns-repeated="2" office:value-type="float" office:value="478">
            <text:p>478</text:p>
          </table:table-cell>
          <table:table-cell office:value-type="float" office:value="840.342">
            <text:p>840.342</text:p>
          </table:table-cell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900.857667476193">
            <text:p>900.857667476193</text:p>
          </table:table-cell>
          <table:table-cell table:number-columns-repeated="2" office:value-type="float" office:value="503">
            <text:p>503</text:p>
          </table:table-cell>
          <table:table-cell office:value-type="float" office:value="841.114">
            <text:p>841.114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901.254754948059">
            <text:p>901.254754948059</text:p>
          </table:table-cell>
          <table:table-cell table:number-columns-repeated="2" office:value-type="float" office:value="490">
            <text:p>490</text:p>
          </table:table-cell>
          <table:table-cell office:value-type="float" office:value="841.887">
            <text:p>841.887</text:p>
          </table:table-cell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901.651792615844">
            <text:p>901.651792615844</text:p>
          </table:table-cell>
          <table:table-cell table:number-columns-repeated="2" office:value-type="float" office:value="487">
            <text:p>487</text:p>
          </table:table-cell>
          <table:table-cell office:value-type="float" office:value="842.659">
            <text:p>842.659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902.048780479547">
            <text:p>902.048780479547</text:p>
          </table:table-cell>
          <table:table-cell table:number-columns-repeated="2" office:value-type="float" office:value="479">
            <text:p>479</text:p>
          </table:table-cell>
          <table:table-cell office:value-type="float" office:value="843.431">
            <text:p>843.431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902.44571853917">
            <text:p>902.44571853917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844.202">
            <text:p>844.202</text:p>
          </table:table-cell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902.842606794711">
            <text:p>902.842606794711</text:p>
          </table:table-cell>
          <table:table-cell table:number-columns-repeated="2" office:value-type="float" office:value="470">
            <text:p>470</text:p>
          </table:table-cell>
          <table:table-cell office:value-type="float" office:value="844.973">
            <text:p>844.973</text:p>
          </table:table-cell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903.239445246172">
            <text:p>903.239445246172</text:p>
          </table:table-cell>
          <table:table-cell table:number-columns-repeated="2" office:value-type="float" office:value="517">
            <text:p>517</text:p>
          </table:table-cell>
          <table:table-cell office:value-type="float" office:value="845.744">
            <text:p>845.744</text:p>
          </table:table-cell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903.636233893552">
            <text:p>903.636233893552</text:p>
          </table:table-cell>
          <table:table-cell table:number-columns-repeated="2" office:value-type="float" office:value="487">
            <text:p>487</text:p>
          </table:table-cell>
          <table:table-cell office:value-type="float" office:value="846.515">
            <text:p>846.515</text:p>
          </table:table-cell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904.03297273685">
            <text:p>904.032972736850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47.285">
            <text:p>847.285</text:p>
          </table:table-cell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904.429661776067">
            <text:p>904.429661776067</text:p>
          </table:table-cell>
          <table:table-cell table:number-columns-repeated="2" office:value-type="float" office:value="495">
            <text:p>495</text:p>
          </table:table-cell>
          <table:table-cell office:value-type="float" office:value="848.055">
            <text:p>848.055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904.826301011203">
            <text:p>904.826301011203</text:p>
          </table:table-cell>
          <table:table-cell table:number-columns-repeated="2" office:value-type="float" office:value="484">
            <text:p>484</text:p>
          </table:table-cell>
          <table:table-cell office:value-type="float" office:value="848.825">
            <text:p>848.825</text:p>
          </table:table-cell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905.222890442258">
            <text:p>905.222890442258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49.594">
            <text:p>849.594</text:p>
          </table:table-cell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905.619430069232">
            <text:p>905.619430069232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50.363">
            <text:p>850.363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906.015919892125">
            <text:p>906.015919892125</text:p>
          </table:table-cell>
          <table:table-cell table:number-columns-repeated="2" office:value-type="float" office:value="478">
            <text:p>478</text:p>
          </table:table-cell>
          <table:table-cell office:value-type="float" office:value="851.132">
            <text:p>851.132</text:p>
          </table:table-cell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906.412359910937">
            <text:p>906.412359910937</text:p>
          </table:table-cell>
          <table:table-cell table:number-columns-repeated="2" office:value-type="float" office:value="478">
            <text:p>478</text:p>
          </table:table-cell>
          <table:table-cell office:value-type="float" office:value="851.901">
            <text:p>851.901</text:p>
          </table:table-cell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906.808750125668">
            <text:p>906.808750125668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52.669">
            <text:p>852.669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907.205090536317">
            <text:p>907.205090536317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53.437">
            <text:p>853.437</text:p>
          </table:table-cell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907.601381142886">
            <text:p>907.601381142886</text:p>
          </table:table-cell>
          <table:table-cell table:number-columns-repeated="2" office:value-type="float" office:value="488">
            <text:p>488</text:p>
          </table:table-cell>
          <table:table-cell office:value-type="float" office:value="854.205">
            <text:p>854.205</text:p>
          </table:table-cell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907.997621945373">
            <text:p>907.997621945373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54.972">
            <text:p>854.972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908.39381294378">
            <text:p>908.393812943780</text:p>
          </table:table-cell>
          <table:table-cell table:number-columns-repeated="2" office:value-type="float" office:value="497">
            <text:p>497</text:p>
          </table:table-cell>
          <table:table-cell office:value-type="float" office:value="855.739">
            <text:p>855.739</text:p>
          </table:table-cell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908.789954138105">
            <text:p>908.78995413810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856.506">
            <text:p>856.506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909.186045528349">
            <text:p>909.186045528349</text:p>
          </table:table-cell>
          <table:table-cell table:number-columns-repeated="2" office:value-type="float" office:value="497">
            <text:p>497</text:p>
          </table:table-cell>
          <table:table-cell office:value-type="float" office:value="857.273">
            <text:p>857.273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909.582087114512">
            <text:p>909.58208711451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58.039">
            <text:p>858.039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909.978078896594">
            <text:p>909.978078896594</text:p>
          </table:table-cell>
          <table:table-cell table:number-columns-repeated="2" office:value-type="float" office:value="485">
            <text:p>485</text:p>
          </table:table-cell>
          <table:table-cell office:value-type="float" office:value="858.805">
            <text:p>858.805</text:p>
          </table:table-cell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910.374020874595">
            <text:p>910.37402087459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59.571">
            <text:p>859.571</text:p>
          </table:table-cell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910.769913048515">
            <text:p>910.76991304851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860.336">
            <text:p>860.336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911.165755418354">
            <text:p>911.165755418354</text:p>
          </table:table-cell>
          <table:table-cell table:number-columns-repeated="2" office:value-type="float" office:value="502">
            <text:p>502</text:p>
          </table:table-cell>
          <table:table-cell office:value-type="float" office:value="861.101">
            <text:p>861.101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911.561547984112">
            <text:p>911.561547984112</text:p>
          </table:table-cell>
          <table:table-cell table:number-columns-repeated="2" office:value-type="float" office:value="495">
            <text:p>495</text:p>
          </table:table-cell>
          <table:table-cell office:value-type="float" office:value="861.866">
            <text:p>861.866</text:p>
          </table:table-cell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911.957290745788">
            <text:p>911.957290745788</text:p>
          </table:table-cell>
          <table:table-cell table:number-columns-repeated="2" office:value-type="float" office:value="483">
            <text:p>483</text:p>
          </table:table-cell>
          <table:table-cell office:value-type="float" office:value="862.63">
            <text:p>862.63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912.352983703384">
            <text:p>912.352983703384</text:p>
          </table:table-cell>
          <table:table-cell table:number-columns-repeated="2" office:value-type="float" office:value="482">
            <text:p>482</text:p>
          </table:table-cell>
          <table:table-cell office:value-type="float" office:value="863.395">
            <text:p>863.395</text:p>
          </table:table-cell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912.748626856899">
            <text:p>912.748626856899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64.159">
            <text:p>864.159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913.144220206332">
            <text:p>913.144220206332</text:p>
          </table:table-cell>
          <table:table-cell table:number-columns-repeated="2" office:value-type="float" office:value="476">
            <text:p>476</text:p>
          </table:table-cell>
          <table:table-cell office:value-type="float" office:value="864.922">
            <text:p>864.922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913.539763751684">
            <text:p>913.539763751684</text:p>
          </table:table-cell>
          <table:table-cell table:number-columns-repeated="2" office:value-type="float" office:value="485">
            <text:p>485</text:p>
          </table:table-cell>
          <table:table-cell office:value-type="float" office:value="865.686">
            <text:p>865.686</text:p>
          </table:table-cell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913.935257492955">
            <text:p>913.935257492955</text:p>
          </table:table-cell>
          <table:table-cell table:number-columns-repeated="2" office:value-type="float" office:value="482">
            <text:p>482</text:p>
          </table:table-cell>
          <table:table-cell office:value-type="float" office:value="866.449">
            <text:p>866.449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914.330701430145">
            <text:p>914.330701430145</text:p>
          </table:table-cell>
          <table:table-cell table:number-columns-repeated="2" office:value-type="float" office:value="492">
            <text:p>492</text:p>
          </table:table-cell>
          <table:table-cell office:value-type="float" office:value="867.212">
            <text:p>867.212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914.726095563254">
            <text:p>914.72609556325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67.974">
            <text:p>867.974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915.121439892282">
            <text:p>915.121439892282</text:p>
          </table:table-cell>
          <table:table-cell table:number-columns-repeated="2" office:value-type="float" office:value="482">
            <text:p>482</text:p>
          </table:table-cell>
          <table:table-cell office:value-type="float" office:value="868.736">
            <text:p>868.736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915.516734417229">
            <text:p>915.516734417229</text:p>
          </table:table-cell>
          <table:table-cell table:number-columns-repeated="2" office:value-type="float" office:value="483">
            <text:p>483</text:p>
          </table:table-cell>
          <table:table-cell office:value-type="float" office:value="869.498">
            <text:p>869.498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915.911979138095">
            <text:p>915.911979138095</text:p>
          </table:table-cell>
          <table:table-cell table:number-columns-repeated="2" office:value-type="float" office:value="473">
            <text:p>473</text:p>
          </table:table-cell>
          <table:table-cell office:value-type="float" office:value="870.26">
            <text:p>870.26</text:p>
          </table:table-cell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916.30717405488">
            <text:p>916.307174054880</text:p>
          </table:table-cell>
          <table:table-cell table:number-columns-repeated="2" office:value-type="float" office:value="492">
            <text:p>492</text:p>
          </table:table-cell>
          <table:table-cell office:value-type="float" office:value="871.021">
            <text:p>871.021</text:p>
          </table:table-cell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916.702319167584">
            <text:p>916.702319167584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71.782">
            <text:p>871.782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917.097414476206">
            <text:p>917.097414476206</text:p>
          </table:table-cell>
          <table:table-cell table:number-columns-repeated="2" office:value-type="float" office:value="478">
            <text:p>478</text:p>
          </table:table-cell>
          <table:table-cell office:value-type="float" office:value="872.543">
            <text:p>872.543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917.492459980748">
            <text:p>917.492459980748</text:p>
          </table:table-cell>
          <table:table-cell table:number-columns-repeated="2" office:value-type="float" office:value="485">
            <text:p>485</text:p>
          </table:table-cell>
          <table:table-cell office:value-type="float" office:value="873.303">
            <text:p>873.303</text:p>
          </table:table-cell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917.887455681208">
            <text:p>917.887455681208</text:p>
          </table:table-cell>
          <table:table-cell table:number-columns-repeated="2" office:value-type="float" office:value="476">
            <text:p>476</text:p>
          </table:table-cell>
          <table:table-cell office:value-type="float" office:value="874.064">
            <text:p>874.064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918.282401577587">
            <text:p>918.282401577587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74.824">
            <text:p>874.824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918.677297669885">
            <text:p>918.677297669885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75.583">
            <text:p>875.583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919.072143958103">
            <text:p>919.072143958103</text:p>
          </table:table-cell>
          <table:table-cell table:number-columns-repeated="2" office:value-type="float" office:value="494">
            <text:p>494</text:p>
          </table:table-cell>
          <table:table-cell office:value-type="float" office:value="876.342">
            <text:p>876.342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919.466940442239">
            <text:p>919.466940442239</text:p>
          </table:table-cell>
          <table:table-cell table:number-columns-repeated="2" office:value-type="float" office:value="477">
            <text:p>477</text:p>
          </table:table-cell>
          <table:table-cell office:value-type="float" office:value="877.101">
            <text:p>877.101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919.861687122294">
            <text:p>919.861687122294</text:p>
          </table:table-cell>
          <table:table-cell table:number-columns-repeated="2" office:value-type="float" office:value="511">
            <text:p>511</text:p>
          </table:table-cell>
          <table:table-cell office:value-type="float" office:value="877.86">
            <text:p>877.86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20.256383998267">
            <text:p>920.256383998267</text:p>
          </table:table-cell>
          <table:table-cell table:number-columns-repeated="2" office:value-type="float" office:value="496">
            <text:p>496</text:p>
          </table:table-cell>
          <table:table-cell office:value-type="float" office:value="878.619">
            <text:p>878.619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920.65103107016">
            <text:p>920.651031070160</text:p>
          </table:table-cell>
          <table:table-cell table:number-columns-repeated="2" office:value-type="float" office:value="487">
            <text:p>487</text:p>
          </table:table-cell>
          <table:table-cell office:value-type="float" office:value="879.377">
            <text:p>879.377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921.045628337972">
            <text:p>921.045628337972</text:p>
          </table:table-cell>
          <table:table-cell table:number-columns-repeated="2" office:value-type="float" office:value="488">
            <text:p>488</text:p>
          </table:table-cell>
          <table:table-cell office:value-type="float" office:value="880.135">
            <text:p>880.135</text:p>
          </table:table-cell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921.440175801703">
            <text:p>921.440175801703</text:p>
          </table:table-cell>
          <table:table-cell table:number-columns-repeated="2" office:value-type="float" office:value="478">
            <text:p>478</text:p>
          </table:table-cell>
          <table:table-cell office:value-type="float" office:value="880.892">
            <text:p>880.892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921.834673461352">
            <text:p>921.834673461352</text:p>
          </table:table-cell>
          <table:table-cell table:number-columns-repeated="2" office:value-type="float" office:value="476">
            <text:p>476</text:p>
          </table:table-cell>
          <table:table-cell office:value-type="float" office:value="881.65">
            <text:p>881.65</text:p>
          </table:table-cell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922.229121316921">
            <text:p>922.229121316921</text:p>
          </table:table-cell>
          <table:table-cell table:number-columns-repeated="2" office:value-type="float" office:value="483">
            <text:p>483</text:p>
          </table:table-cell>
          <table:table-cell office:value-type="float" office:value="882.407">
            <text:p>882.407</text:p>
          </table:table-cell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922.623519368408">
            <text:p>922.623519368408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83.163">
            <text:p>883.163</text:p>
          </table:table-cell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923.017867615814">
            <text:p>923.017867615814</text:p>
          </table:table-cell>
          <table:table-cell table:number-columns-repeated="2" office:value-type="float" office:value="492">
            <text:p>492</text:p>
          </table:table-cell>
          <table:table-cell office:value-type="float" office:value="883.92">
            <text:p>883.92</text:p>
          </table:table-cell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923.412166059139">
            <text:p>923.41216605913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84.676">
            <text:p>884.676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923.806414698383">
            <text:p>923.806414698383</text:p>
          </table:table-cell>
          <table:table-cell table:number-columns-repeated="2" office:value-type="float" office:value="476">
            <text:p>476</text:p>
          </table:table-cell>
          <table:table-cell office:value-type="float" office:value="885.432">
            <text:p>885.432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924.200613533546">
            <text:p>924.200613533546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86.187">
            <text:p>886.187</text:p>
          </table:table-cell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924.594762564628">
            <text:p>924.594762564628</text:p>
          </table:table-cell>
          <table:table-cell table:number-columns-repeated="2" office:value-type="float" office:value="490">
            <text:p>490</text:p>
          </table:table-cell>
          <table:table-cell office:value-type="float" office:value="886.943">
            <text:p>886.943</text:p>
          </table:table-cell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924.988861791629">
            <text:p>924.988861791629</text:p>
          </table:table-cell>
          <table:table-cell table:number-columns-repeated="2" office:value-type="float" office:value="493">
            <text:p>493</text:p>
          </table:table-cell>
          <table:table-cell office:value-type="float" office:value="887.698">
            <text:p>887.698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925.382911214549">
            <text:p>925.382911214549</text:p>
          </table:table-cell>
          <table:table-cell table:number-columns-repeated="2" office:value-type="float" office:value="488">
            <text:p>488</text:p>
          </table:table-cell>
          <table:table-cell office:value-type="float" office:value="888.452">
            <text:p>888.452</text:p>
          </table:table-cell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925.776910833388">
            <text:p>925.776910833388</text:p>
          </table:table-cell>
          <table:table-cell table:number-columns-repeated="2" office:value-type="float" office:value="475">
            <text:p>475</text:p>
          </table:table-cell>
          <table:table-cell office:value-type="float" office:value="889.207">
            <text:p>889.207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926.170860648145">
            <text:p>926.170860648145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89.961">
            <text:p>889.961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926.564760658822">
            <text:p>926.564760658822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90.715">
            <text:p>890.715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26.958610865417">
            <text:p>926.958610865417</text:p>
          </table:table-cell>
          <table:table-cell table:number-columns-repeated="2" office:value-type="float" office:value="484">
            <text:p>484</text:p>
          </table:table-cell>
          <table:table-cell office:value-type="float" office:value="891.468">
            <text:p>891.468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927.352411267932">
            <text:p>927.352411267932</text:p>
          </table:table-cell>
          <table:table-cell table:number-columns-repeated="2" office:value-type="float" office:value="489">
            <text:p>489</text:p>
          </table:table-cell>
          <table:table-cell office:value-type="float" office:value="892.221">
            <text:p>892.221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27.746161866365">
            <text:p>927.746161866365</text:p>
          </table:table-cell>
          <table:table-cell table:number-columns-repeated="2" office:value-type="float" office:value="505">
            <text:p>505</text:p>
          </table:table-cell>
          <table:table-cell office:value-type="float" office:value="892.974">
            <text:p>892.974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928.139862660717">
            <text:p>928.139862660717</text:p>
          </table:table-cell>
          <table:table-cell table:number-columns-repeated="2" office:value-type="float" office:value="481">
            <text:p>481</text:p>
          </table:table-cell>
          <table:table-cell office:value-type="float" office:value="893.727">
            <text:p>893.727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928.533513650988">
            <text:p>928.533513650988</text:p>
          </table:table-cell>
          <table:table-cell table:number-columns-repeated="2" office:value-type="float" office:value="476">
            <text:p>476</text:p>
          </table:table-cell>
          <table:table-cell office:value-type="float" office:value="894.479">
            <text:p>894.479</text:p>
          </table:table-cell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928.927114837178">
            <text:p>928.927114837178</text:p>
          </table:table-cell>
          <table:table-cell table:number-columns-repeated="2" office:value-type="float" office:value="486">
            <text:p>486</text:p>
          </table:table-cell>
          <table:table-cell office:value-type="float" office:value="895.231">
            <text:p>895.231</text:p>
          </table:table-cell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929.320666219287">
            <text:p>929.320666219287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95.983">
            <text:p>895.983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929.714167797315">
            <text:p>929.71416779731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896.735">
            <text:p>896.735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930.107619571262">
            <text:p>930.107619571262</text:p>
          </table:table-cell>
          <table:table-cell table:number-columns-repeated="2" office:value-type="float" office:value="487">
            <text:p>487</text:p>
          </table:table-cell>
          <table:table-cell office:value-type="float" office:value="897.486">
            <text:p>897.486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930.501021541128">
            <text:p>930.501021541128</text:p>
          </table:table-cell>
          <table:table-cell table:number-columns-repeated="2" office:value-type="float" office:value="480">
            <text:p>480</text:p>
          </table:table-cell>
          <table:table-cell office:value-type="float" office:value="898.237">
            <text:p>898.237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930.894373706912">
            <text:p>930.894373706912</text:p>
          </table:table-cell>
          <table:table-cell table:number-columns-repeated="2" office:value-type="float" office:value="481">
            <text:p>481</text:p>
          </table:table-cell>
          <table:table-cell office:value-type="float" office:value="898.988">
            <text:p>898.988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931.287676068616">
            <text:p>931.287676068616</text:p>
          </table:table-cell>
          <table:table-cell table:number-columns-repeated="2" office:value-type="float" office:value="481">
            <text:p>481</text:p>
          </table:table-cell>
          <table:table-cell office:value-type="float" office:value="899.738">
            <text:p>899.738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931.680928626238">
            <text:p>931.680928626238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00.488">
            <text:p>900.488</text:p>
          </table:table-cell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932.07413137978">
            <text:p>932.074131379780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01.238">
            <text:p>901.238</text:p>
          </table:table-cell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932.46728432924">
            <text:p>932.467284329240</text:p>
          </table:table-cell>
          <table:table-cell table:number-columns-repeated="2" office:value-type="float" office:value="467">
            <text:p>467</text:p>
          </table:table-cell>
          <table:table-cell office:value-type="float" office:value="901.987">
            <text:p>901.987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932.860387474619">
            <text:p>932.860387474619</text:p>
          </table:table-cell>
          <table:table-cell table:number-columns-repeated="2" office:value-type="float" office:value="474">
            <text:p>474</text:p>
          </table:table-cell>
          <table:table-cell office:value-type="float" office:value="902.736">
            <text:p>902.736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933.253440815917">
            <text:p>933.253440815917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03.485">
            <text:p>903.485</text:p>
          </table:table-cell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933.646444353134">
            <text:p>933.646444353134</text:p>
          </table:table-cell>
          <table:table-cell table:number-columns-repeated="2" office:value-type="float" office:value="476">
            <text:p>476</text:p>
          </table:table-cell>
          <table:table-cell office:value-type="float" office:value="904.234">
            <text:p>904.234</text:p>
          </table:table-cell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934.03939808627">
            <text:p>934.03939808627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04.982">
            <text:p>904.982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934.432302015325">
            <text:p>934.43230201532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905.73">
            <text:p>905.73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34.825156140299">
            <text:p>934.82515614029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06.478">
            <text:p>906.478</text:p>
          </table:table-cell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935.217960461192">
            <text:p>935.217960461192</text:p>
          </table:table-cell>
          <table:table-cell table:number-columns-repeated="2" office:value-type="float" office:value="486">
            <text:p>486</text:p>
          </table:table-cell>
          <table:table-cell office:value-type="float" office:value="907.226">
            <text:p>907.226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935.610714978003">
            <text:p>935.610714978003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07.973">
            <text:p>907.973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936.003419690734">
            <text:p>936.003419690734</text:p>
          </table:table-cell>
          <table:table-cell table:number-columns-repeated="2" office:value-type="float" office:value="488">
            <text:p>488</text:p>
          </table:table-cell>
          <table:table-cell office:value-type="float" office:value="908.72">
            <text:p>908.72</text:p>
          </table:table-cell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936.396074599383">
            <text:p>936.396074599383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09.466">
            <text:p>909.466</text:p>
          </table:table-cell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936.788679703951">
            <text:p>936.788679703951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10.213">
            <text:p>910.213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937.181235004439">
            <text:p>937.181235004439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10.959">
            <text:p>910.959</text:p>
          </table:table-cell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937.573740500845">
            <text:p>937.573740500845</text:p>
          </table:table-cell>
          <table:table-cell table:number-columns-repeated="2" office:value-type="float" office:value="497">
            <text:p>497</text:p>
          </table:table-cell>
          <table:table-cell office:value-type="float" office:value="911.704">
            <text:p>911.704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937.96619619317">
            <text:p>937.966196193170</text:p>
          </table:table-cell>
          <table:table-cell table:number-columns-repeated="2" office:value-type="float" office:value="474">
            <text:p>474</text:p>
          </table:table-cell>
          <table:table-cell office:value-type="float" office:value="912.45">
            <text:p>912.45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938.358602081414">
            <text:p>938.358602081414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13.195">
            <text:p>913.195</text:p>
          </table:table-cell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938.750958165577">
            <text:p>938.750958165577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13.94">
            <text:p>913.94</text:p>
          </table:table-cell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939.143264445659">
            <text:p>939.143264445659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14.684">
            <text:p>914.684</text:p>
          </table:table-cell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939.53552092166">
            <text:p>939.535520921660</text:p>
          </table:table-cell>
          <table:table-cell table:number-columns-repeated="2" office:value-type="float" office:value="477">
            <text:p>477</text:p>
          </table:table-cell>
          <table:table-cell office:value-type="float" office:value="915.429">
            <text:p>915.429</text:p>
          </table:table-cell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939.927727593579">
            <text:p>939.927727593579</text:p>
          </table:table-cell>
          <table:table-cell table:number-columns-repeated="2" office:value-type="float" office:value="489">
            <text:p>489</text:p>
          </table:table-cell>
          <table:table-cell office:value-type="float" office:value="916.173">
            <text:p>916.173</text:p>
          </table:table-cell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940.319884461418">
            <text:p>940.319884461418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16.916">
            <text:p>916.916</text:p>
          </table:table-cell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940.711991525175">
            <text:p>940.711991525175</text:p>
          </table:table-cell>
          <table:table-cell table:number-columns-repeated="2" office:value-type="float" office:value="488">
            <text:p>488</text:p>
          </table:table-cell>
          <table:table-cell office:value-type="float" office:value="917.66">
            <text:p>917.66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941.104048784852">
            <text:p>941.104048784852</text:p>
          </table:table-cell>
          <table:table-cell table:number-columns-repeated="2" office:value-type="float" office:value="486">
            <text:p>486</text:p>
          </table:table-cell>
          <table:table-cell office:value-type="float" office:value="918.403">
            <text:p>918.403</text:p>
          </table:table-cell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941.496056240447">
            <text:p>941.496056240447</text:p>
          </table:table-cell>
          <table:table-cell table:number-columns-repeated="2" office:value-type="float" office:value="489">
            <text:p>489</text:p>
          </table:table-cell>
          <table:table-cell office:value-type="float" office:value="919.146">
            <text:p>919.146</text:p>
          </table:table-cell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941.888013891962">
            <text:p>941.88801389196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919.888">
            <text:p>919.888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942.279921739394">
            <text:p>942.279921739394</text:p>
          </table:table-cell>
          <table:table-cell table:number-columns-repeated="2" office:value-type="float" office:value="495">
            <text:p>495</text:p>
          </table:table-cell>
          <table:table-cell office:value-type="float" office:value="920.63">
            <text:p>920.63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942.671779782747">
            <text:p>942.671779782747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21.372">
            <text:p>921.372</text:p>
          </table:table-cell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943.063588022018">
            <text:p>943.063588022018</text:p>
          </table:table-cell>
          <table:table-cell table:number-columns-repeated="2" office:value-type="float" office:value="475">
            <text:p>475</text:p>
          </table:table-cell>
          <table:table-cell office:value-type="float" office:value="922.114">
            <text:p>922.114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943.455346457207">
            <text:p>943.455346457207</text:p>
          </table:table-cell>
          <table:table-cell table:number-columns-repeated="2" office:value-type="float" office:value="476">
            <text:p>476</text:p>
          </table:table-cell>
          <table:table-cell office:value-type="float" office:value="922.855">
            <text:p>922.855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943.847055088316">
            <text:p>943.847055088316</text:p>
          </table:table-cell>
          <table:table-cell table:number-columns-repeated="2" office:value-type="float" office:value="499">
            <text:p>499</text:p>
          </table:table-cell>
          <table:table-cell office:value-type="float" office:value="923.597">
            <text:p>923.597</text:p>
          </table:table-cell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944.238713915344">
            <text:p>944.238713915344</text:p>
          </table:table-cell>
          <table:table-cell table:number-columns-repeated="2" office:value-type="float" office:value="494">
            <text:p>494</text:p>
          </table:table-cell>
          <table:table-cell office:value-type="float" office:value="924.337">
            <text:p>924.337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944.630322938291">
            <text:p>944.630322938291</text:p>
          </table:table-cell>
          <table:table-cell table:number-columns-repeated="2" office:value-type="float" office:value="482">
            <text:p>482</text:p>
          </table:table-cell>
          <table:table-cell office:value-type="float" office:value="925.078">
            <text:p>925.078</text:p>
          </table:table-cell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945.021882157157">
            <text:p>945.021882157157</text:p>
          </table:table-cell>
          <table:table-cell table:number-columns-repeated="2" office:value-type="float" office:value="493">
            <text:p>493</text:p>
          </table:table-cell>
          <table:table-cell office:value-type="float" office:value="925.818">
            <text:p>925.818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945.413391571941">
            <text:p>945.413391571941</text:p>
          </table:table-cell>
          <table:table-cell table:number-columns-repeated="2" office:value-type="float" office:value="499">
            <text:p>499</text:p>
          </table:table-cell>
          <table:table-cell office:value-type="float" office:value="926.558">
            <text:p>926.558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945.804851182644">
            <text:p>945.804851182644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27.298">
            <text:p>927.298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946.196260989267">
            <text:p>946.196260989267</text:p>
          </table:table-cell>
          <table:table-cell table:number-columns-repeated="2" office:value-type="float" office:value="492">
            <text:p>492</text:p>
          </table:table-cell>
          <table:table-cell office:value-type="float" office:value="928.037">
            <text:p>928.037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946.587620991808">
            <text:p>946.587620991808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28.776">
            <text:p>928.776</text:p>
          </table:table-cell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946.978931190268">
            <text:p>946.978931190268</text:p>
          </table:table-cell>
          <table:table-cell table:number-columns-repeated="2" office:value-type="float" office:value="499">
            <text:p>499</text:p>
          </table:table-cell>
          <table:table-cell office:value-type="float" office:value="929.515">
            <text:p>929.515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947.370191584647">
            <text:p>947.370191584647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30.253">
            <text:p>930.253</text:p>
          </table:table-cell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947.761402174945">
            <text:p>947.761402174945</text:p>
          </table:table-cell>
          <table:table-cell table:number-columns-repeated="2" office:value-type="float" office:value="499">
            <text:p>499</text:p>
          </table:table-cell>
          <table:table-cell office:value-type="float" office:value="930.992">
            <text:p>930.992</text:p>
          </table:table-cell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948.152562961162">
            <text:p>948.15256296116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31.73">
            <text:p>931.73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948.543673943298">
            <text:p>948.543673943298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32.467">
            <text:p>932.467</text:p>
          </table:table-cell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948.934735121353">
            <text:p>948.934735121353</text:p>
          </table:table-cell>
          <table:table-cell table:number-columns-repeated="2" office:value-type="float" office:value="489">
            <text:p>489</text:p>
          </table:table-cell>
          <table:table-cell office:value-type="float" office:value="933.205">
            <text:p>933.205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949.325746495327">
            <text:p>949.325746495327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33.942">
            <text:p>933.942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949.716708065219">
            <text:p>949.716708065219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34.678">
            <text:p>934.678</text:p>
          </table:table-cell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950.107619831031">
            <text:p>950.107619831031</text:p>
          </table:table-cell>
          <table:table-cell table:number-columns-repeated="2" office:value-type="float" office:value="501">
            <text:p>501</text:p>
          </table:table-cell>
          <table:table-cell office:value-type="float" office:value="935.415">
            <text:p>935.415</text:p>
          </table:table-cell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950.498481792761">
            <text:p>950.498481792761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36.151">
            <text:p>936.151</text:p>
          </table:table-cell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950.88929395041">
            <text:p>950.88929395041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936.887">
            <text:p>936.887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951.280056303979">
            <text:p>951.280056303979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37.623">
            <text:p>937.623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951.670768853466">
            <text:p>951.670768853466</text:p>
          </table:table-cell>
          <table:table-cell table:number-columns-repeated="2" office:value-type="float" office:value="477">
            <text:p>477</text:p>
          </table:table-cell>
          <table:table-cell office:value-type="float" office:value="938.358">
            <text:p>938.358</text:p>
          </table:table-cell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952.061431598872">
            <text:p>952.061431598872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39.093">
            <text:p>939.093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952.452044540197">
            <text:p>952.452044540197</text:p>
          </table:table-cell>
          <table:table-cell table:number-columns-repeated="2" office:value-type="float" office:value="482">
            <text:p>482</text:p>
          </table:table-cell>
          <table:table-cell office:value-type="float" office:value="939.828">
            <text:p>939.828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952.842607677441">
            <text:p>952.842607677441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40.562">
            <text:p>940.562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953.233121010604">
            <text:p>953.233121010604</text:p>
          </table:table-cell>
          <table:table-cell table:number-columns-repeated="2" office:value-type="float" office:value="474">
            <text:p>474</text:p>
          </table:table-cell>
          <table:table-cell office:value-type="float" office:value="941.296">
            <text:p>941.296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953.623584539685">
            <text:p>953.623584539685</text:p>
          </table:table-cell>
          <table:table-cell table:number-columns-repeated="2" office:value-type="float" office:value="520">
            <text:p>520</text:p>
          </table:table-cell>
          <table:table-cell office:value-type="float" office:value="942.03">
            <text:p>942.03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954.013998264686">
            <text:p>954.013998264686</text:p>
          </table:table-cell>
          <table:table-cell table:number-columns-repeated="2" office:value-type="float" office:value="496">
            <text:p>496</text:p>
          </table:table-cell>
          <table:table-cell office:value-type="float" office:value="942.764">
            <text:p>942.764</text:p>
          </table:table-cell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954.404362185606">
            <text:p>954.404362185606</text:p>
          </table:table-cell>
          <table:table-cell table:number-columns-repeated="2" office:value-type="float" office:value="489">
            <text:p>489</text:p>
          </table:table-cell>
          <table:table-cell office:value-type="float" office:value="943.497">
            <text:p>943.497</text:p>
          </table:table-cell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954.794676302444">
            <text:p>954.794676302444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44.23">
            <text:p>944.23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955.184940615202">
            <text:p>955.184940615202</text:p>
          </table:table-cell>
          <table:table-cell table:number-columns-repeated="2" office:value-type="float" office:value="490">
            <text:p>490</text:p>
          </table:table-cell>
          <table:table-cell office:value-type="float" office:value="944.963">
            <text:p>944.963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955.575155123878">
            <text:p>955.575155123878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45.695">
            <text:p>945.695</text:p>
          </table:table-cell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955.965319828473">
            <text:p>955.965319828473</text:p>
          </table:table-cell>
          <table:table-cell table:number-columns-repeated="2" office:value-type="float" office:value="488">
            <text:p>488</text:p>
          </table:table-cell>
          <table:table-cell office:value-type="float" office:value="946.427">
            <text:p>946.427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956.355434728987">
            <text:p>956.355434728987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47.159">
            <text:p>947.159</text:p>
          </table:table-cell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956.74549982542">
            <text:p>956.745499825420</text:p>
          </table:table-cell>
          <table:table-cell table:number-columns-repeated="2" office:value-type="float" office:value="482">
            <text:p>482</text:p>
          </table:table-cell>
          <table:table-cell office:value-type="float" office:value="947.891">
            <text:p>947.891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957.135515117773">
            <text:p>957.135515117773</text:p>
          </table:table-cell>
          <table:table-cell table:number-columns-repeated="2" office:value-type="float" office:value="470">
            <text:p>470</text:p>
          </table:table-cell>
          <table:table-cell office:value-type="float" office:value="948.622">
            <text:p>948.622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957.525480606043">
            <text:p>957.525480606043</text:p>
          </table:table-cell>
          <table:table-cell table:number-columns-repeated="2" office:value-type="float" office:value="481">
            <text:p>481</text:p>
          </table:table-cell>
          <table:table-cell office:value-type="float" office:value="949.353">
            <text:p>949.353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957.915396290233">
            <text:p>957.915396290233</text:p>
          </table:table-cell>
          <table:table-cell table:number-columns-repeated="2" office:value-type="float" office:value="482">
            <text:p>482</text:p>
          </table:table-cell>
          <table:table-cell office:value-type="float" office:value="950.084">
            <text:p>950.084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958.305262170342">
            <text:p>958.305262170342</text:p>
          </table:table-cell>
          <table:table-cell table:number-columns-repeated="2" office:value-type="float" office:value="466">
            <text:p>466</text:p>
          </table:table-cell>
          <table:table-cell office:value-type="float" office:value="950.814">
            <text:p>950.814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958.69507824637">
            <text:p>958.695078246370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51.544">
            <text:p>951.544</text:p>
          </table:table-cell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959.084844518316">
            <text:p>959.084844518316</text:p>
          </table:table-cell>
          <table:table-cell table:number-columns-repeated="2" office:value-type="float" office:value="474">
            <text:p>474</text:p>
          </table:table-cell>
          <table:table-cell office:value-type="float" office:value="952.274">
            <text:p>952.274</text:p>
          </table:table-cell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959.474560986182">
            <text:p>959.474560986182</text:p>
          </table:table-cell>
          <table:table-cell table:number-columns-repeated="2" office:value-type="float" office:value="481">
            <text:p>481</text:p>
          </table:table-cell>
          <table:table-cell office:value-type="float" office:value="953.003">
            <text:p>953.003</text:p>
          </table:table-cell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959.864227649966">
            <text:p>959.864227649966</text:p>
          </table:table-cell>
          <table:table-cell table:number-columns-repeated="2" office:value-type="float" office:value="474">
            <text:p>474</text:p>
          </table:table-cell>
          <table:table-cell office:value-type="float" office:value="953.733">
            <text:p>953.733</text:p>
          </table:table-cell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960.253844509669">
            <text:p>960.253844509669</text:p>
          </table:table-cell>
          <table:table-cell table:number-columns-repeated="2" office:value-type="float" office:value="489">
            <text:p>489</text:p>
          </table:table-cell>
          <table:table-cell office:value-type="float" office:value="954.462">
            <text:p>954.462</text:p>
          </table:table-cell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960.643411565292">
            <text:p>960.643411565292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55.19">
            <text:p>955.19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961.032928816833">
            <text:p>961.032928816833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55.919">
            <text:p>955.919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961.422396264293">
            <text:p>961.422396264293</text:p>
          </table:table-cell>
          <table:table-cell table:number-columns-repeated="2" office:value-type="float" office:value="481">
            <text:p>481</text:p>
          </table:table-cell>
          <table:table-cell office:value-type="float" office:value="956.647">
            <text:p>956.647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961.811813907672">
            <text:p>961.811813907672</text:p>
          </table:table-cell>
          <table:table-cell table:number-columns-repeated="2" office:value-type="float" office:value="486">
            <text:p>486</text:p>
          </table:table-cell>
          <table:table-cell office:value-type="float" office:value="957.375">
            <text:p>957.375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962.20118174697">
            <text:p>962.201181746970</text:p>
          </table:table-cell>
          <table:table-cell table:number-columns-repeated="2" office:value-type="float" office:value="475">
            <text:p>475</text:p>
          </table:table-cell>
          <table:table-cell office:value-type="float" office:value="958.102">
            <text:p>958.102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962.590499782186">
            <text:p>962.590499782186</text:p>
          </table:table-cell>
          <table:table-cell table:number-columns-repeated="2" office:value-type="float" office:value="468">
            <text:p>468</text:p>
          </table:table-cell>
          <table:table-cell office:value-type="float" office:value="958.829">
            <text:p>958.829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62.979768013322">
            <text:p>962.979768013322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59.556">
            <text:p>959.556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963.368986440377">
            <text:p>963.368986440377</text:p>
          </table:table-cell>
          <table:table-cell table:number-columns-repeated="2" office:value-type="float" office:value="481">
            <text:p>481</text:p>
          </table:table-cell>
          <table:table-cell office:value-type="float" office:value="960.283">
            <text:p>960.283</text:p>
          </table:table-cell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963.758155063351">
            <text:p>963.758155063351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61.009">
            <text:p>961.009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964.147273882243">
            <text:p>964.147273882243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61.735">
            <text:p>961.735</text:p>
          </table:table-cell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964.536342897055">
            <text:p>964.536342897055</text:p>
          </table:table-cell>
          <table:table-cell table:number-columns-repeated="2" office:value-type="float" office:value="489">
            <text:p>489</text:p>
          </table:table-cell>
          <table:table-cell office:value-type="float" office:value="962.461">
            <text:p>962.461</text:p>
          </table:table-cell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964.925362107785">
            <text:p>964.925362107785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63.187">
            <text:p>963.187</text:p>
          </table:table-cell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965.314331514434">
            <text:p>965.314331514434</text:p>
          </table:table-cell>
          <table:table-cell table:number-columns-repeated="2" office:value-type="float" office:value="492">
            <text:p>492</text:p>
          </table:table-cell>
          <table:table-cell office:value-type="float" office:value="963.912">
            <text:p>963.912</text:p>
          </table:table-cell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965.703251117002">
            <text:p>965.703251117002</text:p>
          </table:table-cell>
          <table:table-cell table:number-columns-repeated="2" office:value-type="float" office:value="486">
            <text:p>486</text:p>
          </table:table-cell>
          <table:table-cell office:value-type="float" office:value="964.637">
            <text:p>964.637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966.092120915489">
            <text:p>966.092120915489</text:p>
          </table:table-cell>
          <table:table-cell table:number-columns-repeated="2" office:value-type="float" office:value="495">
            <text:p>495</text:p>
          </table:table-cell>
          <table:table-cell office:value-type="float" office:value="965.361">
            <text:p>965.361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966.480940909895">
            <text:p>966.480940909895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66.086">
            <text:p>966.086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966.86971110022">
            <text:p>966.86971110022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966.81">
            <text:p>966.81</text:p>
          </table:table-cell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967.258431486464">
            <text:p>967.258431486464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67.533">
            <text:p>967.533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967.647102068626">
            <text:p>967.647102068626</text:p>
          </table:table-cell>
          <table:table-cell table:number-columns-repeated="2" office:value-type="float" office:value="482">
            <text:p>482</text:p>
          </table:table-cell>
          <table:table-cell office:value-type="float" office:value="968.257">
            <text:p>968.257</text:p>
          </table:table-cell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968.035722846708">
            <text:p>968.035722846708</text:p>
          </table:table-cell>
          <table:table-cell table:number-columns-repeated="2" office:value-type="float" office:value="505">
            <text:p>505</text:p>
          </table:table-cell>
          <table:table-cell office:value-type="float" office:value="968.98">
            <text:p>968.98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968.424293820709">
            <text:p>968.424293820709</text:p>
          </table:table-cell>
          <table:table-cell table:number-columns-repeated="2" office:value-type="float" office:value="493">
            <text:p>493</text:p>
          </table:table-cell>
          <table:table-cell office:value-type="float" office:value="969.703">
            <text:p>969.703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968.812814990628">
            <text:p>968.812814990628</text:p>
          </table:table-cell>
          <table:table-cell table:number-columns-repeated="2" office:value-type="float" office:value="471">
            <text:p>471</text:p>
          </table:table-cell>
          <table:table-cell office:value-type="float" office:value="970.426">
            <text:p>970.426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969.201286356467">
            <text:p>969.201286356467</text:p>
          </table:table-cell>
          <table:table-cell table:number-columns-repeated="2" office:value-type="float" office:value="493">
            <text:p>493</text:p>
          </table:table-cell>
          <table:table-cell office:value-type="float" office:value="971.148">
            <text:p>971.148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969.589707918224">
            <text:p>969.589707918224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71.87">
            <text:p>971.87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969.9780796759">
            <text:p>969.97807967590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972.592">
            <text:p>972.592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970.366401629495">
            <text:p>970.366401629495</text:p>
          </table:table-cell>
          <table:table-cell table:number-columns-repeated="2" office:value-type="float" office:value="473">
            <text:p>473</text:p>
          </table:table-cell>
          <table:table-cell office:value-type="float" office:value="973.313">
            <text:p>973.313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970.754673779009">
            <text:p>970.754673779009</text:p>
          </table:table-cell>
          <table:table-cell table:number-columns-repeated="2" office:value-type="float" office:value="459">
            <text:p>459</text:p>
          </table:table-cell>
          <table:table-cell office:value-type="float" office:value="974.034">
            <text:p>974.034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971.142896124443">
            <text:p>971.142896124443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74.755">
            <text:p>974.755</text:p>
          </table:table-cell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971.531068665795">
            <text:p>971.531068665795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75.476">
            <text:p>975.476</text:p>
          </table:table-cell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971.919191403065">
            <text:p>971.919191403065</text:p>
          </table:table-cell>
          <table:table-cell table:number-columns-repeated="2" office:value-type="float" office:value="493">
            <text:p>493</text:p>
          </table:table-cell>
          <table:table-cell office:value-type="float" office:value="976.196">
            <text:p>976.196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972.307264336255">
            <text:p>972.307264336255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76.916">
            <text:p>976.916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972.695287465363">
            <text:p>972.695287465363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77.636">
            <text:p>977.636</text:p>
          </table:table-cell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973.083260790391">
            <text:p>973.083260790391</text:p>
          </table:table-cell>
          <table:table-cell table:number-columns-repeated="2" office:value-type="float" office:value="488">
            <text:p>488</text:p>
          </table:table-cell>
          <table:table-cell office:value-type="float" office:value="978.355">
            <text:p>978.355</text:p>
          </table:table-cell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973.471184311338">
            <text:p>973.471184311338</text:p>
          </table:table-cell>
          <table:table-cell table:number-columns-repeated="2" office:value-type="float" office:value="493">
            <text:p>493</text:p>
          </table:table-cell>
          <table:table-cell office:value-type="float" office:value="979.074">
            <text:p>979.074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973.859058028203">
            <text:p>973.859058028203</text:p>
          </table:table-cell>
          <table:table-cell table:number-columns-repeated="2" office:value-type="float" office:value="485">
            <text:p>485</text:p>
          </table:table-cell>
          <table:table-cell office:value-type="float" office:value="979.793">
            <text:p>979.793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974.246881940987">
            <text:p>974.246881940987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80.511">
            <text:p>980.511</text:p>
          </table:table-cell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974.634656049691">
            <text:p>974.634656049691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81.23">
            <text:p>981.23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975.022380354313">
            <text:p>975.022380354313</text:p>
          </table:table-cell>
          <table:table-cell table:number-columns-repeated="2" office:value-type="float" office:value="470">
            <text:p>470</text:p>
          </table:table-cell>
          <table:table-cell office:value-type="float" office:value="981.948">
            <text:p>981.948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975.410054854854">
            <text:p>975.410054854854</text:p>
          </table:table-cell>
          <table:table-cell table:number-columns-repeated="2" office:value-type="float" office:value="476">
            <text:p>476</text:p>
          </table:table-cell>
          <table:table-cell office:value-type="float" office:value="982.665">
            <text:p>982.665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975.797679551314">
            <text:p>975.797679551314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83.383">
            <text:p>983.383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976.185254443693">
            <text:p>976.185254443693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84.1">
            <text:p>984.1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976.57277953199">
            <text:p>976.572779531990</text:p>
          </table:table-cell>
          <table:table-cell table:number-columns-repeated="2" office:value-type="float" office:value="477">
            <text:p>477</text:p>
          </table:table-cell>
          <table:table-cell office:value-type="float" office:value="984.817">
            <text:p>984.817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976.960254816207">
            <text:p>976.960254816207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85.533">
            <text:p>985.533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977.347680296343">
            <text:p>977.347680296343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86.249">
            <text:p>986.249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977.735055972397">
            <text:p>977.735055972397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86.965">
            <text:p>986.965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978.122381844371">
            <text:p>978.122381844371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87.681">
            <text:p>987.681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978.509657912263">
            <text:p>978.509657912263</text:p>
          </table:table-cell>
          <table:table-cell table:number-columns-repeated="2" office:value-type="float" office:value="497">
            <text:p>497</text:p>
          </table:table-cell>
          <table:table-cell office:value-type="float" office:value="988.396">
            <text:p>988.396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978.896884176075">
            <text:p>978.896884176075</text:p>
          </table:table-cell>
          <table:table-cell table:number-columns-repeated="2" office:value-type="float" office:value="496">
            <text:p>496</text:p>
          </table:table-cell>
          <table:table-cell office:value-type="float" office:value="989.111">
            <text:p>989.111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979.284060635805">
            <text:p>979.284060635805</text:p>
          </table:table-cell>
          <table:table-cell table:number-columns-repeated="2" office:value-type="float" office:value="485">
            <text:p>485</text:p>
          </table:table-cell>
          <table:table-cell office:value-type="float" office:value="989.826">
            <text:p>989.826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979.671187291454">
            <text:p>979.671187291454</text:p>
          </table:table-cell>
          <table:table-cell table:number-columns-repeated="2" office:value-type="float" office:value="487">
            <text:p>487</text:p>
          </table:table-cell>
          <table:table-cell office:value-type="float" office:value="990.541">
            <text:p>990.541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980.058264143022">
            <text:p>980.058264143022</text:p>
          </table:table-cell>
          <table:table-cell table:number-columns-repeated="2" office:value-type="float" office:value="484">
            <text:p>484</text:p>
          </table:table-cell>
          <table:table-cell office:value-type="float" office:value="991.255">
            <text:p>991.255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980.445291190509">
            <text:p>980.445291190509</text:p>
          </table:table-cell>
          <table:table-cell table:number-columns-repeated="2" office:value-type="float" office:value="478">
            <text:p>478</text:p>
          </table:table-cell>
          <table:table-cell office:value-type="float" office:value="991.969">
            <text:p>991.969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980.832268433915">
            <text:p>980.832268433915</text:p>
          </table:table-cell>
          <table:table-cell table:number-columns-repeated="2" office:value-type="float" office:value="477">
            <text:p>477</text:p>
          </table:table-cell>
          <table:table-cell office:value-type="float" office:value="992.682">
            <text:p>992.682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981.21919587324">
            <text:p>981.21919587324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993.396">
            <text:p>993.396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981.606073508483">
            <text:p>981.606073508483</text:p>
          </table:table-cell>
          <table:table-cell table:number-columns-repeated="2" office:value-type="float" office:value="483">
            <text:p>483</text:p>
          </table:table-cell>
          <table:table-cell office:value-type="float" office:value="994.109">
            <text:p>994.109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981.992901339646">
            <text:p>981.992901339646</text:p>
          </table:table-cell>
          <table:table-cell table:number-columns-repeated="2" office:value-type="float" office:value="480">
            <text:p>480</text:p>
          </table:table-cell>
          <table:table-cell office:value-type="float" office:value="994.822">
            <text:p>994.822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982.379679366728">
            <text:p>982.379679366728</text:p>
          </table:table-cell>
          <table:table-cell table:number-columns-repeated="2" office:value-type="float" office:value="482">
            <text:p>482</text:p>
          </table:table-cell>
          <table:table-cell office:value-type="float" office:value="995.534">
            <text:p>995.534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982.766407589728">
            <text:p>982.766407589728</text:p>
          </table:table-cell>
          <table:table-cell table:number-columns-repeated="2" office:value-type="float" office:value="474">
            <text:p>474</text:p>
          </table:table-cell>
          <table:table-cell office:value-type="float" office:value="996.246">
            <text:p>996.246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983.153086008647">
            <text:p>983.15308600864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996.958">
            <text:p>996.958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983.539714623486">
            <text:p>983.539714623486</text:p>
          </table:table-cell>
          <table:table-cell table:number-columns-repeated="2" office:value-type="float" office:value="498">
            <text:p>498</text:p>
          </table:table-cell>
          <table:table-cell office:value-type="float" office:value="997.67">
            <text:p>997.67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983.926293434243">
            <text:p>983.926293434243</text:p>
          </table:table-cell>
          <table:table-cell table:number-columns-repeated="2" office:value-type="float" office:value="488">
            <text:p>488</text:p>
          </table:table-cell>
          <table:table-cell office:value-type="float" office:value="998.381">
            <text:p>998.381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984.312822440919">
            <text:p>984.312822440919</text:p>
          </table:table-cell>
          <table:table-cell table:number-columns-repeated="2" office:value-type="float" office:value="492">
            <text:p>492</text:p>
          </table:table-cell>
          <table:table-cell office:value-type="float" office:value="999.092">
            <text:p>999.092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984.699301643514">
            <text:p>984.699301643514</text:p>
          </table:table-cell>
          <table:table-cell table:number-columns-repeated="2" office:value-type="float" office:value="495">
            <text:p>495</text:p>
          </table:table-cell>
          <table:table-cell office:value-type="float" office:value="999.803">
            <text:p>999.803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985.085731042028">
            <text:p>985.085731042028</text:p>
          </table:table-cell>
          <table:table-cell table:number-columns-repeated="2" office:value-type="float" office:value="472">
            <text:p>472</text:p>
          </table:table-cell>
          <table:table-cell office:value-type="float" office:value="1000.513">
            <text:p>1000.513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985.472110636461">
            <text:p>985.472110636461</text:p>
          </table:table-cell>
          <table:table-cell table:number-columns-repeated="2" office:value-type="float" office:value="472">
            <text:p>472</text:p>
          </table:table-cell>
          <table:table-cell office:value-type="float" office:value="1001.223">
            <text:p>1001.223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985.858440426813">
            <text:p>985.858440426813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001.933">
            <text:p>1001.933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86.244720413083">
            <text:p>986.244720413083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02.643">
            <text:p>1002.643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86.630950595273">
            <text:p>986.630950595273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003.352">
            <text:p>1003.352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987.017130973381">
            <text:p>987.017130973381</text:p>
          </table:table-cell>
          <table:table-cell table:number-columns-repeated="2" office:value-type="float" office:value="484">
            <text:p>484</text:p>
          </table:table-cell>
          <table:table-cell office:value-type="float" office:value="1004.061">
            <text:p>1004.061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87.403261547409">
            <text:p>987.403261547409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04.77">
            <text:p>1004.77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987.789342317355">
            <text:p>987.789342317355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005.478">
            <text:p>1005.478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988.175373283221">
            <text:p>988.175373283221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06.186">
            <text:p>1006.186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988.561354445005">
            <text:p>988.561354445005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006.894">
            <text:p>1006.894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988.947285802708">
            <text:p>988.947285802708</text:p>
          </table:table-cell>
          <table:table-cell table:number-columns-repeated="2" office:value-type="float" office:value="487">
            <text:p>487</text:p>
          </table:table-cell>
          <table:table-cell office:value-type="float" office:value="1007.602">
            <text:p>1007.602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989.33316735633">
            <text:p>989.33316735633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08.309">
            <text:p>1008.309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989.718999105871">
            <text:p>989.718999105871</text:p>
          </table:table-cell>
          <table:table-cell table:number-columns-repeated="2" office:value-type="float" office:value="492">
            <text:p>492</text:p>
          </table:table-cell>
          <table:table-cell office:value-type="float" office:value="1009.016">
            <text:p>1009.016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90.104781051331">
            <text:p>990.104781051331</text:p>
          </table:table-cell>
          <table:table-cell table:number-columns-repeated="2" office:value-type="float" office:value="484">
            <text:p>484</text:p>
          </table:table-cell>
          <table:table-cell office:value-type="float" office:value="1009.723">
            <text:p>1009.723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990.49051319271">
            <text:p>990.49051319271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10.429">
            <text:p>1010.429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990.876195530007">
            <text:p>990.876195530007</text:p>
          </table:table-cell>
          <table:table-cell table:number-columns-repeated="2" office:value-type="float" office:value="489">
            <text:p>489</text:p>
          </table:table-cell>
          <table:table-cell office:value-type="float" office:value="1011.135">
            <text:p>1011.13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991.261828063224">
            <text:p>991.261828063224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11.841">
            <text:p>1011.841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91.64741079236">
            <text:p>991.64741079236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12.547">
            <text:p>1012.547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92.032943717414">
            <text:p>992.032943717414</text:p>
          </table:table-cell>
          <table:table-cell table:number-columns-repeated="2" office:value-type="float" office:value="467">
            <text:p>467</text:p>
          </table:table-cell>
          <table:table-cell office:value-type="float" office:value="1013.252">
            <text:p>1013.252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92.418426838387">
            <text:p>992.418426838387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13.957">
            <text:p>1013.95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992.80386015528">
            <text:p>992.803860155280</text:p>
          </table:table-cell>
          <table:table-cell table:number-columns-repeated="2" office:value-type="float" office:value="488">
            <text:p>488</text:p>
          </table:table-cell>
          <table:table-cell office:value-type="float" office:value="1014.661">
            <text:p>1014.661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93.189243668091">
            <text:p>993.189243668091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15.366">
            <text:p>1015.366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993.574577376821">
            <text:p>993.574577376821</text:p>
          </table:table-cell>
          <table:table-cell table:number-columns-repeated="2" office:value-type="float" office:value="489">
            <text:p>489</text:p>
          </table:table-cell>
          <table:table-cell office:value-type="float" office:value="1016.07">
            <text:p>1016.07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93.95986128147">
            <text:p>993.95986128147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16.774">
            <text:p>1016.774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994.345095382038">
            <text:p>994.345095382038</text:p>
          </table:table-cell>
          <table:table-cell table:number-columns-repeated="2" office:value-type="float" office:value="499">
            <text:p>499</text:p>
          </table:table-cell>
          <table:table-cell office:value-type="float" office:value="1017.477">
            <text:p>1017.477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994.730279678525">
            <text:p>994.730279678525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18.18">
            <text:p>1018.1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95.11541417093">
            <text:p>995.115414170930</text:p>
          </table:table-cell>
          <table:table-cell table:number-columns-repeated="2" office:value-type="float" office:value="484">
            <text:p>484</text:p>
          </table:table-cell>
          <table:table-cell office:value-type="float" office:value="1018.883">
            <text:p>1018.883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95.500498859255">
            <text:p>995.500498859255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19.586">
            <text:p>1019.586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95.885533743499">
            <text:p>995.885533743499</text:p>
          </table:table-cell>
          <table:table-cell table:number-columns-repeated="2" office:value-type="float" office:value="474">
            <text:p>474</text:p>
          </table:table-cell>
          <table:table-cell office:value-type="float" office:value="1020.288">
            <text:p>1020.288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96.270518823661">
            <text:p>996.270518823661</text:p>
          </table:table-cell>
          <table:table-cell table:number-columns-repeated="2" office:value-type="float" office:value="491">
            <text:p>491</text:p>
          </table:table-cell>
          <table:table-cell office:value-type="float" office:value="1020.99">
            <text:p>1020.99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96.655454099743">
            <text:p>996.655454099743</text:p>
          </table:table-cell>
          <table:table-cell table:number-columns-repeated="2" office:value-type="float" office:value="498">
            <text:p>498</text:p>
          </table:table-cell>
          <table:table-cell office:value-type="float" office:value="1021.692">
            <text:p>1021.69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97.040339571743">
            <text:p>997.040339571743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22.394">
            <text:p>1022.39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97.425175239662">
            <text:p>997.425175239662</text:p>
          </table:table-cell>
          <table:table-cell table:number-columns-repeated="2" office:value-type="float" office:value="495">
            <text:p>495</text:p>
          </table:table-cell>
          <table:table-cell office:value-type="float" office:value="1023.095">
            <text:p>1023.09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97.809961103501">
            <text:p>997.809961103501</text:p>
          </table:table-cell>
          <table:table-cell table:number-columns-repeated="2" office:value-type="float" office:value="506">
            <text:p>506</text:p>
          </table:table-cell>
          <table:table-cell office:value-type="float" office:value="1023.796">
            <text:p>1023.796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98.194697163258">
            <text:p>998.194697163258</text:p>
          </table:table-cell>
          <table:table-cell table:number-columns-repeated="2" office:value-type="float" office:value="497">
            <text:p>497</text:p>
          </table:table-cell>
          <table:table-cell office:value-type="float" office:value="1024.496">
            <text:p>1024.496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98.579383418934">
            <text:p>998.579383418934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25.197">
            <text:p>1025.197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98.964019870529">
            <text:p>998.964019870529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025.897">
            <text:p>1025.897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99.348606518043">
            <text:p>999.348606518043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26.596">
            <text:p>1026.596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99.733143361475">
            <text:p>999.733143361475</text:p>
          </table:table-cell>
          <table:table-cell table:number-columns-repeated="2" office:value-type="float" office:value="487">
            <text:p>487</text:p>
          </table:table-cell>
          <table:table-cell office:value-type="float" office:value="1027.296">
            <text:p>1027.296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00.11763040083">
            <text:p>1000.117630400830</text:p>
          </table:table-cell>
          <table:table-cell table:number-columns-repeated="2" office:value-type="float" office:value="482">
            <text:p>482</text:p>
          </table:table-cell>
          <table:table-cell office:value-type="float" office:value="1027.995">
            <text:p>1027.99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00.5020676361">
            <text:p>1000.50206763610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1028.694">
            <text:p>1028.69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00.88645506729">
            <text:p>1000.88645506729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1029.393">
            <text:p>1029.393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01.2707926944">
            <text:p>1001.27079269440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030.091">
            <text:p>1030.09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01.65508051742">
            <text:p>1001.655080517420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30.789">
            <text:p>1030.78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02.03931853637">
            <text:p>1002.039318536370</text:p>
          </table:table-cell>
          <table:table-cell table:number-columns-repeated="2" office:value-type="float" office:value="487">
            <text:p>487</text:p>
          </table:table-cell>
          <table:table-cell office:value-type="float" office:value="1031.487">
            <text:p>1031.48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002.42350675123">
            <text:p>1002.423506751230</text:p>
          </table:table-cell>
          <table:table-cell table:number-columns-repeated="2" office:value-type="float" office:value="494">
            <text:p>494</text:p>
          </table:table-cell>
          <table:table-cell office:value-type="float" office:value="1032.184">
            <text:p>1032.184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002.80764516202">
            <text:p>1002.80764516202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32.881">
            <text:p>1032.88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003.19173376872">
            <text:p>1003.191733768720</text:p>
          </table:table-cell>
          <table:table-cell table:number-columns-repeated="2" office:value-type="float" office:value="485">
            <text:p>485</text:p>
          </table:table-cell>
          <table:table-cell office:value-type="float" office:value="1033.578">
            <text:p>1033.578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03.57577257134">
            <text:p>1003.575772571340</text:p>
          </table:table-cell>
          <table:table-cell table:number-columns-repeated="2" office:value-type="float" office:value="487">
            <text:p>487</text:p>
          </table:table-cell>
          <table:table-cell office:value-type="float" office:value="1034.275">
            <text:p>1034.27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003.95976156988">
            <text:p>1003.959761569880</text:p>
          </table:table-cell>
          <table:table-cell table:number-columns-repeated="2" office:value-type="float" office:value="508">
            <text:p>508</text:p>
          </table:table-cell>
          <table:table-cell office:value-type="float" office:value="1034.971">
            <text:p>1034.971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004.34370076434">
            <text:p>1004.34370076434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35.667">
            <text:p>1035.66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04.72759015472">
            <text:p>1004.72759015472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1036.363">
            <text:p>1036.36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05.11142974102">
            <text:p>1005.11142974102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1037.058">
            <text:p>1037.058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05.49521952324">
            <text:p>1005.49521952324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37.753">
            <text:p>1037.75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05.87895950137">
            <text:p>1005.878959501370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038.448">
            <text:p>1038.44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06.26264967543">
            <text:p>1006.262649675430</text:p>
          </table:table-cell>
          <table:table-cell table:number-columns-repeated="2" office:value-type="float" office:value="489">
            <text:p>489</text:p>
          </table:table-cell>
          <table:table-cell office:value-type="float" office:value="1039.142">
            <text:p>1039.14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06.6462900454">
            <text:p>1006.64629004540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39.837">
            <text:p>1039.83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07.02988061129">
            <text:p>1007.029880611290</text:p>
          </table:table-cell>
          <table:table-cell table:number-columns-repeated="2" office:value-type="float" office:value="490">
            <text:p>490</text:p>
          </table:table-cell>
          <table:table-cell office:value-type="float" office:value="1040.531">
            <text:p>1040.53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07.4134213731">
            <text:p>1007.41342137310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41.224">
            <text:p>1041.22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007.79691233083">
            <text:p>1007.79691233083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041.918">
            <text:p>1041.918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08.18035348448">
            <text:p>1008.180353484480</text:p>
          </table:table-cell>
          <table:table-cell table:number-columns-repeated="2" office:value-type="float" office:value="466">
            <text:p>466</text:p>
          </table:table-cell>
          <table:table-cell office:value-type="float" office:value="1042.611">
            <text:p>1042.611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08.56374483405">
            <text:p>1008.563744834050</text:p>
          </table:table-cell>
          <table:table-cell table:number-columns-repeated="2" office:value-type="float" office:value="477">
            <text:p>477</text:p>
          </table:table-cell>
          <table:table-cell office:value-type="float" office:value="1043.304">
            <text:p>1043.30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008.94708637954">
            <text:p>1008.94708637954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43.996">
            <text:p>1043.99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09.33037812094">
            <text:p>1009.33037812094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44.688">
            <text:p>1044.688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009.71362005827">
            <text:p>1009.713620058270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045.38">
            <text:p>1045.3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010.09681219151">
            <text:p>1010.096812191510</text:p>
          </table:table-cell>
          <table:table-cell table:number-columns-repeated="2" office:value-type="float" office:value="467">
            <text:p>467</text:p>
          </table:table-cell>
          <table:table-cell office:value-type="float" office:value="1046.072">
            <text:p>1046.07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010.47995452067">
            <text:p>1010.479954520670</text:p>
          </table:table-cell>
          <table:table-cell table:number-columns-repeated="2" office:value-type="float" office:value="487">
            <text:p>487</text:p>
          </table:table-cell>
          <table:table-cell office:value-type="float" office:value="1046.763">
            <text:p>1046.763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010.86304704575">
            <text:p>1010.863047045750</text:p>
          </table:table-cell>
          <table:table-cell table:number-columns-repeated="2" office:value-type="float" office:value="488">
            <text:p>488</text:p>
          </table:table-cell>
          <table:table-cell office:value-type="float" office:value="1047.454">
            <text:p>1047.45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1011.24608976675">
            <text:p>1011.246089766750</text:p>
          </table:table-cell>
          <table:table-cell table:number-columns-repeated="2" office:value-type="float" office:value="471">
            <text:p>471</text:p>
          </table:table-cell>
          <table:table-cell office:value-type="float" office:value="1048.145">
            <text:p>1048.145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011.62908268367">
            <text:p>1011.629082683670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48.836">
            <text:p>1048.836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012.01202579651">
            <text:p>1012.01202579651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49.526">
            <text:p>1049.526</text:p>
          </table:table-cell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012.39491910527">
            <text:p>1012.39491910527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50.216">
            <text:p>1050.216</text:p>
          </table:table-cell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012.77776260995">
            <text:p>1012.777762609950</text:p>
          </table:table-cell>
          <table:table-cell table:number-columns-repeated="2" office:value-type="float" office:value="492">
            <text:p>492</text:p>
          </table:table-cell>
          <table:table-cell office:value-type="float" office:value="1050.905">
            <text:p>1050.905</text:p>
          </table:table-cell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13.16055631054">
            <text:p>1013.16055631054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51.595">
            <text:p>1051.595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013.54330020705">
            <text:p>1013.54330020705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52.284">
            <text:p>1052.28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013.92599429949">
            <text:p>1013.925994299490</text:p>
          </table:table-cell>
          <table:table-cell table:number-columns-repeated="2" office:value-type="float" office:value="486">
            <text:p>486</text:p>
          </table:table-cell>
          <table:table-cell office:value-type="float" office:value="1052.973">
            <text:p>1052.973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1014.30863858784">
            <text:p>1014.308638587840</text:p>
          </table:table-cell>
          <table:table-cell table:number-columns-repeated="2" office:value-type="float" office:value="478">
            <text:p>478</text:p>
          </table:table-cell>
          <table:table-cell office:value-type="float" office:value="1053.661">
            <text:p>1053.661</text:p>
          </table:table-cell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014.69123307211">
            <text:p>1014.69123307211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1054.349">
            <text:p>1054.349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015.0737777523">
            <text:p>1015.07377775230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55.037">
            <text:p>1055.037</text:p>
          </table:table-cell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1015.45627262841">
            <text:p>1015.45627262841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1055.725">
            <text:p>1055.725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1015.83871770043">
            <text:p>1015.838717700430</text:p>
          </table:table-cell>
          <table:table-cell table:number-columns-repeated="2" office:value-type="float" office:value="501">
            <text:p>501</text:p>
          </table:table-cell>
          <table:table-cell office:value-type="float" office:value="1056.412">
            <text:p>1056.412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1016.22111296838">
            <text:p>1016.221112968380</text:p>
          </table:table-cell>
          <table:table-cell table:number-columns-repeated="2" office:value-type="float" office:value="493">
            <text:p>493</text:p>
          </table:table-cell>
          <table:table-cell office:value-type="float" office:value="1057.099">
            <text:p>1057.099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1016.60345843224">
            <text:p>1016.60345843224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57.786">
            <text:p>1057.786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016.98575409203">
            <text:p>1016.985754092030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58.472">
            <text:p>1058.472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1017.36799994773">
            <text:p>1017.367999947730</text:p>
          </table:table-cell>
          <table:table-cell table:number-columns-repeated="2" office:value-type="float" office:value="496">
            <text:p>496</text:p>
          </table:table-cell>
          <table:table-cell office:value-type="float" office:value="1059.158">
            <text:p>1059.158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017.75019599935">
            <text:p>1017.750195999350</text:p>
          </table:table-cell>
          <table:table-cell table:number-columns-repeated="2" office:value-type="float" office:value="487">
            <text:p>487</text:p>
          </table:table-cell>
          <table:table-cell office:value-type="float" office:value="1059.844">
            <text:p>1059.844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1018.13234224689">
            <text:p>1018.132342246890</text:p>
          </table:table-cell>
          <table:table-cell table:number-columns-repeated="2" office:value-type="float" office:value="472">
            <text:p>472</text:p>
          </table:table-cell>
          <table:table-cell office:value-type="float" office:value="1060.53">
            <text:p>1060.53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1018.51443869035">
            <text:p>1018.51443869035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061.215">
            <text:p>1061.215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018.89648532973">
            <text:p>1018.896485329730</text:p>
          </table:table-cell>
          <table:table-cell table:number-columns-repeated="2" office:value-type="float" office:value="477">
            <text:p>477</text:p>
          </table:table-cell>
          <table:table-cell office:value-type="float" office:value="1061.9">
            <text:p>1061.9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019.27848216503">
            <text:p>1019.27848216503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062.585">
            <text:p>1062.585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1019.66042919625">
            <text:p>1019.660429196250</text:p>
          </table:table-cell>
          <table:table-cell table:number-columns-repeated="2" office:value-type="float" office:value="475">
            <text:p>475</text:p>
          </table:table-cell>
          <table:table-cell office:value-type="float" office:value="1063.269">
            <text:p>1063.269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020.04232642338">
            <text:p>1020.042326423380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63.953">
            <text:p>1063.953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1020.42417384644">
            <text:p>1020.424173846440</text:p>
          </table:table-cell>
          <table:table-cell table:number-columns-repeated="2" office:value-type="float" office:value="483">
            <text:p>483</text:p>
          </table:table-cell>
          <table:table-cell office:value-type="float" office:value="1064.637">
            <text:p>1064.637</text:p>
          </table:table-cell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1020.80597146541">
            <text:p>1020.805971465410</text:p>
          </table:table-cell>
          <table:table-cell table:number-columns-repeated="2" office:value-type="float" office:value="477">
            <text:p>477</text:p>
          </table:table-cell>
          <table:table-cell office:value-type="float" office:value="1065.321">
            <text:p>1065.321</text:p>
          </table:table-cell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1021.1877192803">
            <text:p>1021.187719280300</text:p>
          </table:table-cell>
          <table:table-cell table:number-columns-repeated="2" office:value-type="float" office:value="479">
            <text:p>479</text:p>
          </table:table-cell>
          <table:table-cell office:value-type="float" office:value="1066.004">
            <text:p>1066.004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1021.56941729111">
            <text:p>1021.569417291110</text:p>
          </table:table-cell>
          <table:table-cell table:number-columns-repeated="2" office:value-type="float" office:value="484">
            <text:p>484</text:p>
          </table:table-cell>
          <table:table-cell office:value-type="float" office:value="1066.687">
            <text:p>1066.687</text:p>
          </table:table-cell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1021.95106549784">
            <text:p>1021.951065497840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67.37">
            <text:p>1067.37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1022.33266390049">
            <text:p>1022.332663900490</text:p>
          </table:table-cell>
          <table:table-cell table:number-columns-repeated="2" office:value-type="float" office:value="466">
            <text:p>466</text:p>
          </table:table-cell>
          <table:table-cell office:value-type="float" office:value="1068.052">
            <text:p>1068.052</text:p>
          </table:table-cell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1022.71421249906">
            <text:p>1022.714212499060</text:p>
          </table:table-cell>
          <table:table-cell table:number-columns-repeated="2" office:value-type="float" office:value="477">
            <text:p>477</text:p>
          </table:table-cell>
          <table:table-cell office:value-type="float" office:value="1068.734">
            <text:p>1068.734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23.09571129355">
            <text:p>1023.095711293550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069.416">
            <text:p>1069.416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1023.47716028395">
            <text:p>1023.477160283950</text:p>
          </table:table-cell>
          <table:table-cell table:number-columns-repeated="2" office:value-type="float" office:value="470">
            <text:p>470</text:p>
          </table:table-cell>
          <table:table-cell office:value-type="float" office:value="1070.097">
            <text:p>1070.097</text:p>
          </table:table-cell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1023.85855947028">
            <text:p>1023.858559470280</text:p>
          </table:table-cell>
          <table:table-cell table:number-columns-repeated="2" office:value-type="float" office:value="480">
            <text:p>480</text:p>
          </table:table-cell>
          <table:table-cell office:value-type="float" office:value="1070.779">
            <text:p>1070.779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1024.23990885252">
            <text:p>1024.23990885252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1071.46">
            <text:p>1071.46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1024.62120843068">
            <text:p>1024.62120843068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1072.14">
            <text:p>1072.14</text:p>
          </table:table-cell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1025.00245820476">
            <text:p>1025.002458204760</text:p>
          </table:table-cell>
          <table:table-cell table:number-columns-repeated="2" office:value-type="float" office:value="476">
            <text:p>476</text:p>
          </table:table-cell>
          <table:table-cell office:value-type="float" office:value="1072.821">
            <text:p>1072.821</text:p>
          </table:table-cell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1025.38365817476">
            <text:p>1025.38365817476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1073.501">
            <text:p>1073.501</text:p>
          </table:table-cell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1025.76480834068">
            <text:p>1025.764808340680</text:p>
          </table:table-cell>
          <table:table-cell table:number-columns-repeated="2" office:value-type="float" office:value="453">
            <text:p>453</text:p>
          </table:table-cell>
          <table:table-cell office:value-type="float" office:value="1074.181">
            <text:p>1074.181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1026.14590870252">
            <text:p>1026.145908702520</text:p>
          </table:table-cell>
          <table:table-cell table:number-columns-repeated="2" office:value-type="float" office:value="471">
            <text:p>471</text:p>
          </table:table-cell>
          <table:table-cell office:value-type="float" office:value="1074.86">
            <text:p>1074.86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026.52695926028">
            <text:p>1026.526959260280</text:p>
          </table:table-cell>
          <table:table-cell table:number-columns-repeated="2" office:value-type="float" office:value="473">
            <text:p>473</text:p>
          </table:table-cell>
          <table:table-cell office:value-type="float" office:value="1075.539">
            <text:p>1075.539</text:p>
          </table:table-cell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1026.90796001395">
            <text:p>1026.907960013950</text:p>
          </table:table-cell>
          <table:table-cell table:number-columns-repeated="2" office:value-type="float" office:value="472">
            <text:p>472</text:p>
          </table:table-cell>
          <table:table-cell office:value-type="float" office:value="1076.218">
            <text:p>1076.218</text:p>
          </table:table-cell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1027.28891096355">
            <text:p>1027.288910963550</text:p>
          </table:table-cell>
          <table:table-cell table:number-columns-repeated="2" office:value-type="float" office:value="448">
            <text:p>448</text:p>
          </table:table-cell>
          <table:table-cell office:value-type="float" office:value="1076.897">
            <text:p>1076.897</text:p>
          </table:table-cell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1027.66981210906">
            <text:p>1027.669812109060</text:p>
          </table:table-cell>
          <table:table-cell table:number-columns-repeated="2" office:value-type="float" office:value="457">
            <text:p>457</text:p>
          </table:table-cell>
          <table:table-cell office:value-type="float" office:value="1077.575">
            <text:p>1077.575</text:p>
          </table:table-cell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1028.05066345049">
            <text:p>1028.050663450490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078.253">
            <text:p>1078.253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1028.43146498785">
            <text:p>1028.431464987850</text:p>
          </table:table-cell>
          <table:table-cell table:number-columns-repeated="2" office:value-type="float" office:value="471">
            <text:p>471</text:p>
          </table:table-cell>
          <table:table-cell office:value-type="float" office:value="1078.931">
            <text:p>1078.931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1028.81221672112">
            <text:p>1028.81221672112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1079.608">
            <text:p>1079.608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1029.1929186503">
            <text:p>1029.192918650300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080.286">
            <text:p>1080.286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1029.57357077541">
            <text:p>1029.573570775410</text:p>
          </table:table-cell>
          <table:table-cell table:number-columns-repeated="2" office:value-type="float" office:value="72">
            <text:p>72</text:p>
          </table:table-cell>
          <table:table-cell office:value-type="float" office:value="1080.963">
            <text:p>1080.963</text:p>
          </table:table-cell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1029.95417309644">
            <text:p>1029.95417309644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81.639">
            <text:p>1081.639</text:p>
          </table:table-cell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1030.33472561339">
            <text:p>1030.334725613390</text:p>
          </table:table-cell>
          <table:table-cell table:number-columns-repeated="2" office:value-type="float" office:value="49">
            <text:p>49</text:p>
          </table:table-cell>
          <table:table-cell office:value-type="float" office:value="1082.315">
            <text:p>1082.3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19">
      <number:number number:decimal-places="13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8" number:min-integer-digits="1"/>
    </number:number-style>
    <number:number-style style:name="N122">
      <number:number number:decimal-places="2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11/25/2015</text:date>, <text:time>15:3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1:01:35.40</meta:creation-date>
    <meta:generator>OpenOffice/4.1.1$Win32 OpenOffice.org_project/411m6$Build-9775</meta:generator>
    <dc:date>2015-11-25T15:32:59.80</dc:date>
    <meta:editing-duration>PT14M49S</meta:editing-duration>
    <meta:editing-cycles>11</meta:editing-cycles>
    <meta:document-statistic meta:table-count="3" meta:cell-count="103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0">
      <number:number number:decimal-places="1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Sheet1.B660:Sheet1.C678" svg:x="0.77cm" svg:y="0.855cm" svg:width="11.738cm" svg:height="7.545cm">
          <chartooo:coordinate-region svg:x="2.212cm" svg:y="1.068cm" svg:width="8.852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660:Sheet1.C678" chart:class="chart:scatter">
            <chart:domain table:cell-range-address="Sheet1.B660:Sheet1.B67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1.577637106365">
                <text:p>441.577637106365</text:p>
                <draw:g>
                  <svg:desc>Sheet1.B660:Sheet1.B678</svg:desc>
                </draw:g>
              </table:table-cell>
              <table:table-cell office:value-type="float" office:value="953">
                <text:p>953</text:p>
                <draw:g>
                  <svg:desc>Sheet1.C660:Sheet1.C6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2.028662398044">
                <text:p>442.0286623980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2.479637885643">
                <text:p>442.479637885643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2.930563569161">
                <text:p>442.930563569161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3.381439448597">
                <text:p>443.381439448597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.832265523952">
                <text:p>443.832265523952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.283041795227">
                <text:p>444.283041795227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.73376826242">
                <text:p>444.73376826242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.184444925532">
                <text:p>445.184444925532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5.635071784563">
                <text:p>445.635071784563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.085648839513">
                <text:p>446.085648839513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.536176090382">
                <text:p>446.536176090382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6.986653537169">
                <text:p>446.98665353716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7.437081179876">
                <text:p>447.437081179876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.887459018501">
                <text:p>447.887459018501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.337787053046">
                <text:p>448.337787053046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.788065283509">
                <text:p>448.78806528350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9.238293709892">
                <text:p>449.238293709892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9.688472332193">
                <text:p>449.688472332193</text:p>
              </table:table-cell>
              <table:table-cell office:value-type="float" office:value="984">
                <text:p>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